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73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297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0.51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6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30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32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Categoria_20_da_20_tabela_20_dinâmica" style:data-style-name="N0">
      <style:table-cell-properties fo:border="0.99pt solid #000000"/>
    </style:style>
    <style:style style:name="ce34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Título_20_da_20_tabela_20_dinâmica" style:data-style-name="N0">
      <style:table-cell-properties fo:border-bottom="2.01pt solid #000000" fo:border-left="none" fo:border-right="none" fo:border-top="0.99pt solid #000000"/>
    </style:style>
    <style:style style:name="ce38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Valor_20_da_20_tabela_20_dinâmica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Valor_20_da_20_tabela_20_dinâmica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Valor_20_da_20_tabela_20_dinâmica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Valor_20_da_20_tabela_20_dinâmica">
      <style:table-cell-properties fo:border-bottom="none" fo:border-left="0.99pt solid #000000" fo:border-right="2.01pt solid #000000" fo:border-top="none"/>
    </style:style>
    <style:style style:name="ce43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Campo_20_da_20_tabela_20_dinâmica">
      <style:table-cell-properties fo:border="0.06pt solid #000000"/>
    </style:style>
    <style:style style:name="ce45" style:family="table-cell" style:parent-style-name="Categoria_20_da_20_tabela_20_dinâmica" style:data-style-name="N0">
      <style:table-cell-properties fo:border="0.06pt solid #000000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Canto_20_da_20_tabela_20_dinâmica">
      <style:table-cell-properties fo:border="0.06pt solid #000000"/>
    </style:style>
    <style:style style:name="ce48" style:family="table-cell" style:parent-style-name="Valor_20_da_20_tabela_20_dinâmica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nks_com_ordenacoes_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101repo</text:p>
          </table:table-cell>
          <table:table-cell office:value-type="string" calcext:value-type="string">
            <text:p><text:s/>EmpComparator.java</text:p>
          </table:table-cell>
          <table:table-cell office:value-type="string" calcext:value-type="string">
            <text:p><text:s/>public int compare(EmployeeItem o1, EmployeeItem o2) {</text:p>
          </table:table-cell>
        </table:table-row>
        <table:table-row table:style-name="ro1">
          <table:table-cell office:value-type="string" calcext:value-type="string">
            <text:p>2way-sql-parser</text:p>
          </table:table-cell>
          <table:table-cell office:value-type="string" calcext:value-type="string">
            <text:p><text:s/>ClioneSQLTest.java</text:p>
          </table:table-cell>
          <table:table-cell office:value-type="string" calcext:value-type="string">
            <text:p><text:s text:c="9"/>assertThat(join(sql), is("select * employee"));</text:p>
          </table:table-cell>
        </table:table-row>
        <table:table-row table:style-name="ro1">
          <table:table-cell office:value-type="string" calcext:value-type="string">
            <text:p>2way-sql-parser</text:p>
          </table:table-cell>
          <table:table-cell office:value-type="string" calcext:value-type="string">
            <text:p><text:s/>DomaTest.java</text:p>
          </table:table-cell>
          <table:table-cell office:value-type="string" calcext:value-type="string">
            <text:p><text:s text:c="9"/>assertThat(result.sql, is("select * employee"));</text:p>
          </table:table-cell>
        </table:table-row>
        <table:table-row table:style-name="ro1">
          <table:table-cell office:value-type="string" calcext:value-type="string">
            <text:p>2way-sql-parser</text:p>
          </table:table-cell>
          <table:table-cell office:value-type="string" calcext:value-type="string">
            <text:p><text:s/>MirageTest.java</text:p>
          </table:table-cell>
          <table:table-cell office:value-type="string" calcext:value-type="string">
            <text:p><text:s text:c="9"/>assertThat(ctx.getSql(), is("select * employee"));</text:p>
          </table:table-cell>
        </table:table-row>
        <table:table-row table:style-name="ro1">
          <table:table-cell office:value-type="string" calcext:value-type="string">
            <text:p>360-Engine-for-Android</text:p>
          </table:table-cell>
          <table:table-cell office:value-type="string" calcext:value-type="string">
            <text:p><text:s/>GroupsTableTest.java</text:p>
          </table:table-cell>
          <table:table-cell office:value-type="string" calcext:value-type="string">
            <text:p><text:s/>&amp;&amp; gi1.mUserId.compareTo(gi2.mUserId) != 0) {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29"/>if( s.userSaves[i].uName.compareTo(d.uName) == 0 ) {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puzzleSelectorFrame.java</text:p>
          </table:table-cell>
          <table:table-cell office:value-type="string" calcext:value-type="string">
            <text:p><text:s text:c="25"/>if( lookfor.compareTo(s.userSaves[i].uSaveName) == 0 ) {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puzzleSelectorFrame.java</text:p>
          </table:table-cell>
          <table:table-cell office:value-type="string" calcext:value-type="string">
            <text:p><text:s text:c="17"/>if( s.userSaves[i].uName.compareTo(d.uName) == 0 ) {</text:p>
          </table:table-cell>
        </table:table-row>
        <table:table-row table:style-name="ro1">
          <table:table-cell office:value-type="string" calcext:value-type="string">
            <text:p>64pixels</text:p>
          </table:table-cell>
          <table:table-cell office:value-type="string" calcext:value-type="string">
            <text:p><text:s/>CraftrServer.java</text:p>
          </table:table-cell>
          <table:table-cell office:value-type="string" calcext:value-type="string">
            <text:p><text:s/>int t = clients[i].nick.toLowerCase().compareTo(nick.toLowerCase());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MemoScreen.java</text:p>
          </table:table-cell>
          <table:table-cell office:value-type="string" calcext:value-type="string">
            <text:p><text:s text:c="6"/>* When the user select the undo from the menu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SettingsScreen.java</text:p>
          </table:table-cell>
          <table:table-cell office:value-type="string" calcext:value-type="string">
            <text:p><text:s text:c="17"/>// Create a AlertDialog for user to select fields display in HTML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SettingsScreen.java</text:p>
          </table:table-cell>
          <table:table-cell office:value-type="string" calcext:value-type="string">
            <text:p><text:s text:c="9"/>// Create a AlertDialog for user to select fields in field 1 (the question part). <text:s text:c="7"/>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StudyActivity.java</text:p>
          </table:table-cell>
          <table:table-cell office:value-type="string" calcext:value-type="string">
            <text:p><text:s text:c="6"/>* When the user select the undo from the menu</text:p>
          </table:table-cell>
        </table:table-row>
        <table:table-row table:style-name="ro1">
          <table:table-cell office:value-type="string" calcext:value-type="string">
            <text:p>AmDroid</text:p>
          </table:table-cell>
          <table:table-cell office:value-type="string" calcext:value-type="string">
            <text:p><text:s/>AmenDetailFragment.java</text:p>
          </table:table-cell>
          <table:table-cell office:value-type="string" calcext:value-type="string">
            <text:p><text:s text:c="11"/>//TODO: show hellno form here to let user select different objekt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If client want's to select target - d is object id.&lt;br&gt;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</table:table-row>
        <table:table-row table:style-name="ro1">
          <table:table-cell office:value-type="string" calcext:value-type="string">
            <text:p>AndroidLabs</text:p>
          </table:table-cell>
          <table:table-cell office:value-type="string" calcext:value-type="string">
            <text:p><text:s/>SummaryActivity.java</text:p>
          </table:table-cell>
          <table:table-cell office:value-type="string" calcext:value-type="string">
            <text:p><text:s text:c="2"/>* Menu screen which allows the user to select whichever banking activity they'd like to perform.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If client want's to select target - d is object id.&lt;br&gt;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</table:table-row>
        <table:table-row table:style-name="ro1">
          <table:table-cell office:value-type="string" calcext:value-type="string">
            <text:p>Appirater-for-Android</text:p>
          </table:table-cell>
          <table:table-cell office:value-type="string" calcext:value-type="string">
            <text:p><text:s/>Appirater.java</text:p>
          </table:table-cell>
          <table:table-cell office:value-type="string" calcext:value-type="string">
            <text:p><text:s text:c="5"/>* Once the rating alert is presented to the user, they might select 'Remind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<text:s/>Editor.java</text:p>
          </table:table-cell>
          <table:table-cell office:value-type="string" calcext:value-type="string">
            <text:p><text:s text:c="4"/>* of the selection. That is, if the user clicks and drags to select lines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string" calcext:value-type="string">
            <text:p><text:s/>AlarmStatusActivity.java</text:p>
          </table:table-cell>
          <table:table-cell office:value-type="string" calcext:value-type="string">
            <text:p><text:s/>public int compare(AlarmedUser lhs, AlarmedUser rhs) {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string" calcext:value-type="string">
            <text:p><text:s/>AlarmStatusActivity.java</text:p>
          </table:table-cell>
          <table:table-cell office:value-type="string" calcext:value-type="string">
            <text:p><text:s/>Collections.sort(usersList, AlarmedUserData.StatusComparator);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string" calcext:value-type="string">
            <text:p><text:s/>AlarmedUserData.java</text:p>
          </table:table-cell>
          <table:table-cell office:value-type="string" calcext:value-type="string">
            <text:p><text:s/>public int compare(AlarmedUser lhs, AlarmedUser rhs) {</text:p>
          </table:table-cell>
        </table:table-row>
        <table:table-row table:style-name="ro1">
          <table:table-cell office:value-type="string" calcext:value-type="string">
            <text:p>AndroidLab</text:p>
          </table:table-cell>
          <table:table-cell office:value-type="string" calcext:value-type="string">
            <text:p><text:s/>LDAPClient.java</text:p>
          </table:table-cell>
          <table:table-cell office:value-type="string" calcext:value-type="string">
            <text:p><text:s text:c="2"/>* servers, and allows the user to select a server, create a new server, or edit</text:p>
          </table:table-cell>
        </table:table-row>
        <table:table-row table:style-name="ro1">
          <table:table-cell office:value-type="string" calcext:value-type="string">
            <text:p>AntiChess</text:p>
          </table:table-cell>
          <table:table-cell office:value-type="string" calcext:value-type="string">
            <text:p><text:s/>HumanPlayer.java</text:p>
          </table:table-cell>
          <table:table-cell office:value-type="string" calcext:value-type="string">
            <text:p><text:s text:c="16"/>//user to select the piece they want.</text:p>
          </table:table-cell>
        </table:table-row>
        <table:table-row table:style-name="ro1">
          <table:table-cell office:value-type="string" calcext:value-type="string">
            <text:p>AU-AD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If client want's to select target - d is object id.&lt;br&gt;</text:p>
          </table:table-cell>
        </table:table-row>
        <table:table-row table:style-name="ro1">
          <table:table-cell office:value-type="string" calcext:value-type="string">
            <text:p>AU-AD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Environment.java</text:p>
          </table:table-cell>
          <table:table-cell office:value-type="string" calcext:value-type="string">
            <text:p><text:s text:c="6"/>* in the list of podcasts that the user can select (not as regular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Environment.java</text:p>
          </table:table-cell>
          <table:table-cell office:value-type="string" calcext:value-type="string">
            <text:p><text:s text:c="6"/>* in the list of ringtones that the user can select (not as regular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Environment.java</text:p>
          </table:table-cell>
          <table:table-cell office:value-type="string" calcext:value-type="string">
            <text:p><text:s text:c="6"/>* in the list of alarms that the user can select (not as regular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Environment.java</text:p>
          </table:table-cell>
          <table:table-cell office:value-type="string" calcext:value-type="string">
            <text:p><text:s text:c="6"/>* in the list of notifications that the user can select (not as regular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ComposeMessageActivity.java</text:p>
          </table:table-cell>
          <table:table-cell office:value-type="string" calcext:value-type="string">
            <text:p><text:s text:c="9"/>// user is able to select a large number of recipients from the Contacts. The coming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BandMode.java</text:p>
          </table:table-cell>
          <table:table-cell office:value-type="string" calcext:value-type="string">
            <text:p><text:s text:c="2"/>* After user select one band, it will send the selection to baseband.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BandMode.java</text:p>
          </table:table-cell>
          <table:table-cell office:value-type="string" calcext:value-type="string">
            <text:p><text:s text:c="2"/>* It will alter user the result of select operation and exit, no matter success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Displa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Securit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ChooseAccountActivity.java</text:p>
          </table:table-cell>
          <table:table-cell office:value-type="string" calcext:value-type="string">
            <text:p><text:s text:c="2"/>* Activity asking a user to select an account to be set up.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WifiSettingsForSetupWizardXL.java</text:p>
          </table:table-cell>
          <table:table-cell office:value-type="string" calcext:value-type="string">
            <text:p><text:s text:c="13"/>// We clean up the current connectivity status and let users select another network</text:p>
          </table:table-cell>
        </table:table-row>
        <table:table-row table:style-name="ro1">
          <table:table-cell office:value-type="string" calcext:value-type="string">
            <text:p>AlarmClock</text:p>
          </table:table-cell>
          <table:table-cell office:value-type="string" calcext:value-type="string">
            <text:p><text:s/>AlarmEdit.java</text:p>
          </table:table-cell>
          <table:table-cell office:value-type="string" calcext:value-type="string">
            <text:p><text:s text:c="2"/>* Listens for user's key press to open the time dialog picker to select the alarm time.</text:p>
          </table:table-cell>
        </table:table-row>
        <table:table-row table:style-name="ro1">
          <table:table-cell office:value-type="string" calcext:value-type="string">
            <text:p>AlarmClock</text:p>
          </table:table-cell>
          <table:table-cell office:value-type="string" calcext:value-type="string">
            <text:p><text:s/>AlarmEdit.java</text:p>
          </table:table-cell>
          <table:table-cell office:value-type="string" calcext:value-type="string">
            <text:p><text:s text:c="2"/>* Listens for user's key press to open the repeat day picker to select the alarm day.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.java</text:p>
          </table:table-cell>
          <table:table-cell office:value-type="string" calcext:value-type="string">
            <text:p><text:s text:c="2"/>* {@code "select * from Person where [age] = ?"}&lt;br /&gt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.java</text:p>
          </table:table-cell>
          <table:table-cell office:value-type="string" calcext:value-type="string">
            <text:p><text:s text:c="2"/>* {@code "select * from Person where [dateOfBirth] &lt; ?"}&lt;br /&gt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.java</text:p>
          </table:table-cell>
          <table:table-cell office:value-type="string" calcext:value-type="string">
            <text:p><text:s text:c="2"/>* {@code "select * from Person where [Person.height] &gt; ?"}&lt;br /&gt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.java</text:p>
          </table:table-cell>
          <table:table-cell office:value-type="string" calcext:value-type="string">
            <text:p><text:s text:c="2"/>* {@code "select * from Person p, Address a where p.[Person.height] &gt; ? and p.[Person] = a.[Address.person]"}&lt;br /&gt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FIRST_NAME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firstName]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where FIRST_NAME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firstName] = ? and [age] &lt;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where FIRST_NAME = ? and AGE &lt;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Person.firstName]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where FIRST_NAME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Person.firstName] = ? and [Person.age] &lt;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where FIRST_NAME = ? and AGE &lt;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abcdef]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age]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where [Address.age] = ?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p, Address a where p.[lastName] = ? and p.[Person.id]=a.[Address.person]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p, Address a where p.LAST_NAME = ? and p.PERSON_ID=a.PERSON_ID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input = "select * from Person p, Address a where p.[Person]=a.[Address.person]";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p, Address a where p.PERSON_ID=a.PERSON_ID";</text:p>
          </table:table-cell>
        </table:table-row>
        <table:table-row table:style-name="ro1">
          <table:table-cell office:value-type="string" calcext:value-type="string">
            <text:p>AussieWeatherRadar</text:p>
          </table:table-cell>
          <table:table-cell office:value-type="string" calcext:value-type="string">
            <text:p><text:s/>AussieWeatherRadar.java</text:p>
          </table:table-cell>
          <table:table-cell office:value-type="string" calcext:value-type="string">
            <text:p><text:s/>// have the user select a station on the map first if they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string" calcext:value-type="string">
            <text:p><text:s/>EventHandler.java</text:p>
          </table:table-cell>
          <table:table-cell office:value-type="string" calcext:value-type="string">
            <text:p><text:s text:c="2"/>* Indicates whether the user wants to select 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string" calcext:value-type="string">
            <text:p><text:s/>EventHandler.java</text:p>
          </table:table-cell>
          <table:table-cell office:value-type="string" calcext:value-type="string">
            <text:p><text:s text:c="2"/>* This private method is used to display options the user can select when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6"/>* If the user has multi-select on, we just need to record the file</text:p>
          </table:table-cell>
        </table:table-row>
        <table:table-row table:style-name="ro1">
          <table:table-cell office:value-type="string" calcext:value-type="string">
            <text:p>Agot-Java</text:p>
          </table:table-cell>
          <table:table-cell office:value-type="string" calcext:value-type="string">
            <text:p><text:s/>ConnectionCreate.java</text:p>
          </table:table-cell>
          <table:table-cell office:value-type="string" calcext:value-type="string">
            <text:p><text:s text:c="6"/>* Main program begins here. Asks the user to select the map then runs the</text:p>
          </table:table-cell>
        </table:table-row>
        <table:table-row table:style-name="ro1">
          <table:table-cell office:value-type="string" calcext:value-type="string">
            <text:p>Agot-Java</text:p>
          </table:table-cell>
          <table:table-cell office:value-type="string" calcext:value-type="string">
            <text:p><text:s/>PolygonGrabber.java</text:p>
          </table:table-cell>
          <table:table-cell office:value-type="string" calcext:value-type="string">
            <text:p><text:s text:c="2"/>* Asks the user to select the map then runs the</text:p>
          </table:table-cell>
        </table:table-row>
        <table:table-row table:style-name="ro1">
          <table:table-cell office:value-type="string" calcext:value-type="string">
            <text:p>ATReference</text:p>
          </table:table-cell>
          <table:table-cell office:value-type="string" calcext:value-type="string">
            <text:p><text:s/>ArchDescriptionNamesFields.java</text:p>
          </table:table-cell>
          <table:table-cell office:value-type="string" calcext:value-type="string">
            <text:p><text:s text:c="6"/>* user tries to select the empty function it can be reset</text:p>
          </table:table-cell>
        </table:table-row>
        <table:table-row table:style-name="ro1">
          <table:table-cell office:value-type="string" calcext:value-type="string">
            <text:p>Aion-Extrem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If client want's to select target - d is object id.&lt;br&gt;</text:p>
          </table:table-cell>
        </table:table-row>
        <table:table-row table:style-name="ro1">
          <table:table-cell office:value-type="string" calcext:value-type="string">
            <text:p>Aion-Extrem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</table:table-row>
        <table:table-row table:style-name="ro1">
          <table:table-cell office:value-type="string" calcext:value-type="string">
            <text:p>AP2DX</text:p>
          </table:table-cell>
          <table:table-cell office:value-type="string" calcext:value-type="string">
            <text:p><text:s/>Cache_JMockit_Test.java</text:p>
          </table:table-cell>
          <table:table-cell office:value-type="string" calcext:value-type="string">
            <text:p><text:s text:c="4"/>// abstraction (separated interface), AND client code is expected to be able to select or switch between such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string" calcext:value-type="string">
            <text:p><text:s/>AccountRequest.java</text:p>
          </table:table-cell>
          <table:table-cell office:value-type="string" calcext:value-type="string">
            <text:p><text:s text:c="2"/>* requests select the account that the user is going to use from the list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string" calcext:value-type="string">
            <text:p><text:s/>LoginResponse.java</text:p>
          </table:table-cell>
          <table:table-cell office:value-type="string" calcext:value-type="string">
            <text:p><text:s text:c="2"/>* the logged in user's name and organization, a list of accounts to select from,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string" calcext:value-type="string">
            <text:p><text:s/>LoginResponse.java</text:p>
          </table:table-cell>
          <table:table-cell office:value-type="string" calcext:value-type="string">
            <text:p><text:s text:c="6"/>* @return a list of the accounts that the user can select from for</text:p>
          </table:table-cell>
        </table:table-row>
        <table:table-row table:style-name="ro1">
          <table:table-cell office:value-type="string" calcext:value-type="string">
            <text:p>Assignment-6-Project</text:p>
          </table:table-cell>
          <table:table-cell office:value-type="string" calcext:value-type="string">
            <text:p><text:s/>DayScrollPane.java</text:p>
          </table:table-cell>
          <table:table-cell office:value-type="string" calcext:value-type="string">
            <text:p><text:s text:c="2"/>*allows the user to select an event and either edit or delete that event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Tag.java</text:p>
          </table:table-cell>
          <table:table-cell office:value-type="string" calcext:value-type="string">
            <text:p><text:s text:c="21"/>if(userName==null || userName.compareTo(""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Tag.java</text:p>
          </table:table-cell>
          <table:table-cell office:value-type="string" calcext:value-type="string">
            <text:p><text:s text:c="21"/>if(sessionUserName==null || sessionUserName.compareTo(""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Tag.java</text:p>
          </table:table-cell>
          <table:table-cell office:value-type="string" calcext:value-type="string">
            <text:p><text:s text:c="21"/>if ((userName == null || userName.compareTo(""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Tag.java</text:p>
          </table:table-cell>
          <table:table-cell office:value-type="string" calcext:value-type="string">
            <text:p><text:s text:c="25"/>if (userName != null &amp;&amp; userName.compareTo("") != 0 &amp;&amp; password != null &amp;&amp; password.compareTo("") !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Helper.java</text:p>
          </table:table-cell>
          <table:table-cell office:value-type="string" calcext:value-type="string">
            <text:p><text:s text:c="13"/>if (userName != null &amp;&amp; userName.compareTo(StringUtil.getInstance().EMPTY_STRING) != 0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Helper.java</text:p>
          </table:table-cell>
          <table:table-cell office:value-type="string" calcext:value-type="string">
            <text:p><text:s text:c="17"/>if(this.role.compareTo(UserRoleData.INSTALLER)!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Helper.java</text:p>
          </table:table-cell>
          <table:table-cell office:value-type="string" calcext:value-type="string">
            <text:p><text:s text:c="17"/>if (login.compareTo(allbinary.globals.GLOBALS.LOGINSUCCESS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RequestHelper.java</text:p>
          </table:table-cell>
          <table:table-cell office:value-type="string" calcext:value-type="string">
            <text:p><text:s text:c="10"/>if(userInterface.getMainEmail().compareTo(email) !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RequestHelper.java</text:p>
          </table:table-cell>
          <table:table-cell office:value-type="string" calcext:value-type="string">
            <text:p><text:s text:c="16"/>userInterface.getSecondaryEmail().compareTo(email) !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RequestHelper.java</text:p>
          </table:table-cell>
          <table:table-cell office:value-type="string" calcext:value-type="string">
            <text:p><text:s text:c="10"/>if(login.compareTo(allbinary.globals.GLOBALS.LOGINSUCCESS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InstallerInfo.java</text:p>
          </table:table-cell>
          <table:table-cell office:value-type="string" calcext:value-type="string">
            <text:p><text:s text:c="7"/>if(this.userName != null &amp;&amp; this.userName.compareTo(userName)==0 &amp;&amp;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BasicUserRole.java</text:p>
          </table:table-cell>
          <table:table-cell office:value-type="string" calcext:value-type="string">
            <text:p><text:s text:c="10"/>if(role.compareTo(userRole.toString()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13"/>if (userName != null &amp;&amp; userName.compareTo(StringUtil.getInstance().EMPTY_STRING) != 0 &amp;&amp; password != null &amp;&amp; password.compareTo(StringUtil.getInstance().EMPTY_STRING) !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17"/>if (login.compareTo(allbinary.globals.GLOBALS.LOGINSUCCESS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21"/>if(userName==null || userName.compareTo(""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21"/>if(sessionUserName==null || sessionUserName.compareTo(""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21"/>if ((userName == null || userName.compareTo(""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25"/>if (userName != null &amp;&amp; userName.compareTo(StringUtil.getInstance().EMPTY_STRING) != 0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UserRoleB.java</text:p>
          </table:table-cell>
          <table:table-cell office:value-type="string" calcext:value-type="string">
            <text:p><text:s text:c="13"/>if(role.compareTo(userRole.toString()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ddValidationUserView.java</text:p>
          </table:table-cell>
          <table:table-cell office:value-type="string" calcext:value-type="string">
            <text:p><text:s text:c="13"/>stringBuffer.append("The User Name you selected is already in use.&lt;br/&gt; <text:s/>Please select another User Name.&lt;br /&gt;");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ddValidationUserView.java</text:p>
          </table:table-cell>
          <table:table-cell office:value-type="string" calcext:value-type="string">
            <text:p><text:s text:c="13"/>stringBuffer.append("The User Name you selected is already in use.&lt;br/&gt; <text:s/>Please select another User Name.&lt;br /&gt;");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UserEntity.java</text:p>
          </table:table-cell>
          <table:table-cell office:value-type="string" calcext:value-type="string">
            <text:p><text:s text:c="10"/>if(this.login(userName,password).compareTo(allbinary.globals.GLOBALS.LOGINSUCCESS)==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UserEntity.java</text:p>
          </table:table-cell>
          <table:table-cell office:value-type="string" calcext:value-type="string">
            <text:p><text:s text:c="13"/>isUserNameAndPasswordCorrect = result.compareTo(new SuperCrypt(new Integer(encryption).intValue()).encrypt(password));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StoreFront.java</text:p>
          </table:table-cell>
          <table:table-cell office:value-type="string" calcext:value-type="string">
            <text:p><text:s text:c="13"/>|| columnName.compareTo(UserData.MAINEMAIL) == 0)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beClientLicense.java</text:p>
          </table:table-cell>
          <table:table-cell office:value-type="string" calcext:value-type="string">
            <text:p><text:s text:c="6"/>* if(isNew.compareTo(AbeClientInformation.ISNEW)==0) return true; else</text:p>
          </table:table-cell>
        </table:table-row>
        <table:table-row table:style-name="ro1">
          <table:table-cell office:value-type="string" calcext:value-type="string">
            <text:p>ActionBarSherlock</text:p>
          </table:table-cell>
          <table:table-cell office:value-type="string" calcext:value-type="string">
            <text:p><text:s/>LoaderCursorSupport.java</text:p>
          </table:table-cell>
          <table:table-cell office:value-type="string" calcext:value-type="string">
            <text:p><text:s text:c="13"/>String select = "((" + People.DISPLAY_NAME + " NOTNULL) AND ("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<text:s/>FilletCommand.java</text:p>
          </table:table-cell>
          <table:table-cell office:value-type="string" calcext:value-type="string">
            <text:p><text:s text:c="6"/>* <text:s text:c="11"/>The point clicked by the user to select the first element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<text:s/>FilletCommand.java</text:p>
          </table:table-cell>
          <table:table-cell office:value-type="string" calcext:value-type="string">
            <text:p><text:s text:c="6"/>* <text:s text:c="11"/>The point clicked by the user to select the second element</text:p>
          </table:table-cell>
        </table:table-row>
        <table:table-row table:style-name="ro1">
          <table:table-cell office:value-type="string" calcext:value-type="string">
            <text:p>AgendaNortev</text:p>
          </table:table-cell>
          <table:table-cell office:value-type="string" calcext:value-type="string">
            <text:p><text:s/>DadosPessoaisDAO.java</text:p>
          </table:table-cell>
          <table:table-cell office:value-type="string" calcext:value-type="string">
            <text:p><text:s text:c="5"/>private final String selectSQL = "select * from DadosPessoais where id = 1";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<text:s/>EditMenu.java</text:p>
          </table:table-cell>
          <table:table-cell office:value-type="string" calcext:value-type="string">
            <text:p><text:s text:c="7"/>// reset the select so that the user can see what it was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<text:s/>SelectMenu.java</text:p>
          </table:table-cell>
          <table:table-cell office:value-type="string" calcext:value-type="string">
            <text:p><text:s text:c="4"/>* <text:s/>Warn if the user tries to select more than this number of features.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noChange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fullSync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noChange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fullSync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 text:c="9"/>assertTrue(((String)client2.sync()[0]).compareTo("noChange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 text:c="13"/>assertTrue(((String)client2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 text:c="9"/>assertTrue(((String)client.sync()[0]).compareTo("success") == 0);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 text:c="9"/>assertTrue(((String)client2.sync()[0]).compareTo("success") == 0);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BookCtrl.java</text:p>
          </table:table-cell>
          <table:table-cell office:value-type="string" calcext:value-type="string">
            <text:p><text:s/>connectedUserBooks).addOrderByCondition("book.number")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SerieCtrl.java</text:p>
          </table:table-cell>
          <table:table-cell office:value-type="string" calcext:value-type="string">
            <text:p><text:s/>List&lt;Serie&gt; userSeries = Serie.find("select distinct s " +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SerieCtrl.java</text:p>
          </table:table-cell>
          <table:table-cell office:value-type="string" calcext:value-type="string">
            <text:p><text:s/>"where ob.owner.id = (:userId) order by s.name")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SerieCtrl.java</text:p>
          </table:table-cell>
          <table:table-cell office:value-type="string" calcext:value-type="string">
            <text:p><text:s/>List&lt;Book&gt; booksInSerieForUser = Serie.find("select bb from OwnedBook ob join ob.baseBook bb join bb.serie s " +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SerieCtrl.java</text:p>
          </table:table-cell>
          <table:table-cell office:value-type="string" calcext:value-type="string">
            <text:p><text:s/>"where s = (:serie) and ob.owner.id = (:userId) order by bb.number")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JPQLHelper.java</text:p>
          </table:table-cell>
          <table:table-cell office:value-type="string" calcext:value-type="string">
            <text:p><text:s text:c="2"/>* Adds the order by condition. You don't need to specify "order by" in your statement, just set "user.name" for instance.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Exporter.java</text:p>
          </table:table-cell>
          <table:table-cell office:value-type="string" calcext:value-type="string">
            <text:p><text:s text:c="6"/>* The friendly name of this exporter to display to the user to select from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ProductOption.java</text:p>
          </table:table-cell>
          <table:table-cell office:value-type="string" calcext:value-type="string">
            <text:p><text:s text:c="6"/>* Gets the available values that a user can select for this ProductOption.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FulfillmentOption.java</text:p>
          </table:table-cell>
          <table:table-cell office:value-type="string" calcext:value-type="string">
            <text:p><text:s text:c="6"/>* Set the display name for this option that will be shown to the user to select from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FulfillmentOption.java</text:p>
          </table:table-cell>
          <table:table-cell office:value-type="string" calcext:value-type="string">
            <text:p><text:s text:c="6"/>* Sets the long description for this option to show to the user when they select an option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FulfillmentPricingProvider.java</text:p>
          </table:table-cell>
          <table:table-cell office:value-type="string" calcext:value-type="string">
            <text:p><text:s text:c="6"/>* @param option - the candidate option a user might select based on the estimate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Optional - only required when the user should select from a list of pre-defined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Specify the keys available for the user to select from&lt;/p&gt;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Optional - only required when the user should select from a list of database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Optional - only required when the user should select from a list of database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Optional - only required when the user should select from a list of database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ContentExplorer.java</text:p>
          </table:table-cell>
          <table:table-cell office:value-type="string" calcext:value-type="string">
            <text:p><text:s/>Log.fine("the user did not select a file");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GroupManagerGUI.java</text:p>
          </table:table-cell>
          <table:table-cell office:value-type="string" calcext:value-type="string">
            <text:p><text:s text:c="2"/>* Display the basic view in which the user can select a group to edit.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UserSelector.java</text:p>
          </table:table-cell>
          <table:table-cell office:value-type="string" calcext:value-type="string">
            <text:p><text:s/>pleaseSelect.setText("Please select a user: ");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<text:s/>PostgresModule.java</text:p>
          </table:table-cell>
          <table:table-cell office:value-type="string" calcext:value-type="string">
            <text:p><text:s text:c="7"/>// to the client what table maps to a particular select item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NonBlockingReadWriteService.java</text:p>
          </table:table-cell>
          <table:table-cell office:value-type="string" calcext:value-type="string">
            <text:p><text:s text:c="7"/>write_selector.resumeSelects( client.getSocketChannel() ); <text:s/>//we need to resume since write selects are auto-paused after select op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PiecePickerImpl.java</text:p>
          </table:table-cell>
          <table:table-cell office:value-type="string" calcext:value-type="string">
            <text:p><text:s/>/** user select prioritize first/last */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SelectableSpeedMenu.java</text:p>
          </table:table-cell>
          <table:table-cell office:value-type="string" calcext:value-type="string">
            <text:p><text:s text:c="9"/>if (value &lt; 5) {continue;} // Don't allow the user to easily select slow speeds.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Arrays.sort(stats, new Comparator&lt;ClientStatsDataSource&gt;(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public int compare(ClientStatsDataSource o1, ClientStatsDataSource o2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Arrays.sort(stats, new Comparator&lt;ClientStatsDataSource&gt;(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public int compare(ClientStatsDataSource o1, ClientStatsDataSource o2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Arrays.sort(stats, new Comparator&lt;ClientStatsDataSource&gt;(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public int compare(ClientStatsDataSource o1, ClientStatsDataSource o2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Arrays.sort(stats, new Comparator&lt;ClientStatsDataSource&gt;(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public int compare(ClientStatsDataSource o1, ClientStatsDataSource o2) {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TableViewSWTImpl.java</text:p>
          </table:table-cell>
          <table:table-cell office:value-type="string" calcext:value-type="string">
            <text:p><text:s/>// Deselect rows if user clicks on a blank spot (a spot with no row)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TableViewSWTImpl.java</text:p>
          </table:table-cell>
          <table:table-cell office:value-type="string" calcext:value-type="string">
            <text:p><text:s text:c="2"/>* <text:s text:c="17"/>because of non-created rows when select user selects all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TabbedEntry.java</text:p>
          </table:table-cell>
          <table:table-cell office:value-type="string" calcext:value-type="string">
            <text:p><text:s/>// ensure show order by user execThreadLater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SideBarEntrySWT.java</text:p>
          </table:table-cell>
          <table:table-cell office:value-type="string" calcext:value-type="string">
            <text:p><text:s/>// ensure show order by user execThreadLater</text:p>
          </table:table-cell>
        </table:table-row>
        <table:table-row table:style-name="ro1">
          <table:table-cell office:value-type="string" calcext:value-type="string">
            <text:p>BioInvIndex</text:p>
          </table:table-cell>
          <table:table-cell office:value-type="string" calcext:value-type="string">
            <text:p><text:s/>DBUnitTest.java</text:p>
          </table:table-cell>
          <table:table-cell office:value-type="string" calcext:value-type="string">
            <text:p><text:s/>ResultSet rs = stmt.executeQuery ( "select sys_context('USERENV', 'CURRENT_SCHEMA') CURRENT_SCHEMA from dual" );</text:p>
          </table:table-cell>
        </table:table-row>
        <table:table-row table:style-name="ro1">
          <table:table-cell office:value-type="string" calcext:value-type="string">
            <text:p>BasicSearchEngine</text:p>
          </table:table-cell>
          <table:table-cell office:value-type="string" calcext:value-type="string">
            <text:p><text:s/>DocumentBrowser.java</text:p>
          </table:table-cell>
          <table:table-cell office:value-type="string" calcext:value-type="string">
            <text:p><text:s text:c="2"/>* Generate Index From .OUT File - This will allow the user to select a .OUT file to generate the index. When dealing with large files, this operation could 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VisualizeScorePanel.java</text:p>
          </table:table-cell>
          <table:table-cell office:value-type="string" calcext:value-type="string">
            <text:p><text:s text:c="2"/>* Let's the user select which score type to use.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VisualizeRegionDescriptionApp.java</text:p>
          </table:table-cell>
          <table:table-cell office:value-type="string" calcext:value-type="string">
            <text:p><text:s text:c="2"/>* <text:s/>Allows the user to select a point and show the description of the region at that point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UtilIO.java</text:p>
          </table:table-cell>
          <table:table-cell office:value-type="string" calcext:value-type="string">
            <text:p><text:s text:c="2"/>* Opens up a dialog box asking the user to select a file. <text:s/>If the user cancels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SelectAlgorithmPanel.java</text:p>
          </table:table-cell>
          <table:table-cell office:value-type="string" calcext:value-type="string">
            <text:p><text:s text:c="2"/>* Provides a pull down list form which the user can select which algorithm to run. <text:s/>After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SelectRegionDescriptionPanel.java</text:p>
          </table:table-cell>
          <table:table-cell office:value-type="string" calcext:value-type="string">
            <text:p><text:s text:c="2"/>* Allows the user to select a point, its size, and orientation. <text:s/>First the user clicks on a point</text:p>
          </table:table-cell>
        </table:table-row>
        <table:table-row table:style-name="ro1">
          <table:table-cell office:value-type="string" calcext:value-type="string">
            <text:p>Book-Catalogue</text:p>
          </table:table-cell>
          <table:table-cell office:value-type="string" calcext:value-type="string">
            <text:p><text:s/>BookEditLoaned.java</text:p>
          </table:table-cell>
          <table:table-cell office:value-type="string" calcext:value-type="string">
            <text:p><text:s text:c="2"/>* Users can select a book and, from this activity, select a friend to "loan" the book to.</text:p>
          </table:table-cell>
        </table:table-row>
        <table:table-row table:style-name="ro1">
          <table:table-cell office:value-type="string" calcext:value-type="string">
            <text:p>Book-Catalogue</text:p>
          </table:table-cell>
          <table:table-cell office:value-type="string" calcext:value-type="string">
            <text:p><text:s/>GoodreadsSearchResults.java</text:p>
          </table:table-cell>
          <table:table-cell office:value-type="string" calcext:value-type="string">
            <text:p><text:s text:c="2"/>* Handle user clicking on a book. This should show editions and allow the user to select a specific edition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EditGroupForm.java</text:p>
          </table:table-cell>
          <table:table-cell office:value-type="string" calcext:value-type="string">
            <text:p><text:s text:c="2"/>* Present the user with the group's current state. The user may select to 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EditGroupForm.java</text:p>
          </table:table-cell>
          <table:table-cell office:value-type="string" calcext:value-type="string">
            <text:p><text:s text:c="2"/>* change the group's name, OR search for new epeople / groups to add, OR select 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EditGroupForm.java</text:p>
          </table:table-cell>
          <table:table-cell office:value-type="string" calcext:value-type="string">
            <text:p><text:s text:c="9"/>Collections.sort(allMemberEPeopleIDs);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AddBitstreamForm.java</text:p>
          </table:table-cell>
          <table:table-cell office:value-type="string" calcext:value-type="string">
            <text:p><text:s text:c="2"/>* user can select the new bitstream's bundle (which is unchangable 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esetPassword.java</text:p>
          </table:table-cell>
          <table:table-cell office:value-type="string" calcext:value-type="string">
            <text:p><text:s text:c="2"/>* Display a reset password form allowing the user to select a new password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AuthenticatedSelector.java</text:p>
          </table:table-cell>
          <table:table-cell office:value-type="string" calcext:value-type="string">
            <text:p><text:s text:c="2"/>* administrators distinct from epersons that select must come first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CLicenseStep.java</text:p>
          </table:table-cell>
          <table:table-cell office:value-type="string" calcext:value-type="string">
            <text:p><text:s text:c="2"/>* The creative commons URL, where to send the user off to so that they can select a license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CollectionStep.java</text:p>
          </table:table-cell>
          <table:table-cell office:value-type="string" calcext:value-type="string">
            <text:p><text:s text:c="2"/>* Allow the user to select a collection they wish to submit an item to, 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UnclaimTasksAction.java</text:p>
          </table:table-cell>
          <table:table-cell office:value-type="string" calcext:value-type="string">
            <text:p><text:s text:c="2"/>* tasks to the general pool for other users to select from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omposite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omposite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omposite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heckBox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File.java</text:p>
          </table:table-cell>
          <table:table-cell office:value-type="string" calcext:value-type="string">
            <text:p><text:s text:c="2"/>* user to select files from there local system to be uploaded to the server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Field.java</text:p>
          </table:table-cell>
          <table:table-cell office:value-type="string" calcext:value-type="string">
            <text:p><text:s text:c="2"/>* file: An input control that allows the user to select files to be submitted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Field.java</text:p>
          </table:table-cell>
          <table:table-cell office:value-type="string" calcext:value-type="string">
            <text:p><text:s text:c="2"/>* select: A menu input control which allows the user to select from a list of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Params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adio.java</text:p>
          </table:table-cell>
          <table:table-cell office:value-type="string" calcext:value-type="string">
            <text:p><text:s text:c="2"/>* user to select one value among many. If the user selects one value then all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adio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ichTextContainer.java</text:p>
          </table:table-cell>
          <table:table-cell office:value-type="string" calcext:value-type="string">
            <text:p><text:s text:c="6"/>* Add an input control that allows the user to select files to be submitted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ichTextContainer.java</text:p>
          </table:table-cell>
          <table:table-cell office:value-type="string" calcext:value-type="string">
            <text:p><text:s text:c="6"/>* Add an input control that allows the user to select files to be submitted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ichTextContainer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ichTextContainer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2"/>* the user to select from a list of available options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6"/>* Enable the user to select multiple options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6"/>* Set whether the user is able to select multiple options.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TextArea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Text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CollectionStep.java</text:p>
          </table:table-cell>
          <table:table-cell office:value-type="string" calcext:value-type="string">
            <text:p><text:s text:c="9"/>// if the user didn't select a collection,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UploadStep.java</text:p>
          </table:table-cell>
          <table:table-cell office:value-type="string" calcext:value-type="string">
            <text:p><text:s text:c="13"/>// Did the user select a format?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GroupTag.java</text:p>
          </table:table-cell>
          <table:table-cell office:value-type="string" calcext:value-type="string">
            <text:p><text:s text:c="2"/>* &lt;P&gt;Tag for producing an e-person select widget in a form. <text:s/>Somewhat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EPersonTag.java</text:p>
          </table:table-cell>
          <table:table-cell office:value-type="string" calcext:value-type="string">
            <text:p><text:s text:c="2"/>* Tag for producing an e-person select widget in a form. Somewhat analogous t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EPersonTag.java</text:p>
          </table:table-cell>
          <table:table-cell office:value-type="string" calcext:value-type="string">
            <text:p><text:s text:c="13"/>out.print("&lt;table&gt;&lt;tr&gt;&lt;td colspan=\"2\" align=\"center\"&gt;&lt;select multiple=\"multiple\" name=\"eperson_id\" size=\"");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ubmissionController.java</text:p>
          </table:table-cell>
          <table:table-cell office:value-type="string" calcext:value-type="string">
            <text:p><text:s text:c="13"/>// Work around for problem where people select "is a thesis", see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UploadStep.java</text:p>
          </table:table-cell>
          <table:table-cell office:value-type="string" calcext:value-type="string">
            <text:p><text:s text:c="9"/>// load JSP which allows the user to select a file to upload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UploadStep.java</text:p>
          </table:table-cell>
          <table:table-cell office:value-type="string" calcext:value-type="string">
            <text:p><text:s text:c="9"/>// load JSP which allows the user to select a file to upload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SelectCollectionStep.java</text:p>
          </table:table-cell>
          <table:table-cell office:value-type="string" calcext:value-type="string">
            <text:p><text:s text:c="13"/>// the "Please select a collection" message to the user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SelectCollectionStep.java</text:p>
          </table:table-cell>
          <table:table-cell office:value-type="string" calcext:value-type="string">
            <text:p><text:s text:c="9"/>// if the user didn't select a collection,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powerSpent <text:s/>= getStats("select sum(amount), userid from PowerspellLog as pspl group by userid order by sum(amount)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powerSpells = getStats("select count(*), userid from PowerspellLog as pspl group by userid order by count(*)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forumPosts <text:s/>= getStats("select count(*), user from Post as post group by userid order by count(*)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loggedIn <text:s text:c="3"/>= getStats("select count(*), userid from Simlog as log where log.action = :parameter1 group by userid order by count(*) desc", "LOGIN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mostSupport = getStats("select sum(amount), fromUser from Support as s group by fromUser order by sum(amount)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leastSupport= getStats("select sum(amount), fromUser from Support as s group by fromUser order by sum(amount) a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revealsInserted= getStats("select count(*), user from News as news where news.newsfor = :parameter1 group by userid order by count(*) desc", "Reveal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traveled <text:s text:c="3"/>= getStats("select count(*), userid from Simlog as log where log.action = :parameter1 group by userid order by count(*) desc", "TRAVELCALCAUTH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curses <text:s text:c="5"/>= getStats("select count(*), user from News as news where news.newsfor = :parameter1 group by userid order by count(*) desc", "Curse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travelrecord= getStats("select travelgain, user from User as user order by travelgain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raidrecord <text:s/>= getStats("select raidgain, user from User as user order by raidgain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raidloss <text:s text:c="3"/>= getStats("select raidloss, user from User as user order by raidloss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oldest= getStats("SELECT floor((now()-birthday)/10000000000), user FROM User as user where birthday is not null and year(now()) &gt; year(birthday) order by birthday a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youngest= getStats("SELECT floor((now()-birthday)/10000000000), user FROM User as user where birthday is not null and year(now()) &gt; year(birthday) and floor((now()-birthday)/10000000000) &gt; 1 order by birthday desc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resLost= getStats("SELECT sum(totalres), user FROM RaidResult as rr where incoming = :parameter1 and totalres &gt; 0 group by userid order by sum(totalres) desc", true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resWon= getStats("SELECT sum(totalres), user FROM RaidResult as rr where incoming = :parameter1 and totalres &gt; 0 group by userid order by sum(totalres) desc", false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gemsWon= getStats("SELECT count(*), user FROM RaidResult as rr where incoming = :parameter1 and totalgem is not null group by userid order by count(*) desc", false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Collections.sort(keys, new Comparator&lt;User&gt;() {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public int compare(User left, User right) {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Collections.sort(keys, new Comparator&lt;User&gt;() {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public int compare(User left, User right) {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PowerspellLog.java</text:p>
          </table:table-cell>
          <table:table-cell office:value-type="string" calcext:value-type="string">
            <text:p><text:s/>Query q = session.createQuery("select sum(amount), count(*) from PowerspellLog as pspl where pspl.userid = :userid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upport.java</text:p>
          </table:table-cell>
          <table:table-cell office:value-type="string" calcext:value-type="string">
            <text:p><text:s/>Query q = session.createQuery("select sum(amount), count(*) from Support as s where s.fromUser = :user");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Topic.java</text:p>
          </table:table-cell>
          <table:table-cell office:value-type="string" calcext:value-type="string">
            <text:p><text:s/>"select topicID from LastseenTopic as l where l.userID = :userid and l.lasttime &gt;= t.lastedit" +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UserComparator.java</text:p>
          </table:table-cell>
          <table:table-cell office:value-type="string" calcext:value-type="string">
            <text:p><text:s/>public int compare(User o1, User o2) {</text:p>
          </table:table-cell>
        </table:table-row>
        <table:table-row table:style-name="ro1">
          <table:table-cell office:value-type="string" calcext:value-type="string">
            <text:p>Crush-Metal-Management</text:p>
          </table:table-cell>
          <table:table-cell office:value-type="string" calcext:value-type="string">
            <text:p><text:s/>Test.java</text:p>
          </table:table-cell>
          <table:table-cell office:value-type="string" calcext:value-type="string">
            <text:p><text:s/>// <text:s text:c="3"/>ResultSet rs = stat.executeQuery("select * from people;");</text:p>
          </table:table-cell>
        </table:table-row>
        <table:table-row table:style-name="ro1">
          <table:table-cell office:value-type="string" calcext:value-type="string">
            <text:p>Crush-Metal-Management</text:p>
          </table:table-cell>
          <table:table-cell office:value-type="string" calcext:value-type="string">
            <text:p><text:s/>DailyChallanReport.java</text:p>
          </table:table-cell>
          <table:table-cell office:value-type="string" calcext:value-type="string">
            <text:p><text:s text:c="9"/>else {// if user select Cash</text:p>
          </table:table-cell>
        </table:table-row>
        <table:table-row table:style-name="ro1">
          <table:table-cell office:value-type="string" calcext:value-type="string">
            <text:p>ClubManagement</text:p>
          </table:table-cell>
          <table:table-cell office:value-type="string" calcext:value-type="string">
            <text:p><text:s/>Notifications.java</text:p>
          </table:table-cell>
          <table:table-cell office:value-type="string" calcext:value-type="string">
            <text:p><text:s/>currentNotificationsQuery="select * from notifications where NotificationId IN (Select NotificationId from notificationmember where MemberId=' "+ login.currentMember.MemberId + "' OR MemberId='0');";</text:p>
          </table:table-cell>
        </table:table-row>
        <table:table-row table:style-name="ro1">
          <table:table-cell office:value-type="string" calcext:value-type="string">
            <text:p>Cooking-to-Goal</text:p>
          </table:table-cell>
          <table:table-cell office:value-type="string" calcext:value-type="string">
            <text:p><text:s/>LoginPanel.java</text:p>
          </table:table-cell>
          <table:table-cell office:value-type="string" calcext:value-type="string">
            <text:p><text:s text:c="9"/>jLabel2.setText("Please select your user name to login.");</text:p>
          </table:table-cell>
        </table:table-row>
        <table:table-row table:style-name="ro1">
          <table:table-cell office:value-type="string" calcext:value-type="string">
            <text:p>CMPT371Group02</text:p>
          </table:table-cell>
          <table:table-cell office:value-type="string" calcext:value-type="string">
            <text:p><text:s/>addUserServ.java</text:p>
          </table:table-cell>
          <table:table-cell office:value-type="string" calcext:value-type="string">
            <text:p><text:s text:c="13"/>out.println("&lt;div style=\"color:red;\"&gt; Please select a user type&lt;/div&gt;");</text:p>
          </table:table-cell>
        </table:table-row>
        <table:table-row table:style-name="ro1">
          <table:table-cell office:value-type="string" calcext:value-type="string">
            <text:p>CMPT371Group02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select * from users where username=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llector.java</text:p>
          </table:table-cell>
          <table:table-cell office:value-type="string" calcext:value-type="string">
            <text:p><text:s text:c="13"/>//If preference read failed, try asking the user to select an author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llector.java</text:p>
          </table:table-cell>
          <table:table-cell office:value-type="string" calcext:value-type="string">
            <text:p><text:s text:c="6"/>* Use this method to prompt the user to select the current user from a list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tainer.java</text:p>
          </table:table-cell>
          <table:table-cell office:value-type="string" calcext:value-type="string">
            <text:p><text:s text:c="17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ObjBase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Part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lothoSaveChooser.java</text:p>
          </table:table-cell>
          <table:table-cell office:value-type="string" calcext:value-type="string">
            <text:p><text:s text:c="6"/>* Meant for use in the case where user could select different filefilters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digestMultiple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CollectionView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</table:table-row>
        <table:table-row table:style-name="ro1">
          <table:table-cell office:value-type="string" calcext:value-type="string">
            <text:p>Carolina-Digital-Repository</text:p>
          </table:table-cell>
          <table:table-cell office:value-type="string" calcext:value-type="string">
            <text:p><text:s/>UserManagementServiceImpl.java</text:p>
          </table:table-cell>
          <table:table-cell office:value-type="string" calcext:value-type="string">
            <text:p><text:s/>Collections.sort(users);</text:p>
          </table:table-cell>
        </table:table-row>
        <table:table-row table:style-name="ro1">
          <table:table-cell office:value-type="string" calcext:value-type="string">
            <text:p>Carolina-Digital-Repository</text:p>
          </table:table-cell>
          <table:table-cell office:value-type="string" calcext:value-type="string">
            <text:p><text:s/>UserManagementServiceImpl.java</text:p>
          </table:table-cell>
          <table:table-cell office:value-type="string" calcext:value-type="string">
            <text:p><text:s/>Collections.sort(users);</text:p>
          </table:table-cell>
        </table:table-row>
        <table:table-row table:style-name="ro1">
          <table:table-cell office:value-type="string" calcext:value-type="string">
            <text:p>Carolina-Digital-Repository</text:p>
          </table:table-cell>
          <table:table-cell office:value-type="string" calcext:value-type="string">
            <text:p><text:s/>UserManagementServiceImpl.java</text:p>
          </table:table-cell>
          <table:table-cell office:value-type="string" calcext:value-type="string">
            <text:p><text:s/>Collections.sort(users);</text:p>
          </table:table-cell>
        </table:table-row>
        <table:table-row table:style-name="ro1">
          <table:table-cell office:value-type="string" calcext:value-type="string">
            <text:p>Caronas</text:p>
          </table:table-cell>
          <table:table-cell office:value-type="string" calcext:value-type="string">
            <text:p><text:s/>ControleDeAcessoImpl.java</text:p>
          </table:table-cell>
          <table:table-cell office:value-type="string" calcext:value-type="string">
            <text:p><text:s/>query = "select from " + Usuario.class.getName();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IPComparator.java</text:p>
          </table:table-cell>
          <table:table-cell office:value-type="string" calcext:value-type="string">
            <text:p><text:s/>public int compare(final LoginData o1, final LoginData o2)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LastActionComparator.java</text:p>
          </table:table-cell>
          <table:table-cell office:value-type="string" calcext:value-type="string">
            <text:p><text:s/>public int compare(final LoginData o1, final LoginData o2)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NameComparator.java</text:p>
          </table:table-cell>
          <table:table-cell office:value-type="string" calcext:value-type="string">
            <text:p><text:s/>public int compare(final LoginData o1, final LoginData o2)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OnlineDataLastLoginComperator.java</text:p>
          </table:table-cell>
          <table:table-cell office:value-type="string" calcext:value-type="string">
            <text:p><text:s/>return o1.getLastLogin().compareTo(o2.getLastLogin());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OnlineDataFirstLoginComperator.java</text:p>
          </table:table-cell>
          <table:table-cell office:value-type="string" calcext:value-type="string">
            <text:p><text:s/>return o1.getFirstLogin().compareTo(o2.getFirstLogin())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where cu.conference = :conf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join fetch cu.user user where cu.conference = :conf and user.lastLogin &gt;= :loginDate 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query = "select cu from ConferencesUsers cu left join fetch cu.conference conf where cu.user = :user and conf.endDate &gt;= :now"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query = "select cu from <text:s/>ConferencesUsers cu where cu.user = :user"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String query = "select conf from ConferencesUsers cu left join cu.conference conf where cu.user = :user and cu.userRole = :userRole and conf.endDate &gt;= :now"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String query = "select conf from ConferencesUsers cu left join cu.conference conf where cu.user = :user and and conf.endDate &gt;= :now"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where cu.conference = :conf and cu.userRole = :userRole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where cu.conference = :conf and cu.user = :user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u from User u where u.admin != 1 and not exists (select 1 from ConferencesUsers cu where cu.user = u and cu.conference = :conf)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where cu.user = :user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query.append(" where c.active = 1 and exists (select 1 from ConferencesUsers cu where cu.user = :user and cu.conference = c and (cu.userRole = 3 or cu.userRole = 4)) order by c.startDate")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query.append(" and exists (select 1 from ConferencesUsers cu where cu.user = :user and cu.conference = c and (cu.userRole = 3 or cu.userRole = 4)) order by c.startDate");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.user from <text:s/>ConferencesUsers cu where cu.conference = :conf and cu.userRole = :userRole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.userRole from <text:s/>ConferencesUsers cu where cu.conference = :conf and cu.user = :user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.user from <text:s/>ConferencesUsers cu where cu.conference = :conf and cu.attendanceStatus = :attendanceStatus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ParticipantsDao.java</text:p>
          </table:table-cell>
          <table:table-cell office:value-type="string" calcext:value-type="string">
            <text:p><text:s/>"select cp from <text:s/>ConferencesParticipants cp where cp.conferenceId=:conferenceId and cp.userId=:userId and cp.date=:date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ParticipantsDao.java</text:p>
          </table:table-cell>
          <table:table-cell office:value-type="string" calcext:value-type="string">
            <text:p><text:s/>"select cp.user from ConferencesParticipants cp where cp.conference = :conf and cp.date=:date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<text:s/>"select u from User u left outer join u.company where u.company.companyID=:companyId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<text:s/>"select u from User u left outer join u.company where u.company.name=:companyName")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<text:s/>"select u from User u left outer join u.company where u.company.companyType=:companyType")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egisterScreen.java</text:p>
          </table:table-cell>
          <table:table-cell office:value-type="string" calcext:value-type="string">
            <text:p><text:s/>if (tempUser.compareTo("@") == 0) {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egisterScreen.java</text:p>
          </table:table-cell>
          <table:table-cell office:value-type="string" calcext:value-type="string">
            <text:p><text:s/>if (tempUser.compareTo("@") == 0) {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osterScreen.java</text:p>
          </table:table-cell>
          <table:table-cell office:value-type="string" calcext:value-type="string">
            <text:p><text:s/>.compareTo(XMPPClient.IQ_REGISTER) == 0) {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osterScreen.java</text:p>
          </table:table-cell>
          <table:table-cell office:value-type="string" calcext:value-type="string">
            <text:p><text:s/>if (Contact.userhost(ithJid).compareTo(c.jid) == 0) {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SubscribeScreen.java</text:p>
          </table:table-cell>
          <table:table-cell office:value-type="string" calcext:value-type="string">
            <text:p><text:s/>if (Contact.userhost(ithC.jid).compareTo(c.jid) == 0) return false;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string" calcext:value-type="string">
            <text:p><text:s/>Installer.java</text:p>
          </table:table-cell>
          <table:table-cell office:value-type="string" calcext:value-type="string">
            <text:p><text:s text:c="2"/>* introducing the program, allows the user to select an install directory,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string" calcext:value-type="string">
            <text:p><text:s/>Installer.java</text:p>
          </table:table-cell>
          <table:table-cell office:value-type="string" calcext:value-type="string">
            <text:p><text:s/>//Let the user select an installation directory.</text:p>
          </table:table-cell>
        </table:table-row>
        <table:table-row table:style-name="ro1">
          <table:table-cell office:value-type="string" calcext:value-type="string">
            <text:p>CommunityCase</text:p>
          </table:table-cell>
          <table:table-cell office:value-type="string" calcext:value-type="string">
            <text:p><text:s/>CheckoutProcess.java</text:p>
          </table:table-cell>
          <table:table-cell office:value-type="string" calcext:value-type="string">
            <text:p><text:s text:c="4"/>* If true, the quick process is being used, and user is not offered to select changes</text:p>
          </table:table-cell>
        </table:table-row>
        <table:table-row table:style-name="ro1">
          <table:table-cell office:value-type="string" calcext:value-type="string">
            <text:p>CalicoServer</text:p>
          </table:table-cell>
          <table:table-cell office:value-type="string" calcext:value-type="string">
            <text:p><text:s/>ClientThread.java</text:p>
          </table:table-cell>
          <table:table-cell office:value-type="string" calcext:value-type="string">
            <text:p><text:s/>&amp;&amp; ClientManager.getClientThread(clientIds[i]).getClient().getUsername().compareTo(client.getUsername()) == 0)</text:p>
          </table:table-cell>
        </table:table-row>
        <table:table-row table:style-name="ro1">
          <table:table-cell office:value-type="string" calcext:value-type="string">
            <text:p>CommitCoin</text:p>
          </table:table-cell>
          <table:table-cell office:value-type="string" calcext:value-type="string">
            <text:p><text:s/>PeerGroup.java</text:p>
          </table:table-cell>
          <table:table-cell office:value-type="string" calcext:value-type="string">
            <text:p><text:s text:c="13"/>// user when doing lots of work, like downloading the block chain. We select a priority level one lower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User.java</text:p>
          </table:table-cell>
          <table:table-cell office:value-type="string" calcext:value-type="string">
            <text:p><text:s text:c="21"/>JSONObject rspObj = DatabaseConnectionManager.executeQuery("select id, fullname, email, role from user where id = " + id);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User.java</text:p>
          </table:table-cell>
          <table:table-cell office:value-type="string" calcext:value-type="string">
            <text:p><text:s text:c="17"/>JSONObject rspObj = DatabaseConnectionManager.executeQuery("select id, fullname, email, role from user;");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User.java</text:p>
          </table:table-cell>
          <table:table-cell office:value-type="string" calcext:value-type="string">
            <text:p><text:s text:c="21"/>JSONObject userPoll = DatabaseConnectionManager.executeQuery("select * from user where id = " + id);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DatabaseAuthenticator.java</text:p>
          </table:table-cell>
          <table:table-cell office:value-type="string" calcext:value-type="string">
            <text:p><text:s text:c="13"/>JSONObject rsp = DatabaseConnectionManager.executeQuery("select * from user where email = '" + email + "'");</text:p>
          </table:table-cell>
        </table:table-row>
        <table:table-row table:style-name="ro2">
          <table:table-cell office:value-type="string" calcext:value-type="string">
            <text:p>Course-Master</text:p>
          </table:table-cell>
          <table:table-cell office:value-type="string" calcext:value-type="string">
            <text:p><text:s/>Discussion.java</text:p>
          </table:table-cell>
          <table:table-cell office:value-type="string" calcext:value-type="string">
            <text:p>select topic.id, topic.name, user.fullname postedBy, root.dte postedOn, " +</text:p>
            <text:p>Cream§ Users.java§         JcrQueryResult result = Recipe.findBy("author = %s order by [jcr:created] desc", user.uuid);</text:p>
            <text:p>CalicoClient§ Calico.java§ else if (args[i].compareTo("-defaultusername") == 0)</text:p>
            <text:p>CalicoClient§ BubbleMenu.java§ if (buttonClassname.compareTo("calico.plugins.userlist.UserImageCreate") == 0)</text:p>
            <text:p>Conference§ DirectAction.java§ if (attendee.userPassword() != null &amp;&amp; attendee.userPassword().compareTo(userPassword) == 0) {</text:p>
            <text:p>CosasDeBugDeveloper§ BuscarPersona.java§ String query = "select id, nombre||' '||apaterno||' '||amaterno, email from persona where upper("+parametro+") like upper('%"+textoABuscar+"%')";</text:p>
            <text:p>CosasDeBugDeveloper§ ModificarPersona.java§ String query = "select nombre,apaterno,amaterno,email,sexo,date(fechaNacimiento)  from persona where id = "+idDeLaPersona;</text:p>
            <text:p>ClientesApp§ ClientesApp.java§         //TypedQuery&lt;Cliente&gt; q=ClientesApp.getClienteC().getEntityManager().createQuery("select e from Cliente as e where e.apellido='gel'",Cliente.class);</text:p>
            <text:p>CXTestFramework§ D3CampaignSegmentationTest.java§ @Step(when = { "select months by clicking on up and down arrow" }, then = "Users should be able to select months from months list box."),</text:p>
            <text:p>Common-Sense-Net-2§ ActionDataFactory.java§ // if user does not have a plot, select ground nut (id = 1)</text:p>
            <text:p>Common-Sense-Net-2§ ActionDataFactory.java§ // if user doesn't have a plot, select TMV2 (id = 4)</text:p>
            <text:p>Cm9-patch-Galaxy§ ContactsContract.java§          * Starts an Activity that lets the user select the multiple phones from a</text:p>
            <text:p>ChenSun§ ResultSetRegressionTest.java§ .executeQuery("select firstName as 'first person' from bug49516");</text:p>
            <text:p>ChenSun§ ResultSetRegressionTest.java§ .executeQuery("select firstName as 'first person' from bug49516");</text:p>
            <text:p>ChenSun§ StatementRegressionTest.java§ .clientPrepareStatement("select {d '1997-05-24'} FROM testBug15141");</text:p>
            <text:p>ChenSun§ StatementRegressionTest.java§ String select_sql = "select user0_.userName as userName0_0_, user0_.ivalue as ivalue0_0_, user0_.CNAME as CNAME0_0_, user0_.bvalue as bvalue0_0_, user0_.svalue as svalue0_0_, user0_.ACTIVE as ACTIVE0_0_ from X_TEST user0_ where user0_.userName like ?";</text:p>
            <text:p>ChenSun§ DatabaseAdmin.java§ if (username1.compareTo(username2) &lt; 0) {</text:p>
            <text:p>ChenSun§ DatabaseAdmin.java§ if (username1.compareTo(username2) &gt; 0) {</text:p>
            <text:p>ChenSun§ DatabaseAdmin.java§ if (username1.compareTo(username2) &lt; 0) {</text:p>
            <text:p>ChenSun§ DatabaseAdmin.java§ if (username1.compareTo(username2) &gt; 0) {</text:p>
            <text:p>ChenSun§ ResultSetRegressionTest.java§ .executeQuery("select firstName as 'first person' from bug49516");</text:p>
            <text:p>ChenSun§ ResultSetRegressionTest.java§ .executeQuery("select firstName as 'first person' from bug49516");</text:p>
            <text:p>ChenSun§ StatementRegressionTest.java§ .clientPrepareStatement("select {d '1997-05-24'} FROM testBug15141");</text:p>
            <text:p>ChenSun§ StatementRegressionTest.java§ String select_sql = "select user0_.userName as userName0_0_, user0_.ivalue as ivalue0_0_, user0_.CNAME as CNAME0_0_, user0_.bvalue as bvalue0_0_, user0_.svalue as svalue0_0_, user0_.ACTIVE as ACTIVE0_0_ from X_TEST user0_ where user0_.userName like ?";</text:p>
            <text:p>ChenSun§ ServerInputProcessor.java§ if (username.compareTo(acappellaResult.getString("username")) &lt; 0) {</text:p>
            <text:p>ChenSun§ ServerInputProcessor.java§ } else if (username.compareTo(acappellaResult.getString("username")) &gt; 0) {</text:p>
            <text:p>ChenSun§ ServerInputProcessor.java§ if (user.compareTo(approvedUsers[i]) &lt; 0) {</text:p>
            <text:p>ChenSun§ ServerInputProcessor.java§ if (username.compareTo(acappellaResult.getString("username")) &lt; 0) {</text:p>
            <text:p>ChenSun§ ServerInputProcessor.java§ } else if (username.compareTo(acappellaResult</text:p>
            <text:p>ChenSun§ ServerInputProcessor.java§ if (user.compareTo(approvedUsers[i]) &lt; 0) {</text:p>
            <text:p>CMM-data-grabber§ Eccles.java§                         "order by f.loginTime desc", </text:p>
            <text:p>CMM-data-grabber§ UserDetailsManager.java§                     "select u.userName from UserDetails u", String.class);</text:p>
            <text:p>CMM-data-grabber§ FacilityStatusManager.java§                     "order by s.loginTime desc", FacilitySession.class);</text:p>
            <text:p>CMM-data-grabber§ FacilityStatusManager.java§                     "order by s.loginTime desc", FacilitySession.class);</text:p>
            <text:p>CMM-data-grabber§ FacilityStatusManager.java§                         "order by s.loginTime asc", FacilitySession.class);</text:p>
            <text:p>CMM-data-grabber§ FacilityStatusManager.java§                 "order by s.loginTime desc", FacilitySession.class);</text:p>
            <text:p>CS225FinalProject§ DataIO.java§ // can allow user to select file if file not found?</text:p>
            <text:p>CS225FinalProject§ DataIO.java§ // can allow user to select file if file not found?</text:p>
            <text:p>CS225FinalProject§ DataIO.java§ // can allow user to select file if file not found?</text:p>
            <text:p>ClaimBlame§ BlameAction.java§         Collections.sort(allUsers);</text:p>
            <text:p>ClaimBlame§ CulpritAssignment.java§ Collections.sort(allUsers);</text:p>
            <text:p>Cream_1§ CustomerForm.java§             emplocrit.addAscendingOrderByColumn(EmployeeNoCategoryPeer.EMPLOYEE_NO_CAT_NAME);</text:p>
            <text:p>Cream_1§ TaskForm.java§             usrcrit.addAscendingOrderByColumn(CreamUserPeer.LOGIN_NAME);</text:p>
            <text:p>Cream_1§ BaseIndustry.java§      * The criteria used to select the current contents of collCustomers</text:p>
            <text:p>Cream_1§ BaseLeadSource.java§      * The criteria used to select the current contents of collCustomers</text:p>
            <text:p>Cream_1§ BaseCustomerCategory.java§      * The criteria used to select the current contents of collCustomers</text:p>
            <text:p>Cream_1§ BaseLanguage.java§      * The criteria used to select the current contents of collCustomers</text:p>
            <text:p>Cream_1§ BaseEmployeeNoCategory.java§      * The criteria used to select the current contents of collCustomers</text:p>
            <text:p>Cream_1§ BaseTurbineRole.java§      * The criteria used to select the current contents of collTurbineUserGroupRoles</text:p>
            <text:p>Cream_1§ BaseRegion.java§      * The criteria used to select the current contents of collCustomersRelatedByRegionId</text:p>
            <text:p>Cream_1§ BaseRegion.java§      * The criteria used to select the current contents of collCustomersRelatedByShiptoRegionId</text:p>
            <text:p>Cream_1§ BaseCountry.java§      * The criteria used to select the current contents of collCustomersRelatedByCountryId</text:p>
            <text:p>Cream_1§ BaseCountry.java§      * The criteria used to select the current contents of collCustomersRelatedByShiptoCountryId</text:p>
            <text:p>Cream_1§ BaseTurbineUser.java§      * The criteria used to select the current contents of collTurbineUserGroupRoles</text:p>
            <text:p>Cream_1§ BaseTurbineGroup.java§      * The criteria used to select the current contents of collTurbineUserGroupRoles</text:p>
            <text:p>Cream_1§ BaseEducationCategory.java§      * The criteria used to select the current contents of collCustomers</text:p>
            <text:p>Cream_1§ BaseAgeCategory.java§      * The criteria used to select the current contents of collCustomers</text:p>
            <text:p>Cream_1§ BaseRevenueCategory.java§      * The criteria used to select the current contents of collCustomers</text:p>
            <text:p>Cream_1§ BaseHouseholdCategory.java§      * The criteria used to select the current contents of collCustomers</text:p>
            <text:p>CMSC424-WebProject§ Admin.java§ String name_query = "select first_name, last_name from customers where email = '"+email+"'";</text:p>
            <text:p>CMSC424-WebProject§ Admin.java§ String availableDrivers = "select deliv_id from deliverypersons where curr_loc = 'store'";</text:p>
            <text:p>CMSC424-WebProject§ AdminQuery.java§ String customerquery = "select c.email, c.address from customers c, transactions t "+</text:p>
            <text:p>CMSC424-WebProject§ DriverLogin.java§ String driverQuery = "select password from deliverypersons where deliv_id = "+id;</text:p>
            <text:p>CMSC424-WebProject§ Driver.java§ String getCustTotal = "select total_spent from customers where email = '"+email+"'";</text:p>
            <text:p>COSsettings§ LockscreenStyleActivity.java§             //Launches intent for user to select an image/crop it to set as background</text:p>
            <text:p>Cura§ AccountsListActivity.java§ // select all users.</text:p>
            <text:p>Cura§ AccountsListActivity.java§ Cursor c = db.rawQuery("select * from user", null);</text:p>
            <text:p>Cura§ AccountsListActivity.java§ if (userValue.compareTo(username) == 0</text:p>
            <text:p>Cura§ LoginScreenActivity.java§  * application. Here is where we offer the user the ability to select a server account from the ones that they've added, add new ones or</text:p>
            <text:p>Cura§ LoginScreenActivity.java§ // select all users.</text:p>
            <text:p>Cura§ LoginScreenActivity.java§ Cursor c = db.rawQuery("select * from user", null);</text:p>
            <text:p>Cura§ LoginScreenActivity.java§ if (userValue.compareTo(username) == 0</text:p>
            <text:p>Cura§ TerminalActivity.java§ if (userTemp.getUsername().compareTo("root") == 0) {</text:p>
            <text:p>Cura§ TerminalActivity.java§ if (userTemp.getUsername().compareTo("root") == 0) {</text:p>
            <text:p>Cura§ LogsDialog.java§  * Description: This Activity is for the dialog creation that happens when a user chooses to select a certain chunk of data</text:p>
            <text:p>Cura§ regexValidator.java§ if (username.compareTo(") == 0</text:p>
            <text:p>CraftIRC3§ IRCChannelPoint.java§         Collections.sort(users, new NicknameComparator(this.bot));</text:p>
            <text:p>CraftIRC3§ MinecraftPoint.java§         Collections.sort(users);</text:p>
            <text:p>Core_1§ KeyedHandler.java§  * Map found = (Map) queryRunner.query("select id, name, age from person", h);</text:p>
            <text:p>DimSim§ SettingsDialog.java§ if(rosterModel.getCurrentUser().getNetProfile().compareTo(networkProfile) != 0)</text:p>
            <text:p>DimSim§ SettingsDialog.java§ //if(rosterModel.getCurrentUser().getImgQuality().compareTo(imageQuality) != 0)</text:p>
            <text:p>DimSim§ DimDimSession.java§ //return this.creationDate.compareTo(((UserSession)obj).getCreationDate());</text:p>
            <text:p>DimSim§ ConferenceUser.java§ returnthis.email.compareTo(((ConferenceUser)obj).getEmail());</text:p>
            <text:p>DimSim§ ParticipantClientEventsManager.java§ returnid.compareTo(((ParticipantClientEventsManager)o).getId());</text:p>
            <text:p/>
          </table:table-cell>
        </table:table-row>
      </table:table>
      <table:table table:name="Tabela dinâmica_links_com_ordenacoes_v5_2" table:style-name="ta1">
        <table:table-column table:style-name="co1" table:default-cell-style-name="ce22"/>
        <table:table-column table:style-name="co4" table:default-cell-style-name="ce26"/>
        <table:table-row table:style-name="ro1">
          <table:table-cell table:style-name="ce20" office:value-type="string" calcext:value-type="string">
            <text:p>Projeto</text:p>
          </table:table-cell>
          <table:table-cell table:style-name="ce24" office:value-type="string" calcext:value-type="string">
            <text:p>Cont.Núm - Projeto</text:p>
          </table:table-cell>
        </table:table-row>
        <table:table-row table:style-name="ro1">
          <table:table-cell table:style-name="ce21" office:value-type="float" office:value="360" calcext:value-type="float">
            <text:p>360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1re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way-sql-pars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60-Engine-for-Andro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pix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onBarSher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ndaNorte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ot-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on-Extr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rm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ro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oid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La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tiCh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2D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irater-for-Andro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ignment-6-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Ref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-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sieWeatherRa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icSearch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InvInd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ok-Catalog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co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-Digital-Reposito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on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ub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PT371Group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itC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nityC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oking-to-G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Q2-Si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sh-Metal-Mana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28" office:value-type="float" office:value="300" calcext:value-type="float">
            <text:p>300</text:p>
          </table:table-cell>
        </table:table-row>
      </table:table>
      <table:table table:name="Tabela dinâmica_links_com_ordenacoes_v5_1" table:style-name="ta1">
        <table:table-column table:style-name="co1" table:default-cell-style-name="ce22"/>
        <table:table-column table:style-name="co2" table:default-cell-style-name="ce33"/>
        <table:table-column table:style-name="co5" table:default-cell-style-name="ce33"/>
        <table:table-column table:style-name="co4" table:default-cell-style-name="ce39"/>
        <table:table-row table:style-name="ro1">
          <table:table-cell table:style-name="ce20" office:value-type="string" calcext:value-type="string">
            <text:p>Projeto</text:p>
          </table:table-cell>
          <table:table-cell table:style-name="ce32" office:value-type="string" calcext:value-type="string">
            <text:p>Classe</text:p>
          </table:table-cell>
          <table:table-cell table:style-name="ce32" office:value-type="string" calcext:value-type="string">
            <text:p>Código</text:p>
          </table:table-cell>
          <table:table-cell table:style-name="ce24" office:value-type="string" calcext:value-type="string">
            <text:p>(vazio)</text:p>
          </table:table-cell>
        </table:table-row>
        <table:table-row table:style-name="ro1">
          <table:table-cell table:style-name="ce21" office:value-type="float" office:value="360" calcext:value-type="float">
            <text:p>360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29"/>if( s.userSaves[i].uName.compareTo(d.uName) == 0 ) {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puzzleSelectorFrame.java</text:p>
          </table:table-cell>
          <table:table-cell table:style-name="ce34" office:value-type="string" calcext:value-type="string">
            <text:p><text:s text:c="25"/>if( lookfor.compareTo(s.userSaves[i].uSaveName) == 0 ) {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17"/>if( s.userSaves[i].uName.compareTo(d.uName) == 0 ) {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101repo</text:p>
          </table:table-cell>
          <table:table-cell office:value-type="string" calcext:value-type="string">
            <text:p><text:s/>EmpComparator.java</text:p>
          </table:table-cell>
          <table:table-cell office:value-type="string" calcext:value-type="string">
            <text:p><text:s/>public int compare(EmployeeItem o1, EmployeeItem o2) {</text:p>
          </table:table-cell>
          <table:table-cell/>
        </table:table-row>
        <table:table-row table:style-name="ro1">
          <table:table-cell table:style-name="ce21" office:value-type="string" calcext:value-type="string">
            <text:p>2way-sql-parser</text:p>
          </table:table-cell>
          <table:table-cell office:value-type="string" calcext:value-type="string">
            <text:p><text:s/>ClioneSQLTest.java</text:p>
          </table:table-cell>
          <table:table-cell office:value-type="string" calcext:value-type="string">
            <text:p><text:s text:c="9"/>assertThat(join(sql), is("select * employee")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omaTest.java</text:p>
          </table:table-cell>
          <table:table-cell office:value-type="string" calcext:value-type="string">
            <text:p><text:s text:c="9"/>assertThat(result.sql, is("select * employee"));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MirageTest.java</text:p>
          </table:table-cell>
          <table:table-cell office:value-type="string" calcext:value-type="string">
            <text:p><text:s text:c="9"/>assertThat(ctx.getSql(), is("select * employee"));</text:p>
          </table:table-cell>
          <table:table-cell/>
        </table:table-row>
        <table:table-row table:style-name="ro1">
          <table:table-cell table:style-name="ce30" office:value-type="string" calcext:value-type="string">
            <text:p>360-Engine-for-Android</text:p>
          </table:table-cell>
          <table:table-cell office:value-type="string" calcext:value-type="string">
            <text:p><text:s/>GroupsTableTest.java</text:p>
          </table:table-cell>
          <table:table-cell office:value-type="string" calcext:value-type="string">
            <text:p><text:s/>&amp;&amp; gi1.mUserId.compareTo(gi2.mUserId) != 0) {</text:p>
          </table:table-cell>
          <table:table-cell/>
        </table:table-row>
        <table:table-row table:style-name="ro1">
          <table:table-cell table:style-name="ce30" office:value-type="string" calcext:value-type="string">
            <text:p>64pixels</text:p>
          </table:table-cell>
          <table:table-cell office:value-type="string" calcext:value-type="string">
            <text:p><text:s/>CraftrServer.java</text:p>
          </table:table-cell>
          <table:table-cell office:value-type="string" calcext:value-type="string">
            <text:p><text:s/>int t = clients[i].nick.toLowerCase().compareTo(nick.toLowerCase());</text:p>
          </table:table-cell>
          <table:table-cell/>
        </table:table-row>
        <table:table-row table:style-name="ro1">
          <table:table-cell table:style-name="ce21" office:value-type="string" calcext:value-type="string">
            <text:p>ACLS-protocol-library</text:p>
          </table:table-cell>
          <table:table-cell office:value-type="string" calcext:value-type="string">
            <text:p><text:s/>AccountRequest.java</text:p>
          </table:table-cell>
          <table:table-cell office:value-type="string" calcext:value-type="string">
            <text:p><text:s text:c="2"/>* requests select the account that the user is going to use from the list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LoginResponse.java</text:p>
          </table:table-cell>
          <table:table-cell table:style-name="ce34" office:value-type="string" calcext:value-type="string">
            <text:p><text:s text:c="6"/>* @return a list of the accounts that the user can select from for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the logged in user's name and organization, a list of accounts to select from,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ActionBarSherlock</text:p>
          </table:table-cell>
          <table:table-cell office:value-type="string" calcext:value-type="string">
            <text:p><text:s/>LoaderCursorSupport.java</text:p>
          </table:table-cell>
          <table:table-cell office:value-type="string" calcext:value-type="string">
            <text:p><text:s text:c="13"/>String select = "((" + People.DISPLAY_NAME + " NOTNULL) AND ("</text:p>
          </table:table-cell>
          <table:table-cell/>
        </table:table-row>
        <table:table-row table:style-name="ro1">
          <table:table-cell table:style-name="ce30" office:value-type="string" calcext:value-type="string">
            <text:p>AgendaNortev</text:p>
          </table:table-cell>
          <table:table-cell office:value-type="string" calcext:value-type="string">
            <text:p><text:s/>DadosPessoaisDAO.java</text:p>
          </table:table-cell>
          <table:table-cell office:value-type="string" calcext:value-type="string">
            <text:p><text:s text:c="5"/>private final String selectSQL = "select * from DadosPessoais where id = 1";</text:p>
          </table:table-cell>
          <table:table-cell/>
        </table:table-row>
        <table:table-row table:style-name="ro1">
          <table:table-cell table:style-name="ce21" office:value-type="string" calcext:value-type="string">
            <text:p>Agot-Java</text:p>
          </table:table-cell>
          <table:table-cell office:value-type="string" calcext:value-type="string">
            <text:p><text:s/>ConnectionCreate.java</text:p>
          </table:table-cell>
          <table:table-cell office:value-type="string" calcext:value-type="string">
            <text:p><text:s text:c="6"/>* Main program begins here. Asks the user to select the map then runs the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PolygonGrabber.java</text:p>
          </table:table-cell>
          <table:table-cell office:value-type="string" calcext:value-type="string">
            <text:p><text:s text:c="2"/>* Asks the user to select the map then runs the</text:p>
          </table:table-cell>
          <table:table-cell/>
        </table:table-row>
        <table:table-row table:style-name="ro1">
          <table:table-cell table:style-name="ce21" office:value-type="string" calcext:value-type="string">
            <text:p>Aion-Energy-Life-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CM_TARGET_SELECT.java</text:p>
          </table:table-cell>
          <table:table-cell table:style-name="ce34" office:value-type="string" calcext:value-type="string">
            <text:p><text:s text:c="2"/>* Target object id that client wants to select or 0 if wants to unselect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If client want's to select target - d is object id.&lt;br&gt;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ion-Extreme</text:p>
          </table:table-cell>
          <table:table-cell table:style-name="ce34" office:value-type="string" calcext:value-type="string">
            <text:p><text:s/>CM_TARGET_SELECT.java</text:p>
          </table:table-cell>
          <table:table-cell table:style-name="ce34" office:value-type="string" calcext:value-type="string">
            <text:p><text:s text:c="2"/>* Target object id that client wants to select or 0 if wants to unselect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If client want's to select target - d is object id.&lt;br&gt;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ion-unique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CM_TARGET_SELECT.java</text:p>
          </table:table-cell>
          <table:table-cell table:style-name="ce34" office:value-type="string" calcext:value-type="string">
            <text:p><text:s text:c="2"/>* Target object id that client wants to select or 0 if wants to unselect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If client want's to select target - d is object id.&lt;br&gt;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larmApp-Android</text:p>
          </table:table-cell>
          <table:table-cell office:value-type="string" calcext:value-type="string">
            <text:p><text:s/>AlarmedUserData.java</text:p>
          </table:table-cell>
          <table:table-cell office:value-type="string" calcext:value-type="string">
            <text:p><text:s/>public int compare(AlarmedUser lhs, AlarmedUser rhs) {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AlarmStatusActivity.java</text:p>
          </table:table-cell>
          <table:table-cell table:style-name="ce34" office:value-type="string" calcext:value-type="string">
            <text:p><text:s/>Collections.sort(usersList, AlarmedUserData.StatusComparator);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/>public int compare(AlarmedUser lhs, AlarmedUser rhs) {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larmClock</text:p>
          </table:table-cell>
          <table:table-cell table:style-name="ce34" office:value-type="string" calcext:value-type="string">
            <text:p><text:s/>AlarmEdit.java</text:p>
          </table:table-cell>
          <table:table-cell table:style-name="ce34" office:value-type="string" calcext:value-type="string">
            <text:p><text:s text:c="2"/>* Listens for user's key press to open the repeat day picker to select the alarm day.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Listens for user's key press to open the time dialog picker to select the alarm time.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llBinary-Platform</text:p>
          </table:table-cell>
          <table:table-cell office:value-type="string" calcext:value-type="string">
            <text:p><text:s/>AbeClientLicense.java</text:p>
          </table:table-cell>
          <table:table-cell office:value-type="string" calcext:value-type="string">
            <text:p><text:s text:c="6"/>* if(isNew.compareTo(AbeClientInformation.ISNEW)==0) return true;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ddValidationUserView.java</text:p>
          </table:table-cell>
          <table:table-cell office:value-type="string" calcext:value-type="string">
            <text:p><text:s text:c="13"/>stringBuffer.append("The User Name you selected is already in use.&lt;br/&gt; <text:s/>Please select another User Name.&lt;br /&gt;");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AuthenticationHelper.java</text:p>
          </table:table-cell>
          <table:table-cell table:style-name="ce34" office:value-type="string" calcext:value-type="string">
            <text:p><text:s text:c="17"/>if (login.compareTo(allbinary.globals.GLOBALS.LOGINSUCCESS) == 0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17"/>if(this.role.compareTo(UserRoleData.INSTALLER)!=0)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13"/>if (userName != null &amp;&amp; userName.compareTo(StringUtil.getInstance().EMPTY_STRING) != 0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AuthenticationRequestHelper.java</text:p>
          </table:table-cell>
          <table:table-cell table:style-name="ce34" office:value-type="string" calcext:value-type="string">
            <text:p><text:s text:c="16"/>userInterface.getSecondaryEmail().compareTo(email) != 0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10"/>if(login.compareTo(allbinary.globals.GLOBALS.LOGINSUCCESS)==0)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10"/>if(userInterface.getMainEmail().compareTo(email) != 0)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AuthenticationTag.java</text:p>
          </table:table-cell>
          <table:table-cell table:style-name="ce34" office:value-type="string" calcext:value-type="string">
            <text:p><text:s text:c="25"/>if (userName != null &amp;&amp; userName.compareTo("") != 0 &amp;&amp; password != null &amp;&amp; password.compareTo("") != 0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if ((userName == null || userName.compareTo("") == 0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if(sessionUserName==null || sessionUserName.compareTo("")==0)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1"/>if(userName==null || userName.compareTo("")==0)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BasicUserRole.java</text:p>
          </table:table-cell>
          <table:table-cell office:value-type="string" calcext:value-type="string">
            <text:p><text:s text:c="10"/>if(role.compareTo(userRole.toString()) == 0)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FileAuthenticationTag.java</text:p>
          </table:table-cell>
          <table:table-cell table:style-name="ce34" office:value-type="string" calcext:value-type="string">
            <text:p><text:s text:c="25"/>if (userName != null &amp;&amp; userName.compareTo(StringUtil.getInstance().EMPTY_STRING) != 0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if ((userName == null || userName.compareTo("") == 0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if(sessionUserName==null || sessionUserName.compareTo("")==0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if(userName==null || userName.compareTo("")==0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17"/>if (login.compareTo(allbinary.globals.GLOBALS.LOGINSUCCESS) == 0)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13"/>if (userName != null &amp;&amp; userName.compareTo(StringUtil.getInstance().EMPTY_STRING) != 0 &amp;&amp; password != null &amp;&amp; password.compareTo(StringUtil.getInstance().EMPTY_STRING) != 0)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InstallerInfo.java</text:p>
          </table:table-cell>
          <table:table-cell office:value-type="string" calcext:value-type="string">
            <text:p><text:s text:c="7"/>if(this.userName != null &amp;&amp; this.userName.compareTo(userName)==0 &amp;&amp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toreFront.java</text:p>
          </table:table-cell>
          <table:table-cell office:value-type="string" calcext:value-type="string">
            <text:p><text:s text:c="13"/>|| columnName.compareTo(UserData.MAINEMAIL) == 0)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UserEntity.java</text:p>
          </table:table-cell>
          <table:table-cell table:style-name="ce34" office:value-type="string" calcext:value-type="string">
            <text:p><text:s text:c="13"/>isUserNameAndPasswordCorrect = result.compareTo(new SuperCrypt(new Integer(encryption).intValue()).encrypt(password));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10"/>if(this.login(userName,password).compareTo(allbinary.globals.GLOBALS.LOGINSUCCESS)==0)</text:p>
          </table:table-cell>
          <table:table-cell table:style-name="ce41"/>
        </table:table-row>
        <table:table-row table:style-name="ro1">
          <table:table-cell table:style-name="ce29"/>
          <table:table-cell office:value-type="string" calcext:value-type="string">
            <text:p><text:s/>UserRoleB.java</text:p>
          </table:table-cell>
          <table:table-cell office:value-type="string" calcext:value-type="string">
            <text:p><text:s text:c="13"/>if(role.compareTo(userRole.toString()) == 0)</text:p>
          </table:table-cell>
          <table:table-cell/>
        </table:table-row>
        <table:table-row table:style-name="ro1">
          <table:table-cell table:style-name="ce30" office:value-type="string" calcext:value-type="string">
            <text:p>AmDroid</text:p>
          </table:table-cell>
          <table:table-cell office:value-type="string" calcext:value-type="string">
            <text:p><text:s/>AmenDetailFragment.java</text:p>
          </table:table-cell>
          <table:table-cell office:value-type="string" calcext:value-type="string">
            <text:p><text:s text:c="11"/>//TODO: show hellno form here to let user select different objekt</text:p>
          </table:table-cell>
          <table:table-cell/>
        </table:table-row>
        <table:table-row table:style-name="ro1">
          <table:table-cell table:style-name="ce21" office:value-type="string" calcext:value-type="string">
            <text:p>Android-File-Manager</text:p>
          </table:table-cell>
          <table:table-cell table:style-name="ce34" office:value-type="string" calcext:value-type="string">
            <text:p><text:s/>EventHandler.java</text:p>
          </table:table-cell>
          <table:table-cell table:style-name="ce34" office:value-type="string" calcext:value-type="string">
            <text:p><text:s text:c="2"/>* Indicates whether the user wants to select 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This private method is used to display options the user can select when</text:p>
          </table:table-cell>
          <table:table-cell table:style-name="ce41"/>
        </table:table-row>
        <table:table-row table:style-name="ro1">
          <table:table-cell table:style-name="ce29"/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6"/>* If the user has multi-select on, we just need to record the file</text:p>
          </table:table-cell>
          <table:table-cell/>
        </table:table-row>
        <table:table-row table:style-name="ro1">
          <table:table-cell table:style-name="ce30" office:value-type="string" calcext:value-type="string">
            <text:p>AndroidLab</text:p>
          </table:table-cell>
          <table:table-cell office:value-type="string" calcext:value-type="string">
            <text:p><text:s/>LDAPClient.java</text:p>
          </table:table-cell>
          <table:table-cell office:value-type="string" calcext:value-type="string">
            <text:p><text:s text:c="2"/>* servers, and allows the user to select a server, create a new server, or edit</text:p>
          </table:table-cell>
          <table:table-cell/>
        </table:table-row>
        <table:table-row table:style-name="ro1">
          <table:table-cell table:style-name="ce30" office:value-type="string" calcext:value-type="string">
            <text:p>AndroidLabs</text:p>
          </table:table-cell>
          <table:table-cell office:value-type="string" calcext:value-type="string">
            <text:p><text:s/>SummaryActivity.java</text:p>
          </table:table-cell>
          <table:table-cell office:value-type="string" calcext:value-type="string">
            <text:p><text:s text:c="2"/>* Menu screen which allows the user to select whichever banking activity they'd like to perform.</text:p>
          </table:table-cell>
          <table:table-cell/>
        </table:table-row>
        <table:table-row table:style-name="ro1">
          <table:table-cell table:style-name="ce21" office:value-type="string" calcext:value-type="string">
            <text:p>AndroidSQLLiteOrm</text:p>
          </table:table-cell>
          <table:table-cell table:style-name="ce34" office:value-type="string" calcext:value-type="string">
            <text:p><text:s/>QueryParser.java</text:p>
          </table:table-cell>
          <table:table-cell table:style-name="ce34" office:value-type="string" calcext:value-type="string">
            <text:p><text:s text:c="2"/>* {@code "select * from Person p, Address a where p.[Person.height] &gt; ? and p.[Person] = a.[Address.person]"}&lt;br /&gt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"/>* {@code "select * from Person where [age] = ?"}&lt;br /&gt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"/>* {@code "select * from Person where [dateOfBirth] &lt; ?"}&lt;br /&gt;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{@code "select * from Person where [Person.height] &gt; ?"}&lt;br /&gt;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QueryParserTest.java</text:p>
          </table:table-cell>
          <table:table-cell table:style-name="ce34" office:value-type="string" calcext:value-type="string">
            <text:p><text:s text:c="9"/>final String expected = "select * from Person p, Address a where p.LAST_NAME = ? and p.PERSON_ID=a.PERSON_ID"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expected = "select * from Person p, Address a where p.PERSON_ID=a.PERSON_ID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expected = "select * from Person where FIRST_NAME = ? and AGE &lt;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expected = "select * from Person where FIRST_NAME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p, Address a where p.[lastName] = ? and p.[Person.id]=a.[Address.person]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p, Address a where p.[Person]=a.[Address.person]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abcdef]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Address.age]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age]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firstName] = ? and [age] &lt;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firstName]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Person.firstName] = ? and [Person.age] &lt;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[Person.firstName] = ?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final String input = "select * from Person where FIRST_NAME = ?";</text:p>
          </table:table-cell>
          <table:table-cell table:style-name="ce42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9"/>final String input = "select * from Person";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Anki-Android-Test</text:p>
          </table:table-cell>
          <table:table-cell table:style-name="ce34" office:value-type="string" calcext:value-type="string">
            <text:p><text:s/>SyncTestCase.java</text:p>
          </table:table-cell>
          <table:table-cell table:style-name="ce34" office:value-type="string" calcext:value-type="string">
            <text:p><text:s/>assertTrue(((String)client.sync()[0]).compareTo("fullSync") == 0)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assertTrue(((String)client.sync()[0]).compareTo("success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assertTrue(((String)client.sync()[0]).compareTo("fullSync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assertTrue(((String)client.sync()[0]).compareTo("noChanges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assertTrue(((String)client.sync()[0]).compareTo("success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13"/>assertTrue(((String)client2.sync()[0]).compareTo("success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assertTrue(((String)client.sync()[0]).compareTo("success") == 0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9"/>assertTrue(((String)client2.sync()[0]).compareTo("noChanges") == 0);</text:p>
          </table:table-cell>
          <table:table-cell table:style-name="ce42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9"/>assertTrue(((String)client2.sync()[0]).compareTo("success") == 0);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AntiChess</text:p>
          </table:table-cell>
          <table:table-cell office:value-type="string" calcext:value-type="string">
            <text:p><text:s/>HumanPlayer.java</text:p>
          </table:table-cell>
          <table:table-cell office:value-type="string" calcext:value-type="string">
            <text:p><text:s text:c="16"/>//user to select the piece they want.</text:p>
          </table:table-cell>
          <table:table-cell/>
        </table:table-row>
        <table:table-row table:style-name="ro1">
          <table:table-cell table:style-name="ce21" office:value-type="string" calcext:value-type="string">
            <text:p>AnyMemo</text:p>
          </table:table-cell>
          <table:table-cell office:value-type="string" calcext:value-type="string">
            <text:p><text:s/>MemoScreen.java</text:p>
          </table:table-cell>
          <table:table-cell office:value-type="string" calcext:value-type="string">
            <text:p><text:s text:c="6"/>* When the user select the undo from the menu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SettingsScreen.java</text:p>
          </table:table-cell>
          <table:table-cell table:style-name="ce34" office:value-type="string" calcext:value-type="string">
            <text:p><text:s text:c="17"/>// Create a AlertDialog for user to select fields display in HTML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9"/>// Create a AlertDialog for user to select fields in field 1 (the question part). <text:s text:c="7"/></text:p>
          </table:table-cell>
          <table:table-cell table:style-name="ce41"/>
        </table:table-row>
        <table:table-row table:style-name="ro1">
          <table:table-cell table:style-name="ce29"/>
          <table:table-cell office:value-type="string" calcext:value-type="string">
            <text:p><text:s/>StudyActivity.java</text:p>
          </table:table-cell>
          <table:table-cell office:value-type="string" calcext:value-type="string">
            <text:p><text:s text:c="6"/>* When the user select the undo from the menu</text:p>
          </table:table-cell>
          <table:table-cell/>
        </table:table-row>
        <table:table-row table:style-name="ro1">
          <table:table-cell table:style-name="ce21" office:value-type="string" calcext:value-type="string">
            <text:p>AOKP-I777</text:p>
          </table:table-cell>
          <table:table-cell table:style-name="ce34" office:value-type="string" calcext:value-type="string">
            <text:p><text:s/>BandMode.java</text:p>
          </table:table-cell>
          <table:table-cell table:style-name="ce34" office:value-type="string" calcext:value-type="string">
            <text:p><text:s text:c="2"/>* After user select one band, it will send the selection to baseband.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It will alter user the result of select operation and exit, no matter success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ChooseAccountActivity.java</text:p>
          </table:table-cell>
          <table:table-cell office:value-type="string" calcext:value-type="string">
            <text:p><text:s text:c="2"/>* Activity asking a user to select an account to be set u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omposeMessageActivity.java</text:p>
          </table:table-cell>
          <table:table-cell office:value-type="string" calcext:value-type="string">
            <text:p><text:s text:c="9"/>// user is able to select a large number of recipients from the Contacts. The com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ispla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Environment.java</text:p>
          </table:table-cell>
          <table:table-cell table:style-name="ce34" office:value-type="string" calcext:value-type="string">
            <text:p><text:s text:c="6"/>* in the list of alarms that the user can select (not as regular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6"/>* in the list of notifications that the user can select (not as regular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6"/>* in the list of podcasts that the user can select (not as regular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in the list of ringtones that the user can select (not as regular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Securit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WifiSettingsForSetupWizardXL.java</text:p>
          </table:table-cell>
          <table:table-cell office:value-type="string" calcext:value-type="string">
            <text:p><text:s text:c="13"/>// We clean up the current connectivity status and let users select another network</text:p>
          </table:table-cell>
          <table:table-cell/>
        </table:table-row>
        <table:table-row table:style-name="ro1">
          <table:table-cell table:style-name="ce30" office:value-type="string" calcext:value-type="string">
            <text:p>AP2DX</text:p>
          </table:table-cell>
          <table:table-cell office:value-type="string" calcext:value-type="string">
            <text:p><text:s/>Cache_JMockit_Test.java</text:p>
          </table:table-cell>
          <table:table-cell office:value-type="string" calcext:value-type="string">
            <text:p><text:s text:c="4"/>// abstraction (separated interface), AND client code is expected to be able to select or switch between such</text:p>
          </table:table-cell>
          <table:table-cell/>
        </table:table-row>
        <table:table-row table:style-name="ro1">
          <table:table-cell table:style-name="ce30" office:value-type="string" calcext:value-type="string">
            <text:p>Appirater-for-Android</text:p>
          </table:table-cell>
          <table:table-cell office:value-type="string" calcext:value-type="string">
            <text:p><text:s/>Appirater.java</text:p>
          </table:table-cell>
          <table:table-cell office:value-type="string" calcext:value-type="string">
            <text:p><text:s text:c="5"/>* Once the rating alert is presented to the user, they might select 'Remind</text:p>
          </table:table-cell>
          <table:table-cell/>
        </table:table-row>
        <table:table-row table:style-name="ro1">
          <table:table-cell table:style-name="ce21" office:value-type="string" calcext:value-type="string">
            <text:p>Archimedes</text:p>
          </table:table-cell>
          <table:table-cell table:style-name="ce34" office:value-type="string" calcext:value-type="string">
            <text:p><text:s/>FilletCommand.java</text:p>
          </table:table-cell>
          <table:table-cell table:style-name="ce34" office:value-type="string" calcext:value-type="string">
            <text:p><text:s text:c="6"/>* <text:s text:c="11"/>The point clicked by the user to select the first element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6"/>* <text:s text:c="11"/>The point clicked by the user to select the second element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Arduino</text:p>
          </table:table-cell>
          <table:table-cell office:value-type="string" calcext:value-type="string">
            <text:p><text:s/>Editor.java</text:p>
          </table:table-cell>
          <table:table-cell office:value-type="string" calcext:value-type="string">
            <text:p><text:s text:c="4"/>* of the selection. That is, if the user clicks and drags to select lines</text:p>
          </table:table-cell>
          <table:table-cell/>
        </table:table-row>
        <table:table-row table:style-name="ro1">
          <table:table-cell table:style-name="ce21" office:value-type="string" calcext:value-type="string">
            <text:p>Artemis</text:p>
          </table:table-cell>
          <table:table-cell office:value-type="string" calcext:value-type="string">
            <text:p><text:s/>EditMenu.java</text:p>
          </table:table-cell>
          <table:table-cell office:value-type="string" calcext:value-type="string">
            <text:p><text:s text:c="7"/>// reset the select so that the user can see what it was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SelectMenu.java</text:p>
          </table:table-cell>
          <table:table-cell office:value-type="string" calcext:value-type="string">
            <text:p><text:s text:c="4"/>* <text:s/>Warn if the user tries to select more than this number of features.</text:p>
          </table:table-cell>
          <table:table-cell/>
        </table:table-row>
        <table:table-row table:style-name="ro1">
          <table:table-cell table:style-name="ce30" office:value-type="string" calcext:value-type="string">
            <text:p>Assignment-6-Project</text:p>
          </table:table-cell>
          <table:table-cell office:value-type="string" calcext:value-type="string">
            <text:p><text:s/>DayScrollPane.java</text:p>
          </table:table-cell>
          <table:table-cell office:value-type="string" calcext:value-type="string">
            <text:p><text:s text:c="2"/>*allows the user to select an event and either edit or delete that event</text:p>
          </table:table-cell>
          <table:table-cell/>
        </table:table-row>
        <table:table-row table:style-name="ro1">
          <table:table-cell table:style-name="ce30" office:value-type="string" calcext:value-type="string">
            <text:p>ATReference</text:p>
          </table:table-cell>
          <table:table-cell office:value-type="string" calcext:value-type="string">
            <text:p><text:s/>ArchDescriptionNamesFields.java</text:p>
          </table:table-cell>
          <table:table-cell office:value-type="string" calcext:value-type="string">
            <text:p><text:s text:c="6"/>* user tries to select the empty function it can be reset</text:p>
          </table:table-cell>
          <table:table-cell/>
        </table:table-row>
        <table:table-row table:style-name="ro1">
          <table:table-cell table:style-name="ce21" office:value-type="string" calcext:value-type="string">
            <text:p>AU-AD</text:p>
          </table:table-cell>
          <table:table-cell table:style-name="ce34" office:value-type="string" calcext:value-type="string">
            <text:p><text:s/>CM_TARGET_SELECT.java</text:p>
          </table:table-cell>
          <table:table-cell table:style-name="ce34" office:value-type="string" calcext:value-type="string">
            <text:p><text:s text:c="2"/>* Target object id that client wants to select or 0 if wants to unselect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If client want's to select target - d is object id.&lt;br&gt;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AussieWeatherRadar</text:p>
          </table:table-cell>
          <table:table-cell office:value-type="string" calcext:value-type="string">
            <text:p><text:s/>AussieWeatherRadar.java</text:p>
          </table:table-cell>
          <table:table-cell office:value-type="string" calcext:value-type="string">
            <text:p><text:s/>// have the user select a station on the map first if they</text:p>
          </table:table-cell>
          <table:table-cell/>
        </table:table-row>
        <table:table-row table:style-name="ro1">
          <table:table-cell table:style-name="ce21" office:value-type="string" calcext:value-type="string">
            <text:p>AusyPlay</text:p>
          </table:table-cell>
          <table:table-cell office:value-type="string" calcext:value-type="string">
            <text:p><text:s/>BookCtrl.java</text:p>
          </table:table-cell>
          <table:table-cell office:value-type="string" calcext:value-type="string">
            <text:p><text:s/>connectedUserBooks).addOrderByCondition("book.number"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JPQLHelper.java</text:p>
          </table:table-cell>
          <table:table-cell office:value-type="string" calcext:value-type="string">
            <text:p><text:s text:c="2"/>* Adds the order by condition. You don't need to specify "order by" in your statement, just set "user.name" for instance.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SerieCtrl.java</text:p>
          </table:table-cell>
          <table:table-cell table:style-name="ce34" office:value-type="string" calcext:value-type="string">
            <text:p><text:s/>"where ob.owner.id = (:userId) order by s.name"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where s = (:serie) and ob.owner.id = (:userId) order by bb.number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List&lt;Book&gt; booksInSerieForUser = Serie.find("select bb from OwnedBook ob join ob.baseBook bb join bb.serie s " +</text:p>
          </table:table-cell>
          <table:table-cell table:style-name="ce42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/>List&lt;Serie&gt; userSeries = Serie.find("select distinct s " +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BasicSearchEngine</text:p>
          </table:table-cell>
          <table:table-cell office:value-type="string" calcext:value-type="string">
            <text:p><text:s/>DocumentBrowser.java</text:p>
          </table:table-cell>
          <table:table-cell office:value-type="string" calcext:value-type="string">
            <text:p><text:s text:c="2"/>* Generate Index From .OUT File - This will allow the user to select a .OUT file to generate the index. When dealing with large files, this operation could </text:p>
          </table:table-cell>
          <table:table-cell/>
        </table:table-row>
        <table:table-row table:style-name="ro1">
          <table:table-cell table:style-name="ce30" office:value-type="string" calcext:value-type="string">
            <text:p>Bianca</text:p>
          </table:table-cell>
          <table:table-cell office:value-type="string" calcext:value-type="string">
            <text:p><text:s/>PostgresModule.java</text:p>
          </table:table-cell>
          <table:table-cell office:value-type="string" calcext:value-type="string">
            <text:p><text:s text:c="7"/>// to the client what table maps to a particular select item</text:p>
          </table:table-cell>
          <table:table-cell/>
        </table:table-row>
        <table:table-row table:style-name="ro1">
          <table:table-cell table:style-name="ce30" office:value-type="string" calcext:value-type="string">
            <text:p>BioInvIndex</text:p>
          </table:table-cell>
          <table:table-cell office:value-type="string" calcext:value-type="string">
            <text:p><text:s/>DBUnitTest.java</text:p>
          </table:table-cell>
          <table:table-cell office:value-type="string" calcext:value-type="string">
            <text:p><text:s/>ResultSet rs = stmt.executeQuery ( "select sys_context('USERENV', 'CURRENT_SCHEMA') CURRENT_SCHEMA from dual" );</text:p>
          </table:table-cell>
          <table:table-cell/>
        </table:table-row>
        <table:table-row table:style-name="ro1">
          <table:table-cell table:style-name="ce21" office:value-type="string" calcext:value-type="string">
            <text:p>BitMate</text:p>
          </table:table-cell>
          <table:table-cell table:style-name="ce34" office:value-type="string" calcext:value-type="string">
            <text:p><text:s/>ClientStatsView.java</text:p>
          </table:table-cell>
          <table:table-cell table:style-name="ce34" office:value-type="string" calcext:value-type="string">
            <text:p><text:s/>public int compare(ClientStatsDataSource o1, ClientStatsDataSource o2) {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/>Arrays.sort(stats, new Comparator&lt;ClientStatsDataSource&gt;() {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NonBlockingReadWriteService.java</text:p>
          </table:table-cell>
          <table:table-cell office:value-type="string" calcext:value-type="string">
            <text:p><text:s text:c="7"/>write_selector.resumeSelects( client.getSocketChannel() ); <text:s/>//we need to resume since write selects are auto-paused after select 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iecePickerImpl.java</text:p>
          </table:table-cell>
          <table:table-cell office:value-type="string" calcext:value-type="string">
            <text:p><text:s/>/** user select prioritize first/last *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lectableSpeedMenu.java</text:p>
          </table:table-cell>
          <table:table-cell office:value-type="string" calcext:value-type="string">
            <text:p><text:s text:c="9"/>if (value &lt; 5) {continue;} // Don't allow the user to easily select slow speed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ideBarEntrySWT.java</text:p>
          </table:table-cell>
          <table:table-cell office:value-type="string" calcext:value-type="string">
            <text:p><text:s/>// ensure show order by user execThread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abbedEntry.java</text:p>
          </table:table-cell>
          <table:table-cell office:value-type="string" calcext:value-type="string">
            <text:p><text:s/>// ensure show order by user execThreadLater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TableViewSWTImpl.java</text:p>
          </table:table-cell>
          <table:table-cell table:style-name="ce34" office:value-type="string" calcext:value-type="string">
            <text:p><text:s/>// Deselect rows if user clicks on a blank spot (a spot with no row)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2"/>* <text:s text:c="17"/>because of non-created rows when select user selects all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BitNomen</text:p>
          </table:table-cell>
          <table:table-cell office:value-type="string" calcext:value-type="string">
            <text:p><text:s/>ContentExplorer.java</text:p>
          </table:table-cell>
          <table:table-cell office:value-type="string" calcext:value-type="string">
            <text:p><text:s/>Log.fine("the user did not select a file"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GroupManagerGUI.java</text:p>
          </table:table-cell>
          <table:table-cell office:value-type="string" calcext:value-type="string">
            <text:p><text:s text:c="2"/>* Display the basic view in which the user can select a group to edit.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UserSelector.java</text:p>
          </table:table-cell>
          <table:table-cell office:value-type="string" calcext:value-type="string">
            <text:p><text:s/>pleaseSelect.setText("Please select a user: ");</text:p>
          </table:table-cell>
          <table:table-cell/>
        </table:table-row>
        <table:table-row table:style-name="ro1">
          <table:table-cell table:style-name="ce21" office:value-type="string" calcext:value-type="string">
            <text:p>BoofCV</text:p>
          </table:table-cell>
          <table:table-cell office:value-type="string" calcext:value-type="string">
            <text:p><text:s/>SelectAlgorithmPanel.java</text:p>
          </table:table-cell>
          <table:table-cell office:value-type="string" calcext:value-type="string">
            <text:p><text:s text:c="2"/>* Provides a pull down list form which the user can select which algorithm to run. <text:s/>Af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lectRegionDescriptionPanel.java</text:p>
          </table:table-cell>
          <table:table-cell office:value-type="string" calcext:value-type="string">
            <text:p><text:s text:c="2"/>* Allows the user to select a point, its size, and orientation. <text:s/>First the user clicks on a po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UtilIO.java</text:p>
          </table:table-cell>
          <table:table-cell office:value-type="string" calcext:value-type="string">
            <text:p><text:s text:c="2"/>* Opens up a dialog box asking the user to select a file. <text:s/>If the user canc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VisualizeRegionDescriptionApp.java</text:p>
          </table:table-cell>
          <table:table-cell office:value-type="string" calcext:value-type="string">
            <text:p><text:s text:c="2"/>* <text:s/>Allows the user to select a point and show the description of the region at that point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VisualizeScorePanel.java</text:p>
          </table:table-cell>
          <table:table-cell office:value-type="string" calcext:value-type="string">
            <text:p><text:s text:c="2"/>* Let's the user select which score type to use.</text:p>
          </table:table-cell>
          <table:table-cell/>
        </table:table-row>
        <table:table-row table:style-name="ro1">
          <table:table-cell table:style-name="ce21" office:value-type="string" calcext:value-type="string">
            <text:p>Book-Catalogue</text:p>
          </table:table-cell>
          <table:table-cell office:value-type="string" calcext:value-type="string">
            <text:p><text:s/>BookEditLoaned.java</text:p>
          </table:table-cell>
          <table:table-cell office:value-type="string" calcext:value-type="string">
            <text:p><text:s text:c="2"/>* Users can select a book and, from this activity, select a friend to "loan" the book to.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GoodreadsSearchResults.java</text:p>
          </table:table-cell>
          <table:table-cell office:value-type="string" calcext:value-type="string">
            <text:p><text:s text:c="2"/>* Handle user clicking on a book. This should show editions and allow the user to select a specific edition.</text:p>
          </table:table-cell>
          <table:table-cell/>
        </table:table-row>
        <table:table-row table:style-name="ro1">
          <table:table-cell table:style-name="ce21" office:value-type="string" calcext:value-type="string">
            <text:p>BroadleafCommerce</text:p>
          </table:table-cell>
          <table:table-cell office:value-type="string" calcext:value-type="string">
            <text:p><text:s/>AdminExporter.java</text:p>
          </table:table-cell>
          <table:table-cell office:value-type="string" calcext:value-type="string">
            <text:p><text:s text:c="6"/>* The friendly name of this exporter to display to the user to select from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AdminPresentationMap.java</text:p>
          </table:table-cell>
          <table:table-cell table:style-name="ce34" office:value-type="string" calcext:value-type="string">
            <text:p><text:s text:c="6"/>* &lt;p&gt;Optional - only required when the user should select from a list of database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6"/>* &lt;p&gt;Optional - only required when the user should select from a list of pre-defined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&lt;p&gt;Specify the keys available for the user to select from&lt;/p&gt;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FulfillmentOption.java</text:p>
          </table:table-cell>
          <table:table-cell table:style-name="ce34" office:value-type="string" calcext:value-type="string">
            <text:p><text:s text:c="6"/>* Set the display name for this option that will be shown to the user to select from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Sets the long description for this option to show to the user when they select an option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FulfillmentPricingProvider.java</text:p>
          </table:table-cell>
          <table:table-cell office:value-type="string" calcext:value-type="string">
            <text:p><text:s text:c="6"/>* @param option - the candidate option a user might select based on the estimate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ProductOption.java</text:p>
          </table:table-cell>
          <table:table-cell office:value-type="string" calcext:value-type="string">
            <text:p><text:s text:c="6"/>* Gets the available values that a user can select for this ProductOption.</text:p>
          </table:table-cell>
          <table:table-cell/>
        </table:table-row>
        <table:table-row table:style-name="ro1">
          <table:table-cell table:style-name="ce30" office:value-type="string" calcext:value-type="string">
            <text:p>CalicoServer</text:p>
          </table:table-cell>
          <table:table-cell office:value-type="string" calcext:value-type="string">
            <text:p><text:s/>ClientThread.java</text:p>
          </table:table-cell>
          <table:table-cell office:value-type="string" calcext:value-type="string">
            <text:p><text:s/>&amp;&amp; ClientManager.getClientThread(clientIds[i]).getClient().getUsername().compareTo(client.getUsername()) == 0)</text:p>
          </table:table-cell>
          <table:table-cell/>
        </table:table-row>
        <table:table-row table:style-name="ro1">
          <table:table-cell table:style-name="ce30" office:value-type="string" calcext:value-type="string">
            <text:p>Carolina-Digital-Repository</text:p>
          </table:table-cell>
          <table:table-cell office:value-type="string" calcext:value-type="string">
            <text:p><text:s/>UserManagementServiceImpl.java</text:p>
          </table:table-cell>
          <table:table-cell office:value-type="string" calcext:value-type="string">
            <text:p><text:s/>Collections.sort(users);</text:p>
          </table:table-cell>
          <table:table-cell/>
        </table:table-row>
        <table:table-row table:style-name="ro1">
          <table:table-cell table:style-name="ce30" office:value-type="string" calcext:value-type="string">
            <text:p>Caronas</text:p>
          </table:table-cell>
          <table:table-cell office:value-type="string" calcext:value-type="string">
            <text:p><text:s/>ControleDeAcessoImpl.java</text:p>
          </table:table-cell>
          <table:table-cell office:value-type="string" calcext:value-type="string">
            <text:p><text:s/>query = "select from " + Usuario.class.getName();</text:p>
          </table:table-cell>
          <table:table-cell/>
        </table:table-row>
        <table:table-row table:style-name="ro1">
          <table:table-cell table:style-name="ce21" office:value-type="string" calcext:value-type="string">
            <text:p>CIDE</text:p>
          </table:table-cell>
          <table:table-cell office:value-type="string" calcext:value-type="string">
            <text:p><text:s/>RegisterScreen.java</text:p>
          </table:table-cell>
          <table:table-cell office:value-type="string" calcext:value-type="string">
            <text:p><text:s/>if (tempUser.compareTo("@") == 0) {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RosterScreen.java</text:p>
          </table:table-cell>
          <table:table-cell table:style-name="ce34" office:value-type="string" calcext:value-type="string">
            <text:p><text:s/>.compareTo(XMPPClient.IQ_REGISTER) == 0) {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/>if (Contact.userhost(ithJid).compareTo(c.jid) == 0) {</text:p>
          </table:table-cell>
          <table:table-cell table:style-name="ce41"/>
        </table:table-row>
        <table:table-row table:style-name="ro1">
          <table:table-cell table:style-name="ce29"/>
          <table:table-cell office:value-type="string" calcext:value-type="string">
            <text:p><text:s/>SubscribeScreen.java</text:p>
          </table:table-cell>
          <table:table-cell office:value-type="string" calcext:value-type="string">
            <text:p><text:s/>if (Contact.userhost(ithC.jid).compareTo(c.jid) == 0) return false;</text:p>
          </table:table-cell>
          <table:table-cell/>
        </table:table-row>
        <table:table-row table:style-name="ro1">
          <table:table-cell table:style-name="ce21" office:value-type="string" calcext:value-type="string">
            <text:p>Clotho-Core</text:p>
          </table:table-cell>
          <table:table-cell office:value-type="string" calcext:value-type="string">
            <text:p><text:s/>ClothoSaveChooser.java</text:p>
          </table:table-cell>
          <table:table-cell office:value-type="string" calcext:value-type="string">
            <text:p><text:s text:c="6"/>* Meant for use in the case where user could select different filefilters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Collector.java</text:p>
          </table:table-cell>
          <table:table-cell table:style-name="ce34" office:value-type="string" calcext:value-type="string">
            <text:p><text:s text:c="13"/>//If preference read failed, try asking the user to select an author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Use this method to prompt the user to select the current user from a list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onnectCollectionView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ontainer.java</text:p>
          </table:table-cell>
          <table:table-cell office:value-type="string" calcext:value-type="string">
            <text:p><text:s text:c="17"/>//Throw up a dialog and get user to select the collection stored as 'chose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igestMultiple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bjBase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Part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  <table:table-cell/>
        </table:table-row>
        <table:table-row table:style-name="ro1">
          <table:table-cell table:style-name="ce30" office:value-type="string" calcext:value-type="string">
            <text:p>ClubManagement</text:p>
          </table:table-cell>
          <table:table-cell office:value-type="string" calcext:value-type="string">
            <text:p><text:s/>Notifications.java</text:p>
          </table:table-cell>
          <table:table-cell office:value-type="string" calcext:value-type="string">
            <text:p><text:s/>currentNotificationsQuery="select * from notifications where NotificationId IN (Select NotificationId from notificationmember where MemberId=' "+ login.currentMember.MemberId + "' OR MemberId='0');";</text:p>
          </table:table-cell>
          <table:table-cell/>
        </table:table-row>
        <table:table-row table:style-name="ro1">
          <table:table-cell table:style-name="ce21" office:value-type="string" calcext:value-type="string">
            <text:p>CMPT371Group02</text:p>
          </table:table-cell>
          <table:table-cell office:value-type="string" calcext:value-type="string">
            <text:p><text:s/>addUserServ.java</text:p>
          </table:table-cell>
          <table:table-cell office:value-type="string" calcext:value-type="string">
            <text:p><text:s text:c="13"/>out.println("&lt;div style=\"color:red;\"&gt; Please select a user type&lt;/div&gt;");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UserDao.java</text:p>
          </table:table-cell>
          <table:table-cell office:value-type="string" calcext:value-type="string">
            <text:p>select * from users where username='</text:p>
          </table:table-cell>
          <table:table-cell/>
        </table:table-row>
        <table:table-row table:style-name="ro1">
          <table:table-cell table:style-name="ce30" office:value-type="string" calcext:value-type="string">
            <text:p>CommitCoin</text:p>
          </table:table-cell>
          <table:table-cell office:value-type="string" calcext:value-type="string">
            <text:p><text:s/>PeerGroup.java</text:p>
          </table:table-cell>
          <table:table-cell office:value-type="string" calcext:value-type="string">
            <text:p><text:s text:c="13"/>// user when doing lots of work, like downloading the block chain. We select a priority level one lower</text:p>
          </table:table-cell>
          <table:table-cell/>
        </table:table-row>
        <table:table-row table:style-name="ro1">
          <table:table-cell table:style-name="ce30" office:value-type="string" calcext:value-type="string">
            <text:p>CommunityCase</text:p>
          </table:table-cell>
          <table:table-cell office:value-type="string" calcext:value-type="string">
            <text:p><text:s/>CheckoutProcess.java</text:p>
          </table:table-cell>
          <table:table-cell office:value-type="string" calcext:value-type="string">
            <text:p><text:s text:c="4"/>* If true, the quick process is being used, and user is not offered to select changes</text:p>
          </table:table-cell>
          <table:table-cell/>
        </table:table-row>
        <table:table-row table:style-name="ro1">
          <table:table-cell table:style-name="ce21" office:value-type="string" calcext:value-type="string">
            <text:p>Conf4you</text:p>
          </table:table-cell>
          <table:table-cell table:style-name="ce34" office:value-type="string" calcext:value-type="string">
            <text:p><text:s/>ConferencesParticipantsDao.java</text:p>
          </table:table-cell>
          <table:table-cell table:style-name="ce34" office:value-type="string" calcext:value-type="string">
            <text:p><text:s/>"select cp from <text:s/>ConferencesParticipants cp where cp.conferenceId=:conferenceId and cp.userId=:userId and cp.date=:date")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/>"select cp.user from ConferencesParticipants cp where cp.conference = :conf and cp.date=:date")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ConferencesUsersDao.java</text:p>
          </table:table-cell>
          <table:table-cell table:style-name="ce34" office:value-type="string" calcext:value-type="string">
            <text:p><text:s/>"select cu from <text:s/>ConferencesUsers cu join fetch cu.user user where cu.conference = :conf and user.lastLogin &gt;= :loginDate "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 from <text:s/>ConferencesUsers cu where cu.conference = :conf and cu.user = :user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 from <text:s/>ConferencesUsers cu where cu.conference = :conf and cu.userRole = :userRole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 from <text:s/>ConferencesUsers cu where cu.conference = :conf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 from <text:s/>ConferencesUsers cu where cu.user = :user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.user from <text:s/>ConferencesUsers cu where cu.conference = :conf and cu.attendanceStatus = :attendanceStatus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.user from <text:s/>ConferencesUsers cu where cu.conference = :conf and cu.userRole = :userRole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cu.userRole from <text:s/>ConferencesUsers cu where cu.conference = :conf and cu.user = :user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u from User u where u.admin != 1 and not exists (select 1 from ConferencesUsers cu where cu.user = u and cu.conference = :conf)")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query.append(" and exists (select 1 from ConferencesUsers cu where cu.user = :user and cu.conference = c and (cu.userRole = 3 or cu.userRole = 4)) order by c.startDate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query.append(" where c.active = 1 and exists (select 1 from ConferencesUsers cu where cu.user = :user and cu.conference = c and (cu.userRole = 3 or cu.userRole = 4)) order by c.startDate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query = "select cu from <text:s/>ConferencesUsers cu where cu.user = :user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query = "select cu from ConferencesUsers cu left join fetch cu.conference conf where cu.user = :user and conf.endDate &gt;= :now"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String query = "select conf from ConferencesUsers cu left join cu.conference conf where cu.user = :user and and conf.endDate &gt;= :now";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/>String query = "select conf from ConferencesUsers cu left join cu.conference conf where cu.user = :user and cu.userRole = :userRole and conf.endDate &gt;= :now";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UserDao.java</text:p>
          </table:table-cell>
          <table:table-cell table:style-name="ce34" office:value-type="string" calcext:value-type="string">
            <text:p><text:s/>"select u from User u left outer join u.company where u.company.companyID=:companyId")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"select u from User u left outer join u.company where u.company.companyType=:companyType")</text:p>
          </table:table-cell>
          <table:table-cell table:style-name="ce42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/>"select u from User u left outer join u.company where u.company.name=:companyName")</text:p>
          </table:table-cell>
          <table:table-cell table:style-name="ce41"/>
        </table:table-row>
        <table:table-row table:style-name="ro1">
          <table:table-cell table:style-name="ce30" office:value-type="string" calcext:value-type="string">
            <text:p>Cooking-to-Goal</text:p>
          </table:table-cell>
          <table:table-cell office:value-type="string" calcext:value-type="string">
            <text:p><text:s/>LoginPanel.java</text:p>
          </table:table-cell>
          <table:table-cell office:value-type="string" calcext:value-type="string">
            <text:p><text:s text:c="9"/>jLabel2.setText("Please select your user name to login.");</text:p>
          </table:table-cell>
          <table:table-cell/>
        </table:table-row>
        <table:table-row table:style-name="ro1">
          <table:table-cell table:style-name="ce21" office:value-type="string" calcext:value-type="string">
            <text:p>Corisco</text:p>
          </table:table-cell>
          <table:table-cell office:value-type="string" calcext:value-type="string">
            <text:p><text:s/>AddBitstreamForm.java</text:p>
          </table:table-cell>
          <table:table-cell office:value-type="string" calcext:value-type="string">
            <text:p><text:s text:c="2"/>* user can select the new bitstream's bundle (which is unchangabl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uthenticatedSelector.java</text:p>
          </table:table-cell>
          <table:table-cell office:value-type="string" calcext:value-type="string">
            <text:p><text:s text:c="2"/>* administrators distinct from epersons that select must come fir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CLicenseStep.java</text:p>
          </table:table-cell>
          <table:table-cell office:value-type="string" calcext:value-type="string">
            <text:p><text:s text:c="2"/>* The creative commons URL, where to send the user off to so that they can select a licens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heckBox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Composite.java</text:p>
          </table:table-cell>
          <table:table-cell table:style-name="ce34" office:value-type="string" calcext:value-type="string">
            <text:p><text:s text:c="6"/>* Add a menu input control which allows the user to select from a list of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the front end will provide a way for the user to select fields (probably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EditGroupForm.java</text:p>
          </table:table-cell>
          <table:table-cell table:style-name="ce34" office:value-type="string" calcext:value-type="string">
            <text:p><text:s text:c="9"/>Collections.sort(allMemberEPeopleIDs)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"/>* change the group's name, OR search for new epeople / groups to add, OR select 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Present the user with the group's current state. The user may select to 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Field.java</text:p>
          </table:table-cell>
          <table:table-cell table:style-name="ce34" office:value-type="string" calcext:value-type="string">
            <text:p><text:s text:c="2"/>* file: An input control that allows the user to select files to be submitted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select: A menu input control which allows the user to select from a list of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File.java</text:p>
          </table:table-cell>
          <table:table-cell office:value-type="string" calcext:value-type="string">
            <text:p><text:s text:c="2"/>* user to select files from there local system to be uploaded to the server.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JSPSelectCollectionStep.java</text:p>
          </table:table-cell>
          <table:table-cell table:style-name="ce34" office:value-type="string" calcext:value-type="string">
            <text:p><text:s text:c="13"/>// the "Please select a collection" message to the user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9"/>// if the user didn't select a collection,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JSPUploadStep.java</text:p>
          </table:table-cell>
          <table:table-cell office:value-type="string" calcext:value-type="string">
            <text:p><text:s text:c="9"/>// load JSP which allows the user to select a file to upl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arams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Radio.java</text:p>
          </table:table-cell>
          <table:table-cell table:style-name="ce34" office:value-type="string" calcext:value-type="string">
            <text:p><text:s text:c="6"/>* the front end will provide a way for the user to select fields (probably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user to select one value among many. If the user selects one value then all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ResetPassword.java</text:p>
          </table:table-cell>
          <table:table-cell office:value-type="string" calcext:value-type="string">
            <text:p><text:s text:c="2"/>* Display a reset password form allowing the user to select a new password.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RichTextContainer.java</text:p>
          </table:table-cell>
          <table:table-cell table:style-name="ce34" office:value-type="string" calcext:value-type="string">
            <text:p><text:s text:c="6"/>* Add a menu input control which allows the user to select from a list of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6"/>* Add an input control that allows the user to select files to be submitted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Select.java</text:p>
          </table:table-cell>
          <table:table-cell table:style-name="ce34" office:value-type="string" calcext:value-type="string">
            <text:p><text:s text:c="6"/>* Enable the user to select multiple options.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6"/>* Set whether the user is able to select multiple options.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6"/>* the front end will provide a way for the user to select fields (probably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the user to select from a list of available options.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SelectCollectionStep.java</text:p>
          </table:table-cell>
          <table:table-cell table:style-name="ce34" office:value-type="string" calcext:value-type="string">
            <text:p><text:s text:c="9"/>// if the user didn't select a collection,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Allow the user to select a collection they wish to submit an item to, </text:p>
          </table:table-cell>
          <table:table-cell table:style-name="ce41"/>
        </table:table-row>
        <table:table-row table:style-name="ro1">
          <table:table-cell/>
          <table:table-cell table:style-name="ce34" office:value-type="string" calcext:value-type="string">
            <text:p><text:s/>SelectEPersonTag.java</text:p>
          </table:table-cell>
          <table:table-cell table:style-name="ce34" office:value-type="string" calcext:value-type="string">
            <text:p><text:s text:c="13"/>out.print("&lt;table&gt;&lt;tr&gt;&lt;td colspan=\"2\" align=\"center\"&gt;&lt;select multiple=\"multiple\" name=\"eperson_id\" size=\"");</text:p>
          </table:table-cell>
          <table:table-cell table:style-name="ce40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 text:c="2"/>* Tag for producing an e-person select widget in a form. Somewhat analogous to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SelectGroupTag.java</text:p>
          </table:table-cell>
          <table:table-cell office:value-type="string" calcext:value-type="string">
            <text:p><text:s text:c="2"/>* &lt;P&gt;Tag for producing an e-person select widget in a form. <text:s/>Somew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ubmissionController.java</text:p>
          </table:table-cell>
          <table:table-cell office:value-type="string" calcext:value-type="string">
            <text:p><text:s text:c="13"/>// Work around for problem where people select "is a thesis", 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xt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xtArea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UnclaimTasksAction.java</text:p>
          </table:table-cell>
          <table:table-cell office:value-type="string" calcext:value-type="string">
            <text:p><text:s text:c="2"/>* tasks to the general pool for other users to select from.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UploadStep.java</text:p>
          </table:table-cell>
          <table:table-cell office:value-type="string" calcext:value-type="string">
            <text:p><text:s text:c="13"/>// Did the user select a format?</text:p>
          </table:table-cell>
          <table:table-cell/>
        </table:table-row>
        <table:table-row table:style-name="ro1">
          <table:table-cell table:style-name="ce21" office:value-type="string" calcext:value-type="string">
            <text:p>Course-Master</text:p>
          </table:table-cell>
          <table:table-cell office:value-type="string" calcext:value-type="string">
            <text:p><text:s/>DatabaseAuthenticator.java</text:p>
          </table:table-cell>
          <table:table-cell office:value-type="string" calcext:value-type="string">
            <text:p><text:s text:c="13"/>JSONObject rsp = DatabaseConnectionManager.executeQuery("select * from user where email = '" + email + "'"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iscussion.java</text:p>
          </table:table-cell>
          <table:table-cell office:value-type="string" calcext:value-type="string">
            <text:p>select topic.id, topic.name, user.fullname postedBy, root.dte postedOn, " +Cream§ Users.java§ <text:s text:c="8"/>JcrQueryResult result = Recipe.findBy("author = %s order by [jcr:created] desc", user.uuid);CalicoClient§ Calico.java§ else if (args[i].compareTo("-defaultusername") == 0)CalicoClient§ BubbleMenu.java§ if (buttonClassname.compareTo("calico.plugins.userlist.UserImageCreate") == 0)Conference§ DirectAction.java§ if (attendee.userPassword() != null &amp;&amp; attendee.userPassword().compareTo(userPassword) == 0) {CosasDeBugDeveloper§ BuscarPersona.java§ String query = "select id, nombre||' '||apaterno||' '||amaterno, email from persona where upper("+parametro+") like upper('%"+textoABuscar+"%')";CosasDeBugDeveloper§ ModificarPersona.java§ String query = "select nombre,apaterno,amaterno,email,sexo,date(fechaNacimiento) <text:s/>from persona where id = "+idDeLaPersona;ClientesApp§ ClientesApp.java§ <text:s text:c="8"/>//TypedQuery&lt;Cliente&gt; q=ClientesApp.getClienteC().getEntityManager().createQuery("select e from Cliente as e where e.apellido='gel'",Cliente.class);CXTestFramework§ D3CampaignSegmentationTest.java§ @Step(when = { "select months by clicking on up and down arrow" }, then = "Users should be able to select months from months list box."),Common-Sense-Net-2§ ActionDataFactory.java§ // if user does not have a plot, select ground nut (id = 1)Common-Sense-Net-2§ ActionDataFactory.java§ // if user doesn't have a plot, select TMV2 (id = 4)Cm9-patch-Galaxy§ ContactsContract.java§ <text:s text:c="9"/>* Starts an Activity that lets the user select the multiple phones from aChenSun§ ResultSetRegressionTest.java§ .executeQuery("select firstName as 'first person' from bug49516");ChenSun§ ResultSetRegressionTest.java§ .executeQuery("select firstName as 'first person' from bug49516");ChenSun§ StatementRegressionTest.java§ .clientPrepareStatement("select {d '1997-05-24'} FROM testBug15141");ChenSun§ StatementRegressionTest.java§ String select_sql = "select user0_.userName as userName0_0_, user0_.ivalue as ivalue0_0_, user0_.CNAME as CNAME0_0_, user0_.bvalue as bvalue0_0_, user0_.svalue as svalue0_0_, user0_.ACTIVE as ACTIVE0_0_ from X_TEST user0_ where user0_.userName like ?";ChenSun§ DatabaseAdmin.java§ if (username1.compareTo(username2) &lt; 0) {ChenSun§ DatabaseAdmin.java§ if (username1.compareTo(username2) &gt; 0) {ChenSun§ DatabaseAdmin.java§ if (username1.compareTo(username2) &lt; 0) {ChenSun§ DatabaseAdmin.java§ if (username1.compareTo(username2) &gt; 0) {ChenSun§ ResultSetRegressionTest.java§ .executeQuery("select firstName as 'first person' from bug49516");ChenSun§ ResultSetRegressionTest.java§ .executeQuery("select firstName as 'first person' from bug49516");ChenSun§ StatementRegressionTest.java§ .clientPrepareStatement("select {d '1997-05-24'} FROM testBug15141");ChenSun§ StatementRegressionTest.java§ String select_sql = "select user0_.userName as userName0_0_, user0_.ivalue as ivalue0_0_, user0_.CNAME as CNAME0_0_, user0_.bvalue as bvalue0_0_, user0_.svalue as svalue0_0_, user0_.ACTIVE as ACTIVE0_0_ from X_TEST user0_ where user0_.userName like ?";ChenSun§ ServerInputProcessor.java§ if (username.compareTo(acappellaResult.getString("username")) &lt; 0) {ChenSun§ ServerInputProcessor.java§ } else if (username.compareTo(acappellaResult.getString("username")) &gt; 0) {ChenSun§ ServerInputProcessor.java§ if (user.compareTo(approvedUsers[i]) &lt; 0) {ChenSun§ ServerInputProcessor.java§ if (username.compareTo(acappellaResult.getString("username")) &lt; 0) {ChenSun§ ServerInputProcessor.java§ } else if (username.compareTo(acappellaResultChenSun§ ServerInputProcessor.java§ if (user.compareTo(approvedUsers[i]) &lt; 0) {CMM-data-grabber§ Eccles.java§ <text:s text:c="24"/>"order by f.loginTime desc", CMM-data-grabber§ UserDetailsManager.java§ <text:s text:c="20"/>"select u.userName from UserDetails u", String.class);CMM-data-grabber§ FacilityStatusManager.java§ <text:s text:c="20"/>"order by s.loginTime desc", FacilitySession.class);CMM-data-grabber§ FacilityStatusManager.java§ <text:s text:c="20"/>"order by s.loginTime desc", FacilitySession.class);CMM-data-grabber§ FacilityStatusManager.java§ <text:s text:c="24"/>"order by s.loginTime asc", FacilitySession.class);CMM-data-grabber§ FacilityStatusManager.java§ <text:s text:c="16"/>"order by s.loginTime desc", FacilitySession.class);CS225FinalProject§ DataIO.java§ // can allow user to select file if file not found?CS225FinalProject§ DataIO.java§ // can allow user to select file if file not found?CS225FinalProject§ DataIO.java§ // can allow user to select file if file not found?ClaimBlame§ BlameAction.java§ <text:s text:c="8"/>Collections.sort(allUsers);ClaimBlame§ CulpritAssignment.java§ Collections.sort(allUsers);Cream_1§ CustomerForm.java§ <text:s text:c="12"/>emplocrit.addAscendingOrderByColumn(EmployeeNoCategoryPeer.EMPLOYEE_NO_CAT_NAME);Cream_1§ TaskForm.java§ <text:s text:c="12"/>usrcrit.addAscendingOrderByColumn(CreamUserPeer.LOGIN_NAME);Cream_1§ BaseIndustry.java§ <text:s text:c="5"/>* The criteria used to select the current contents of collCustomersCream_1§ BaseLeadSource.java§ <text:s text:c="5"/>* The criteria used to select the current contents of collCustomersCream_1§ BaseCustomerCategory.java§ <text:s text:c="5"/>* The criteria used to select the current contents of collCustomersCream_1§ BaseLanguage.java§ <text:s text:c="5"/>* The criteria used to select the current contents of collCustomersCream_1§ BaseEmployeeNoCategory.java§ <text:s text:c="5"/>* The criteria used to select the current contents of collCustomersCream_1§ BaseTurbineRole.java§ <text:s text:c="5"/>* The criteria used to select the current contents of collTurbineUserGroupRolesCream_1§ BaseRegion.java§ <text:s text:c="5"/>* The criteria used to select the current contents of collCustomersRelatedByRegionIdCream_1§ BaseRegion.java§ <text:s text:c="5"/>* The criteria used to select the current contents of collCustomersRelatedByShiptoRegionIdCream_1§ BaseCountry.java§ <text:s text:c="5"/>* The criteria used to select the current contents of collCustomersRelatedByCountryIdCream_1§ BaseCountry.java§ <text:s text:c="5"/>* The criteria used to select the current contents of collCustomersRelatedByShiptoCountryIdCream_1§ BaseTurbineUser.java§ <text:s text:c="5"/>* The criteria used to select the current contents of collTurbineUserGroupRolesCream_1§ BaseTurbineGroup.java§ <text:s text:c="5"/>* The criteria used to select the current contents of collTurbineUserGroupRolesCream_1§ BaseEducationCategory.java§ <text:s text:c="5"/>* The criteria used to select the current contents of collCustomersCream_1§ BaseAgeCategory.java§ <text:s text:c="5"/>* The criteria used to select the current contents of collCustomersCream_1§ BaseRevenueCategory.java§ <text:s text:c="5"/>* The criteria used to select the current contents of collCustomersCream_1§ BaseHouseholdCategory.java§ <text:s text:c="5"/>* The criteria used to select the current contents of collCustomersCMSC424-WebProject§ Admin.java§ String name_query = "select first_name, last_name from customers where email = '"+email+"'";CMSC424-WebProject§ Admin.java§ String availableDrivers = "select deliv_id from deliverypersons where curr_loc = 'store'";CMSC424-WebProject§ AdminQuery.java§ String customerquery = "select c.email, c.address from customers c, transactions t "+CMSC424-WebProject§ DriverLogin.java§ String driverQuery = "select password from deliverypersons where deliv_id = "+id;CMSC424-WebProject§ Driver.java§ String getCustTotal = "select total_spent from customers where email = '"+email+"'";COSsettings§ LockscreenStyleActivity.java§ <text:s text:c="12"/>//Launches intent for user to select an image/crop it to set as backgroundCura§ AccountsListActivity.java§ // select all users.Cura§ AccountsListActivity.java§ Cursor c = db.rawQuery("select * from user", null);Cura§ AccountsListActivity.java§ if (userValue.compareTo(username) == 0Cura§ LoginScreenActivity.java§ <text:s/>* application. Here is where we offer the user the ability to select a server account from the ones that they've added, add new ones orCura§ LoginScreenActivity.java§ // select all users.Cura§ LoginScreenActivity.java§ Cursor c = db.rawQuery("select * from user", null);Cura§ LoginScreenActivity.java§ if (userValue.compareTo(username) == 0Cura§ TerminalActivity.java§ if (userTemp.getUsername().compareTo("root") == 0) {Cura§ TerminalActivity.java§ if (userTemp.getUsername().compareTo("root") == 0) {Cura§ LogsDialog.java§ <text:s/>* Description: This Activity is for the dialog creation that happens when a user chooses to select a certain chunk of dataCura§ regexValidator.java§ if (username.compareTo(") == 0CraftIRC3§ IRCChannelPoint.java§ <text:s text:c="8"/>Collections.sort(users, new NicknameComparator(this.bot));CraftIRC3§ MinecraftPoint.java§ <text:s text:c="8"/>Collections.sort(users);Core_1§ KeyedHandler.java§ <text:s/>* Map found = (Map) queryRunner.query("select id, name, age from person", h);DimSim§ SettingsDialog.java§ if(rosterModel.getCurrentUser().getNetProfile().compareTo(networkProfile) != 0)DimSim§ SettingsDialog.java§ //if(rosterModel.getCurrentUser().getImgQuality().compareTo(imageQuality) != 0)DimSim§ DimDimSession.java§ //return this.creationDate.compareTo(((UserSession)obj).getCreationDate());DimSim§ ConferenceUser.java§ returnthis.email.compareTo(((ConferenceUser)obj).getEmail());DimSim§ ParticipantClientEventsManager.java§ returnid.compareTo(((ParticipantClientEventsManager)o).getId());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User.java</text:p>
          </table:table-cell>
          <table:table-cell table:style-name="ce34" office:value-type="string" calcext:value-type="string">
            <text:p><text:s text:c="21"/>JSONObject rspObj = DatabaseConnectionManager.executeQuery("select id, fullname, email, role from user where id = " + id)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 text:c="21"/>JSONObject userPoll = DatabaseConnectionManager.executeQuery("select * from user where id = " + id);</text:p>
          </table:table-cell>
          <table:table-cell table:style-name="ce42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 text:c="17"/>JSONObject rspObj = DatabaseConnectionManager.executeQuery("select id, fullname, email, role from user;");</text:p>
          </table:table-cell>
          <table:table-cell table:style-name="ce41"/>
        </table:table-row>
        <table:table-row table:style-name="ro1">
          <table:table-cell table:style-name="ce21" office:value-type="string" calcext:value-type="string">
            <text:p>CQ2-Sim</text:p>
          </table:table-cell>
          <table:table-cell office:value-type="string" calcext:value-type="string">
            <text:p><text:s/>PowerspellLog.java</text:p>
          </table:table-cell>
          <table:table-cell office:value-type="string" calcext:value-type="string">
            <text:p><text:s/>Query q = session.createQuery("select sum(amount), count(*) from PowerspellLog as pspl where pspl.userid = :userid");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<text:s/>SimstatsExtension.java</text:p>
          </table:table-cell>
          <table:table-cell table:style-name="ce34" office:value-type="string" calcext:value-type="string">
            <text:p><text:s/>curses <text:s text:c="5"/>= getStats("select count(*), user from News as news where news.newsfor = :parameter1 group by userid order by count(*) desc", "Curse");</text:p>
          </table:table-cell>
          <table:table-cell table:style-name="ce40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forumPosts <text:s/>= getStats("select count(*), user from Post as post group by userid order by count(*)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gemsWon= getStats("SELECT count(*), user FROM RaidResult as rr where incoming = :parameter1 and totalgem is not null group by userid order by count(*) desc", false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leastSupport= getStats("select sum(amount), fromUser from Support as s group by fromUser order by sum(amount) a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loggedIn <text:s text:c="3"/>= getStats("select count(*), userid from Simlog as log where log.action = :parameter1 group by userid order by count(*) desc", "LOGIN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mostSupport = getStats("select sum(amount), fromUser from Support as s group by fromUser order by sum(amount)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oldest= getStats("SELECT floor((now()-birthday)/10000000000), user FROM User as user where birthday is not null and year(now()) &gt; year(birthday) order by birthday a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powerSpells = getStats("select count(*), userid from PowerspellLog as pspl group by userid order by count(*)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powerSpent <text:s/>= getStats("select sum(amount), userid from PowerspellLog as pspl group by userid order by sum(amount)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public int compare(User left, User right) {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raidloss <text:s text:c="3"/>= getStats("select raidloss, user from User as user order by raidloss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raidrecord <text:s/>= getStats("select raidgain, user from User as user order by raidgain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resLost= getStats("SELECT sum(totalres), user FROM RaidResult as rr where incoming = :parameter1 and totalres &gt; 0 group by userid order by sum(totalres) desc", true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resWon= getStats("SELECT sum(totalres), user FROM RaidResult as rr where incoming = :parameter1 and totalres &gt; 0 group by userid order by sum(totalres) desc", false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revealsInserted= getStats("select count(*), user from News as news where news.newsfor = :parameter1 group by userid order by count(*) desc", "Reveal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traveled <text:s text:c="3"/>= getStats("select count(*), userid from Simlog as log where log.action = :parameter1 group by userid order by count(*) desc", "TRAVELCALCAUTH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travelrecord= getStats("select travelgain, user from User as user order by travelgain desc");</text:p>
          </table:table-cell>
          <table:table-cell table:style-name="ce4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<text:s/>youngest= getStats("SELECT floor((now()-birthday)/10000000000), user FROM User as user where birthday is not null and year(now()) &gt; year(birthday) and floor((now()-birthday)/10000000000) &gt; 1 order by birthday desc");</text:p>
          </table:table-cell>
          <table:table-cell table:style-name="ce42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<text:s/>Collections.sort(keys, new Comparator&lt;User&gt;() {</text:p>
          </table:table-cell>
          <table:table-cell table:style-name="ce41"/>
        </table:table-row>
        <table:table-row table:style-name="ro1">
          <table:table-cell/>
          <table:table-cell office:value-type="string" calcext:value-type="string">
            <text:p><text:s/>Support.java</text:p>
          </table:table-cell>
          <table:table-cell office:value-type="string" calcext:value-type="string">
            <text:p><text:s/>Query q = session.createQuery("select sum(amount), count(*) from Support as s where s.fromUser = :user"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opic.java</text:p>
          </table:table-cell>
          <table:table-cell office:value-type="string" calcext:value-type="string">
            <text:p><text:s/>"select topicID from LastseenTopic as l where l.userID = :userid and l.lasttime &gt;= t.lastedit" +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UserComparator.java</text:p>
          </table:table-cell>
          <table:table-cell office:value-type="string" calcext:value-type="string">
            <text:p><text:s/>public int compare(User o1, User o2) {</text:p>
          </table:table-cell>
          <table:table-cell/>
        </table:table-row>
        <table:table-row table:style-name="ro1">
          <table:table-cell table:style-name="ce21" office:value-type="string" calcext:value-type="string">
            <text:p>Crazy</text:p>
          </table:table-cell>
          <table:table-cell office:value-type="string" calcext:value-type="string">
            <text:p><text:s/>LoginDataIP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LoginDataLastAction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LoginDataName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nlineDataFirstLoginComperator.java</text:p>
          </table:table-cell>
          <table:table-cell office:value-type="string" calcext:value-type="string">
            <text:p><text:s/>return o1.getFirstLogin().compareTo(o2.getFirstLogin());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OnlineDataLastLoginComperator.java</text:p>
          </table:table-cell>
          <table:table-cell office:value-type="string" calcext:value-type="string">
            <text:p><text:s/>return o1.getLastLogin().compareTo(o2.getLastLogin());</text:p>
          </table:table-cell>
          <table:table-cell/>
        </table:table-row>
        <table:table-row table:style-name="ro1">
          <table:table-cell table:style-name="ce21" office:value-type="string" calcext:value-type="string">
            <text:p>Crush-Metal-Management</text:p>
          </table:table-cell>
          <table:table-cell office:value-type="string" calcext:value-type="string">
            <text:p><text:s/>DailyChallanReport.java</text:p>
          </table:table-cell>
          <table:table-cell office:value-type="string" calcext:value-type="string">
            <text:p><text:s text:c="9"/>else {// if user select Cash</text:p>
          </table:table-cell>
          <table:table-cell/>
        </table:table-row>
        <table:table-row table:style-name="ro1">
          <table:table-cell table:style-name="ce29"/>
          <table:table-cell office:value-type="string" calcext:value-type="string">
            <text:p><text:s/>Test.java</text:p>
          </table:table-cell>
          <table:table-cell office:value-type="string" calcext:value-type="string">
            <text:p><text:s/>// <text:s text:c="3"/>ResultSet rs = stat.executeQuery("select * from people;");</text:p>
          </table:table-cell>
          <table:table-cell/>
        </table:table-row>
        <table:table-row table:style-name="ro1">
          <table:table-cell table:style-name="ce21" office:value-type="string" calcext:value-type="string">
            <text:p>CTP</text:p>
          </table:table-cell>
          <table:table-cell table:style-name="ce34" office:value-type="string" calcext:value-type="string">
            <text:p><text:s/>Installer.java</text:p>
          </table:table-cell>
          <table:table-cell table:style-name="ce34" office:value-type="string" calcext:value-type="string">
            <text:p><text:s text:c="2"/>* introducing the program, allows the user to select an install directory,</text:p>
          </table:table-cell>
          <table:table-cell table:style-name="ce40"/>
        </table:table-row>
        <table:table-row table:style-name="ro1">
          <table:table-cell table:style-name="ce29"/>
          <table:table-cell table:style-name="ce35"/>
          <table:table-cell table:style-name="ce35" office:value-type="string" calcext:value-type="string">
            <text:p><text:s/>//Let the user select an installation directory.</text:p>
          </table:table-cell>
          <table:table-cell table:style-name="ce41"/>
        </table:table-row>
        <table:table-row table:style-name="ro1">
          <table:table-cell table:style-name="ce31" office:value-type="string" calcext:value-type="string">
            <text:p>Total Resultado</text:p>
          </table:table-cell>
          <table:table-cell table:style-name="ce37"/>
          <table:table-cell table:style-name="ce38"/>
          <table:table-cell table:style-name="ce43"/>
        </table:table-row>
      </table:table>
      <table:table table:name="Planilha3" table:style-name="ta1">
        <table:table-column table:style-name="co1" table:default-cell-style-name="ce45"/>
        <table:table-column table:style-name="co2" table:default-cell-style-name="ce45"/>
        <table:table-column table:style-name="co5" table:default-cell-style-name="ce45"/>
        <table:table-column table:style-name="co6" table:default-cell-style-name="ce48"/>
        <table:table-row table:style-name="ro1">
          <table:table-cell table:style-name="ce44" office:value-type="string" calcext:value-type="string">
            <text:p>Projeto</text:p>
          </table:table-cell>
          <table:table-cell table:style-name="ce44" office:value-type="string" calcext:value-type="string">
            <text:p>Classe</text:p>
          </table:table-cell>
          <table:table-cell table:style-name="ce44" office:value-type="string" calcext:value-type="string">
            <text:p>Código</text:p>
          </table:table-cell>
          <table:table-cell table:style-name="ce47" office:value-type="string" calcext:value-type="string">
            <text:p>Targe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29"/>if( s.userSaves[i].uName.compareTo(d.uName) == 0 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puzzleSelectorFrame.java</text:p>
          </table:table-cell>
          <table:table-cell office:value-type="string" calcext:value-type="string">
            <text:p><text:s text:c="25"/>if( lookfor.compareTo(s.userSaves[i].uSaveName) == 0 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<text:s text:c="17"/>if( s.userSaves[i].uName.compareTo(d.uName) == 0 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101repo</text:p>
          </table:table-cell>
          <table:table-cell office:value-type="string" calcext:value-type="string">
            <text:p><text:s/>EmpComparator.java</text:p>
          </table:table-cell>
          <table:table-cell office:value-type="string" calcext:value-type="string">
            <text:p><text:s/>public int compare(EmployeeItem o1, EmployeeItem o2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2way-sql-parser</text:p>
          </table:table-cell>
          <table:table-cell office:value-type="string" calcext:value-type="string">
            <text:p><text:s/>ClioneSQLTest.java</text:p>
          </table:table-cell>
          <table:table-cell office:value-type="string" calcext:value-type="string">
            <text:p><text:s text:c="9"/>assertThat(join(sql), is("select * employee")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3way-sql-parser</text:p>
          </table:table-cell>
          <table:table-cell office:value-type="string" calcext:value-type="string">
            <text:p><text:s/>DomaTest.java</text:p>
          </table:table-cell>
          <table:table-cell office:value-type="string" calcext:value-type="string">
            <text:p><text:s text:c="9"/>assertThat(result.sql, is("select * employee")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4way-sql-parser</text:p>
          </table:table-cell>
          <table:table-cell office:value-type="string" calcext:value-type="string">
            <text:p><text:s/>MirageTest.java</text:p>
          </table:table-cell>
          <table:table-cell office:value-type="string" calcext:value-type="string">
            <text:p><text:s text:c="9"/>assertThat(ctx.getSql(), is("select * employee")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360-Engine-for-Android</text:p>
          </table:table-cell>
          <table:table-cell office:value-type="string" calcext:value-type="string">
            <text:p><text:s/>GroupsTableTest.java</text:p>
          </table:table-cell>
          <table:table-cell office:value-type="string" calcext:value-type="string">
            <text:p><text:s/>&amp;&amp; gi1.mUserId.compareTo(gi2.mUserId) != 0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64pixels</text:p>
          </table:table-cell>
          <table:table-cell office:value-type="string" calcext:value-type="string">
            <text:p><text:s/>CraftrServer.java</text:p>
          </table:table-cell>
          <table:table-cell office:value-type="string" calcext:value-type="string">
            <text:p><text:s/>int t = clients[i].nick.toLowerCase().compareTo(nick.toLowerCase()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string" calcext:value-type="string">
            <text:p><text:s/>AccountRequest.java</text:p>
          </table:table-cell>
          <table:table-cell office:value-type="string" calcext:value-type="string">
            <text:p><text:s text:c="2"/>* requests select the account that the user is going to use from the lis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 office:value-type="string" calcext:value-type="string">
            <text:p><text:s/>LoginResponse.java</text:p>
          </table:table-cell>
          <table:table-cell office:value-type="string" calcext:value-type="string">
            <text:p><text:s text:c="6"/>* @return a list of the accounts that the user can select from fo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CLS-protocol-library</text:p>
          </table:table-cell>
          <table:table-cell/>
          <table:table-cell office:value-type="string" calcext:value-type="string">
            <text:p><text:s text:c="2"/>* the logged in user's name and organization, a list of accounts to select from,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ctionBarSherlock</text:p>
          </table:table-cell>
          <table:table-cell office:value-type="string" calcext:value-type="string">
            <text:p><text:s/>LoaderCursorSupport.java</text:p>
          </table:table-cell>
          <table:table-cell office:value-type="string" calcext:value-type="string">
            <text:p><text:s text:c="13"/>String select = "((" + People.DISPLAY_NAME + " NOTNULL) AND ("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gendaNortev</text:p>
          </table:table-cell>
          <table:table-cell office:value-type="string" calcext:value-type="string">
            <text:p><text:s/>DadosPessoaisDAO.java</text:p>
          </table:table-cell>
          <table:table-cell office:value-type="string" calcext:value-type="string">
            <text:p><text:s text:c="5"/>private final String selectSQL = "select * from DadosPessoais where id = 1"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got-Java</text:p>
          </table:table-cell>
          <table:table-cell office:value-type="string" calcext:value-type="string">
            <text:p><text:s/>ConnectionCreate.java</text:p>
          </table:table-cell>
          <table:table-cell office:value-type="string" calcext:value-type="string">
            <text:p><text:s text:c="6"/>* Main program begins here. Asks the user to select the map then runs th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got-Java</text:p>
          </table:table-cell>
          <table:table-cell office:value-type="string" calcext:value-type="string">
            <text:p><text:s/>PolygonGrabber.java</text:p>
          </table:table-cell>
          <table:table-cell office:value-type="string" calcext:value-type="string">
            <text:p><text:s text:c="2"/>* Asks the user to select the map then runs th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Energy-Life-</text:p>
          </table:table-cell>
          <table:table-cell/>
          <table:table-cell office:value-type="string" calcext:value-type="string">
            <text:p><text:s text:c="2"/>* If client want's to select target - d is object id.&lt;br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Extrem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Extreme</text:p>
          </table:table-cell>
          <table:table-cell/>
          <table:table-cell office:value-type="string" calcext:value-type="string">
            <text:p><text:s text:c="2"/>* If client want's to select target - d is object id.&lt;br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string" calcext:value-type="string">
            <text:p><text:s/>Captor.java</text:p>
          </table:table-cell>
          <table:table-cell office:value-type="string" calcext:value-type="string">
            <text:p><text:s text:c="9"/>PacketSamurai.getUserInterface().log("Please select the active protocols for Sniffing, non active protocols are used for opening old logs.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ion-unique</text:p>
          </table:table-cell>
          <table:table-cell/>
          <table:table-cell office:value-type="string" calcext:value-type="string">
            <text:p><text:s text:c="2"/>* If client want's to select target - d is object id.&lt;br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string" calcext:value-type="string">
            <text:p><text:s/>AlarmedUserData.java</text:p>
          </table:table-cell>
          <table:table-cell office:value-type="string" calcext:value-type="string">
            <text:p><text:s/>public int compare(AlarmedUser lhs, AlarmedUser rhs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 office:value-type="string" calcext:value-type="string">
            <text:p><text:s/>AlarmStatusActivity.java</text:p>
          </table:table-cell>
          <table:table-cell office:value-type="string" calcext:value-type="string">
            <text:p><text:s/>Collections.sort(usersList, AlarmedUserData.StatusComparator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larmApp-Android</text:p>
          </table:table-cell>
          <table:table-cell/>
          <table:table-cell office:value-type="string" calcext:value-type="string">
            <text:p><text:s/>public int compare(AlarmedUser lhs, AlarmedUser rhs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larmClock</text:p>
          </table:table-cell>
          <table:table-cell office:value-type="string" calcext:value-type="string">
            <text:p><text:s/>AlarmEdit.java</text:p>
          </table:table-cell>
          <table:table-cell office:value-type="string" calcext:value-type="string">
            <text:p><text:s text:c="2"/>* Listens for user's key press to open the repeat day picker to select the alarm day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armClock</text:p>
          </table:table-cell>
          <table:table-cell/>
          <table:table-cell office:value-type="string" calcext:value-type="string">
            <text:p><text:s text:c="2"/>* Listens for user's key press to open the time dialog picker to select the alarm time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beClientLicense.java</text:p>
          </table:table-cell>
          <table:table-cell office:value-type="string" calcext:value-type="string">
            <text:p><text:s text:c="6"/>* if(isNew.compareTo(AbeClientInformation.ISNEW)==0) return true; els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ddValidationUserView.java</text:p>
          </table:table-cell>
          <table:table-cell office:value-type="string" calcext:value-type="string">
            <text:p><text:s text:c="13"/>stringBuffer.append("The User Name you selected is already in use.&lt;br/&gt; <text:s/>Please select another User Name.&lt;br /&gt;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Helper.java</text:p>
          </table:table-cell>
          <table:table-cell office:value-type="string" calcext:value-type="string">
            <text:p><text:s text:c="17"/>if (login.compareTo(allbinary.globals.GLOBALS.LOGINSUCCESS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7"/>if(this.role.compareTo(UserRoleData.INSTALLER)!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3"/>if (userName != null &amp;&amp; userName.compareTo(StringUtil.getInstance().EMPTY_STRING) != 0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RequestHelper.java</text:p>
          </table:table-cell>
          <table:table-cell office:value-type="string" calcext:value-type="string">
            <text:p><text:s text:c="16"/>userInterface.getSecondaryEmail().compareTo(email) !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0"/>if(login.compareTo(allbinary.globals.GLOBALS.LOGINSUCCESS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0"/>if(userInterface.getMainEmail().compareTo(email) !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AuthenticationTag.java</text:p>
          </table:table-cell>
          <table:table-cell office:value-type="string" calcext:value-type="string">
            <text:p><text:s text:c="25"/>if (userName != null &amp;&amp; userName.compareTo("") != 0 &amp;&amp; password != null &amp;&amp; password.compareTo("") !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 ((userName == null || userName.compareTo(""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(sessionUserName==null || sessionUserName.compareTo(""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(userName==null || userName.compareTo(""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BasicUserRole.java</text:p>
          </table:table-cell>
          <table:table-cell office:value-type="string" calcext:value-type="string">
            <text:p><text:s text:c="10"/>if(role.compareTo(userRole.toString()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FileAuthenticationTag.java</text:p>
          </table:table-cell>
          <table:table-cell office:value-type="string" calcext:value-type="string">
            <text:p><text:s text:c="25"/>if (userName != null &amp;&amp; userName.compareTo(StringUtil.getInstance().EMPTY_STRING) != 0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 ((userName == null || userName.compareTo(""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(sessionUserName==null || sessionUserName.compareTo(""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21"/>if(userName==null || userName.compareTo(""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7"/>if (login.compareTo(allbinary.globals.GLOBALS.LOGINSUCCESS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3"/>if (userName != null &amp;&amp; userName.compareTo(StringUtil.getInstance().EMPTY_STRING) != 0 &amp;&amp; password != null &amp;&amp; password.compareTo(StringUtil.getInstance().EMPTY_STRING) !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InstallerInfo.java</text:p>
          </table:table-cell>
          <table:table-cell office:value-type="string" calcext:value-type="string">
            <text:p><text:s text:c="7"/>if(this.userName != null &amp;&amp; this.userName.compareTo(userName)==0 &amp;&amp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StoreFront.java</text:p>
          </table:table-cell>
          <table:table-cell office:value-type="string" calcext:value-type="string">
            <text:p><text:s text:c="13"/>|| columnName.compareTo(UserData.MAINEMAIL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UserEntity.java</text:p>
          </table:table-cell>
          <table:table-cell office:value-type="string" calcext:value-type="string">
            <text:p><text:s text:c="13"/>isUserNameAndPasswordCorrect = result.compareTo(new SuperCrypt(new Integer(encryption).intValue()).encrypt(password)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/>
          <table:table-cell office:value-type="string" calcext:value-type="string">
            <text:p><text:s text:c="10"/>if(this.login(userName,password).compareTo(allbinary.globals.GLOBALS.LOGINSUCCESS)==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llBinary-Platform</text:p>
          </table:table-cell>
          <table:table-cell office:value-type="string" calcext:value-type="string">
            <text:p><text:s/>UserRoleB.java</text:p>
          </table:table-cell>
          <table:table-cell office:value-type="string" calcext:value-type="string">
            <text:p><text:s text:c="13"/>if(role.compareTo(userRole.toString()) == 0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mDroid</text:p>
          </table:table-cell>
          <table:table-cell office:value-type="string" calcext:value-type="string">
            <text:p><text:s/>AmenDetailFragment.java</text:p>
          </table:table-cell>
          <table:table-cell office:value-type="string" calcext:value-type="string">
            <text:p><text:s text:c="11"/>//TODO: show hellno form here to let user select different objek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string" calcext:value-type="string">
            <text:p><text:s/>EventHandler.java</text:p>
          </table:table-cell>
          <table:table-cell office:value-type="string" calcext:value-type="string">
            <text:p><text:s text:c="2"/>* Indicates whether the user wants to select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/>
          <table:table-cell office:value-type="string" calcext:value-type="string">
            <text:p><text:s text:c="2"/>* This private method is used to display options the user can select when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-File-Manager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6"/>* If the user has multi-select on, we just need to record the fil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Lab</text:p>
          </table:table-cell>
          <table:table-cell office:value-type="string" calcext:value-type="string">
            <text:p><text:s/>LDAPClient.java</text:p>
          </table:table-cell>
          <table:table-cell office:value-type="string" calcext:value-type="string">
            <text:p><text:s text:c="2"/>* servers, and allows the user to select a server, create a new server, or edi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Labs</text:p>
          </table:table-cell>
          <table:table-cell office:value-type="string" calcext:value-type="string">
            <text:p><text:s/>SummaryActivity.java</text:p>
          </table:table-cell>
          <table:table-cell office:value-type="string" calcext:value-type="string">
            <text:p><text:s text:c="2"/>* Menu screen which allows the user to select whichever banking activity they'd like to perform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.java</text:p>
          </table:table-cell>
          <table:table-cell office:value-type="string" calcext:value-type="string">
            <text:p><text:s text:c="2"/>* {@code "select * from Person p, Address a where p.[Person.height] &gt; ? and p.[Person] = a.[Address.person]"}&lt;br /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2"/>* {@code "select * from Person where [age] = ?"}&lt;br /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2"/>* {@code "select * from Person where [dateOfBirth] &lt; ?"}&lt;br /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2"/>* {@code "select * from Person where [Person.height] &gt; ?"}&lt;br /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 office:value-type="string" calcext:value-type="string">
            <text:p><text:s/>QueryParserTest.java</text:p>
          </table:table-cell>
          <table:table-cell office:value-type="string" calcext:value-type="string">
            <text:p><text:s text:c="9"/>final String expected = "select * from Person p, Address a where p.LAST_NAME = ? and p.PERSON_ID=a.PERSON_ID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expected = "select * from Person p, Address a where p.PERSON_ID=a.PERSON_ID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expected = "select * from Person where FIRST_NAME = ? and AGE &lt;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expected = "select * from Person where FIRST_NAME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p, Address a where p.[lastName] = ? and p.[Person.id]=a.[Address.person]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p, Address a where p.[Person]=a.[Address.person]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abcdef]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Address.age]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age]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firstName] = ? and [age] &lt;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firstName]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Person.firstName] = ? and [Person.age] &lt;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[Person.firstName]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 where FIRST_NAME = ?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droidSQLLiteOrm</text:p>
          </table:table-cell>
          <table:table-cell/>
          <table:table-cell office:value-type="string" calcext:value-type="string">
            <text:p><text:s text:c="9"/>final String input = "select * from Person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 office:value-type="string" calcext:value-type="string">
            <text:p><text:s/>SyncTestCase.java</text:p>
          </table:table-cell>
          <table:table-cell office:value-type="string" calcext:value-type="string">
            <text:p><text:s/>assertTrue(((String)client.sync()[0]).compareTo("fullSync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/>assertTrue(((String)client.sync()[0]).compareTo("succes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/>assertTrue(((String)client.sync()[0]).compareTo("fullSync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/>assertTrue(((String)client.sync()[0]).compareTo("noChange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/>assertTrue(((String)client.sync()[0]).compareTo("succes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 text:c="13"/>assertTrue(((String)client2.sync()[0]).compareTo("succes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 text:c="9"/>assertTrue(((String)client.sync()[0]).compareTo("succes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 text:c="9"/>assertTrue(((String)client2.sync()[0]).compareTo("noChange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ki-Android-Test</text:p>
          </table:table-cell>
          <table:table-cell/>
          <table:table-cell office:value-type="string" calcext:value-type="string">
            <text:p><text:s text:c="9"/>assertTrue(((String)client2.sync()[0]).compareTo("success") == 0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tiChess</text:p>
          </table:table-cell>
          <table:table-cell office:value-type="string" calcext:value-type="string">
            <text:p><text:s/>HumanPlayer.java</text:p>
          </table:table-cell>
          <table:table-cell office:value-type="string" calcext:value-type="string">
            <text:p><text:s text:c="16"/>//user to select the piece they want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MemoScreen.java</text:p>
          </table:table-cell>
          <table:table-cell office:value-type="string" calcext:value-type="string">
            <text:p><text:s text:c="6"/>* When the user select the undo from the menu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SettingsScreen.java</text:p>
          </table:table-cell>
          <table:table-cell office:value-type="string" calcext:value-type="string">
            <text:p><text:s text:c="17"/>// Create a AlertDialog for user to select fields display in HTML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/>
          <table:table-cell office:value-type="string" calcext:value-type="string">
            <text:p><text:s text:c="9"/>// Create a AlertDialog for user to select fields in field 1 (the question part). <text:s text:c="7"/>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nyMemo</text:p>
          </table:table-cell>
          <table:table-cell office:value-type="string" calcext:value-type="string">
            <text:p><text:s/>StudyActivity.java</text:p>
          </table:table-cell>
          <table:table-cell office:value-type="string" calcext:value-type="string">
            <text:p><text:s text:c="6"/>* When the user select the undo from the menu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77</text:p>
          </table:table-cell>
          <table:table-cell office:value-type="string" calcext:value-type="string">
            <text:p><text:s/>BandMode.java</text:p>
          </table:table-cell>
          <table:table-cell office:value-type="string" calcext:value-type="string">
            <text:p><text:s text:c="2"/>* After user select one band, it will send the selection to baseband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78</text:p>
          </table:table-cell>
          <table:table-cell/>
          <table:table-cell office:value-type="string" calcext:value-type="string">
            <text:p><text:s text:c="2"/>* It will alter user the result of select operation and exit, no matter succes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79</text:p>
          </table:table-cell>
          <table:table-cell office:value-type="string" calcext:value-type="string">
            <text:p><text:s/>ChooseAccountActivity.java</text:p>
          </table:table-cell>
          <table:table-cell office:value-type="string" calcext:value-type="string">
            <text:p><text:s text:c="2"/>* Activity asking a user to select an account to be set up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0</text:p>
          </table:table-cell>
          <table:table-cell office:value-type="string" calcext:value-type="string">
            <text:p><text:s/>ComposeMessageActivity.java</text:p>
          </table:table-cell>
          <table:table-cell office:value-type="string" calcext:value-type="string">
            <text:p><text:s text:c="9"/>// user is able to select a large number of recipients from the Contacts. The coming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1</text:p>
          </table:table-cell>
          <table:table-cell office:value-type="string" calcext:value-type="string">
            <text:p><text:s/>Displa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2</text:p>
          </table:table-cell>
          <table:table-cell office:value-type="string" calcext:value-type="string">
            <text:p><text:s/>Environment.java</text:p>
          </table:table-cell>
          <table:table-cell office:value-type="string" calcext:value-type="string">
            <text:p><text:s text:c="6"/>* in the list of alarms that the user can select (not as regula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3</text:p>
          </table:table-cell>
          <table:table-cell/>
          <table:table-cell office:value-type="string" calcext:value-type="string">
            <text:p><text:s text:c="6"/>* in the list of notifications that the user can select (not as regula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4</text:p>
          </table:table-cell>
          <table:table-cell/>
          <table:table-cell office:value-type="string" calcext:value-type="string">
            <text:p><text:s text:c="6"/>* in the list of podcasts that the user can select (not as regula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5</text:p>
          </table:table-cell>
          <table:table-cell/>
          <table:table-cell office:value-type="string" calcext:value-type="string">
            <text:p><text:s text:c="6"/>* in the list of ringtones that the user can select (not as regula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6</text:p>
          </table:table-cell>
          <table:table-cell office:value-type="string" calcext:value-type="string">
            <text:p><text:s/>SecuritySettings.java</text:p>
          </table:table-cell>
          <table:table-cell office:value-type="string" calcext:value-type="string">
            <text:p><text:s text:c="17"/>// maxTimeout. The user can still select anything less than maxTimeout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OKP-I787</text:p>
          </table:table-cell>
          <table:table-cell office:value-type="string" calcext:value-type="string">
            <text:p><text:s/>WifiSettingsForSetupWizardXL.java</text:p>
          </table:table-cell>
          <table:table-cell office:value-type="string" calcext:value-type="string">
            <text:p><text:s text:c="13"/>// We clean up the current connectivity status and let users select another network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P2DX</text:p>
          </table:table-cell>
          <table:table-cell office:value-type="string" calcext:value-type="string">
            <text:p><text:s/>Cache_JMockit_Test.java</text:p>
          </table:table-cell>
          <table:table-cell office:value-type="string" calcext:value-type="string">
            <text:p><text:s text:c="4"/>// abstraction (separated interface), AND client code is expected to be able to select or switch between such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ppirater-for-Android</text:p>
          </table:table-cell>
          <table:table-cell office:value-type="string" calcext:value-type="string">
            <text:p><text:s/>Appirater.java</text:p>
          </table:table-cell>
          <table:table-cell office:value-type="string" calcext:value-type="string">
            <text:p><text:s text:c="5"/>* Once the rating alert is presented to the user, they might select 'Remind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<text:s/>FilletCommand.java</text:p>
          </table:table-cell>
          <table:table-cell office:value-type="string" calcext:value-type="string">
            <text:p><text:s text:c="6"/>* <text:s text:c="11"/>The point clicked by the user to select the first elemen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/>
          <table:table-cell office:value-type="string" calcext:value-type="string">
            <text:p><text:s text:c="6"/>* <text:s text:c="11"/>The point clicked by the user to select the second elemen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<text:s/>Editor.java</text:p>
          </table:table-cell>
          <table:table-cell office:value-type="string" calcext:value-type="string">
            <text:p><text:s text:c="4"/>* of the selection. That is, if the user clicks and drags to select line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<text:s/>EditMenu.java</text:p>
          </table:table-cell>
          <table:table-cell office:value-type="string" calcext:value-type="string">
            <text:p><text:s text:c="7"/>// reset the select so that the user can see what it wa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<text:s/>SelectMenu.java</text:p>
          </table:table-cell>
          <table:table-cell office:value-type="string" calcext:value-type="string">
            <text:p><text:s text:c="4"/>* <text:s/>Warn if the user tries to select more than this number of features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ssignment-6-Project</text:p>
          </table:table-cell>
          <table:table-cell office:value-type="string" calcext:value-type="string">
            <text:p><text:s/>DayScrollPane.java</text:p>
          </table:table-cell>
          <table:table-cell office:value-type="string" calcext:value-type="string">
            <text:p><text:s text:c="2"/>*allows the user to select an event and either edit or delete that even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TReference</text:p>
          </table:table-cell>
          <table:table-cell office:value-type="string" calcext:value-type="string">
            <text:p><text:s/>ArchDescriptionNamesFields.java</text:p>
          </table:table-cell>
          <table:table-cell office:value-type="string" calcext:value-type="string">
            <text:p><text:s text:c="6"/>* user tries to select the empty function it can be rese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-AD</text:p>
          </table:table-cell>
          <table:table-cell office:value-type="string" calcext:value-type="string">
            <text:p><text:s/>CM_TARGET_SELECT.java</text:p>
          </table:table-cell>
          <table:table-cell office:value-type="string" calcext:value-type="string">
            <text:p><text:s text:c="2"/>* Target object id that client wants to select or 0 if wants to unselec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-AD</text:p>
          </table:table-cell>
          <table:table-cell/>
          <table:table-cell office:value-type="string" calcext:value-type="string">
            <text:p><text:s text:c="2"/>* If client want's to select target - d is object id.&lt;br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ssieWeatherRadar</text:p>
          </table:table-cell>
          <table:table-cell office:value-type="string" calcext:value-type="string">
            <text:p><text:s/>AussieWeatherRadar.java</text:p>
          </table:table-cell>
          <table:table-cell office:value-type="string" calcext:value-type="string">
            <text:p><text:s/>// have the user select a station on the map first if the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BookCtrl.java</text:p>
          </table:table-cell>
          <table:table-cell office:value-type="string" calcext:value-type="string">
            <text:p><text:s/>connectedUserBooks).addOrderByCondition("book.number"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JPQLHelper.java</text:p>
          </table:table-cell>
          <table:table-cell office:value-type="string" calcext:value-type="string">
            <text:p><text:s text:c="2"/>* Adds the order by condition. You don't need to specify "order by" in your statement, just set "user.name" for instance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 office:value-type="string" calcext:value-type="string">
            <text:p><text:s/>SerieCtrl.java</text:p>
          </table:table-cell>
          <table:table-cell office:value-type="string" calcext:value-type="string">
            <text:p><text:s/>"where ob.owner.id = (:userId) order by s.nam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/>
          <table:table-cell office:value-type="string" calcext:value-type="string">
            <text:p><text:s/>"where s = (:serie) and ob.owner.id = (:userId) order by bb.number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/>
          <table:table-cell office:value-type="string" calcext:value-type="string">
            <text:p><text:s/>List&lt;Book&gt; booksInSerieForUser = Serie.find("select bb from OwnedBook ob join ob.baseBook bb join bb.serie s " +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AusyPlay</text:p>
          </table:table-cell>
          <table:table-cell/>
          <table:table-cell office:value-type="string" calcext:value-type="string">
            <text:p><text:s/>List&lt;Serie&gt; userSeries = Serie.find("select distinct s " +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BasicSearchEngine</text:p>
          </table:table-cell>
          <table:table-cell office:value-type="string" calcext:value-type="string">
            <text:p><text:s/>DocumentBrowser.java</text:p>
          </table:table-cell>
          <table:table-cell office:value-type="string" calcext:value-type="string">
            <text:p><text:s text:c="2"/>* Generate Index From .OUT File - This will allow the user to select a .OUT file to generate the index. When dealing with large files, this operation could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<text:s/>PostgresModule.java</text:p>
          </table:table-cell>
          <table:table-cell office:value-type="string" calcext:value-type="string">
            <text:p><text:s text:c="7"/>// to the client what table maps to a particular select item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oInvIndex</text:p>
          </table:table-cell>
          <table:table-cell office:value-type="string" calcext:value-type="string">
            <text:p><text:s/>DBUnitTest.java</text:p>
          </table:table-cell>
          <table:table-cell office:value-type="string" calcext:value-type="string">
            <text:p><text:s/>ResultSet rs = stmt.executeQuery ( "select sys_context('USERENV', 'CURRENT_SCHEMA') CURRENT_SCHEMA from dual" 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ClientStatsView.java</text:p>
          </table:table-cell>
          <table:table-cell office:value-type="string" calcext:value-type="string">
            <text:p><text:s/>public int compare(ClientStatsDataSource o1, ClientStatsDataSource o2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/>
          <table:table-cell office:value-type="string" calcext:value-type="string">
            <text:p><text:s/>Arrays.sort(stats, new Comparator&lt;ClientStatsDataSource&gt;() {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NonBlockingReadWriteService.java</text:p>
          </table:table-cell>
          <table:table-cell office:value-type="string" calcext:value-type="string">
            <text:p><text:s text:c="7"/>write_selector.resumeSelects( client.getSocketChannel() ); <text:s/>//we need to resume since write selects are auto-paused after select op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PiecePickerImpl.java</text:p>
          </table:table-cell>
          <table:table-cell office:value-type="string" calcext:value-type="string">
            <text:p><text:s/>/** user select prioritize first/last */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SelectableSpeedMenu.java</text:p>
          </table:table-cell>
          <table:table-cell office:value-type="string" calcext:value-type="string">
            <text:p><text:s text:c="9"/>if (value &lt; 5) {continue;} // Don't allow the user to easily select slow speeds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SideBarEntrySWT.java</text:p>
          </table:table-cell>
          <table:table-cell office:value-type="string" calcext:value-type="string">
            <text:p><text:s/>// ensure show order by user execThreadLate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TabbedEntry.java</text:p>
          </table:table-cell>
          <table:table-cell office:value-type="string" calcext:value-type="string">
            <text:p><text:s/>// ensure show order by user execThreadLate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 office:value-type="string" calcext:value-type="string">
            <text:p><text:s/>TableViewSWTImpl.java</text:p>
          </table:table-cell>
          <table:table-cell office:value-type="string" calcext:value-type="string">
            <text:p><text:s/>// Deselect rows if user clicks on a blank spot (a spot with no row)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Mate</text:p>
          </table:table-cell>
          <table:table-cell/>
          <table:table-cell office:value-type="string" calcext:value-type="string">
            <text:p><text:s text:c="2"/>* <text:s text:c="17"/>because of non-created rows when select user selects all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ContentExplorer.java</text:p>
          </table:table-cell>
          <table:table-cell office:value-type="string" calcext:value-type="string">
            <text:p><text:s/>Log.fine("the user did not select a file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GroupManagerGUI.java</text:p>
          </table:table-cell>
          <table:table-cell office:value-type="string" calcext:value-type="string">
            <text:p><text:s text:c="2"/>* Display the basic view in which the user can select a group to edit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itNomen</text:p>
          </table:table-cell>
          <table:table-cell office:value-type="string" calcext:value-type="string">
            <text:p><text:s/>UserSelector.java</text:p>
          </table:table-cell>
          <table:table-cell office:value-type="string" calcext:value-type="string">
            <text:p><text:s/>pleaseSelect.setText("Please select a user: 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SelectAlgorithmPanel.java</text:p>
          </table:table-cell>
          <table:table-cell office:value-type="string" calcext:value-type="string">
            <text:p><text:s text:c="2"/>* Provides a pull down list form which the user can select which algorithm to run. <text:s/>Afte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SelectRegionDescriptionPanel.java</text:p>
          </table:table-cell>
          <table:table-cell office:value-type="string" calcext:value-type="string">
            <text:p><text:s text:c="2"/>* Allows the user to select a point, its size, and orientation. <text:s/>First the user clicks on a poin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UtilIO.java</text:p>
          </table:table-cell>
          <table:table-cell office:value-type="string" calcext:value-type="string">
            <text:p><text:s text:c="2"/>* Opens up a dialog box asking the user to select a file. <text:s/>If the user cancel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VisualizeRegionDescriptionApp.java</text:p>
          </table:table-cell>
          <table:table-cell office:value-type="string" calcext:value-type="string">
            <text:p><text:s text:c="2"/>* <text:s/>Allows the user to select a point and show the description of the region at that poin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fCV</text:p>
          </table:table-cell>
          <table:table-cell office:value-type="string" calcext:value-type="string">
            <text:p><text:s/>VisualizeScorePanel.java</text:p>
          </table:table-cell>
          <table:table-cell office:value-type="string" calcext:value-type="string">
            <text:p><text:s text:c="2"/>* Let's the user select which score type to use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k-Catalogue</text:p>
          </table:table-cell>
          <table:table-cell office:value-type="string" calcext:value-type="string">
            <text:p><text:s/>BookEditLoaned.java</text:p>
          </table:table-cell>
          <table:table-cell office:value-type="string" calcext:value-type="string">
            <text:p><text:s text:c="2"/>* Users can select a book and, from this activity, select a friend to "loan" the book to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ook-Catalogue</text:p>
          </table:table-cell>
          <table:table-cell office:value-type="string" calcext:value-type="string">
            <text:p><text:s/>GoodreadsSearchResults.java</text:p>
          </table:table-cell>
          <table:table-cell office:value-type="string" calcext:value-type="string">
            <text:p><text:s text:c="2"/>* Handle user clicking on a book. This should show editions and allow the user to select a specific edition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Exporter.java</text:p>
          </table:table-cell>
          <table:table-cell office:value-type="string" calcext:value-type="string">
            <text:p><text:s text:c="6"/>* The friendly name of this exporter to display to the user to select from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AdminPresentationMap.java</text:p>
          </table:table-cell>
          <table:table-cell office:value-type="string" calcext:value-type="string">
            <text:p><text:s text:c="6"/>* &lt;p&gt;Optional - only required when the user should select from a list of databas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/>
          <table:table-cell office:value-type="string" calcext:value-type="string">
            <text:p><text:s text:c="6"/>* &lt;p&gt;Optional - only required when the user should select from a list of pre-defined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/>
          <table:table-cell office:value-type="string" calcext:value-type="string">
            <text:p><text:s text:c="6"/>* &lt;p&gt;Specify the keys available for the user to select from&lt;/p&gt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FulfillmentOption.java</text:p>
          </table:table-cell>
          <table:table-cell office:value-type="string" calcext:value-type="string">
            <text:p><text:s text:c="6"/>* Set the display name for this option that will be shown to the user to select from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/>
          <table:table-cell office:value-type="string" calcext:value-type="string">
            <text:p><text:s text:c="6"/>* Sets the long description for this option to show to the user when they select an option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FulfillmentPricingProvider.java</text:p>
          </table:table-cell>
          <table:table-cell office:value-type="string" calcext:value-type="string">
            <text:p><text:s text:c="6"/>* @param option - the candidate option a user might select based on the estimat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BroadleafCommerce</text:p>
          </table:table-cell>
          <table:table-cell office:value-type="string" calcext:value-type="string">
            <text:p><text:s/>ProductOption.java</text:p>
          </table:table-cell>
          <table:table-cell office:value-type="string" calcext:value-type="string">
            <text:p><text:s text:c="6"/>* Gets the available values that a user can select for this ProductOption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alicoServer</text:p>
          </table:table-cell>
          <table:table-cell office:value-type="string" calcext:value-type="string">
            <text:p><text:s/>ClientThread.java</text:p>
          </table:table-cell>
          <table:table-cell office:value-type="string" calcext:value-type="string">
            <text:p><text:s/>&amp;&amp; ClientManager.getClientThread(clientIds[i]).getClient().getUsername().compareTo(client.getUsername()) == 0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arolina-Digital-Repository</text:p>
          </table:table-cell>
          <table:table-cell office:value-type="string" calcext:value-type="string">
            <text:p><text:s/>UserManagementServiceImpl.java</text:p>
          </table:table-cell>
          <table:table-cell office:value-type="string" calcext:value-type="string">
            <text:p><text:s/>Collections.sort(users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aronas</text:p>
          </table:table-cell>
          <table:table-cell office:value-type="string" calcext:value-type="string">
            <text:p><text:s/>ControleDeAcessoImpl.java</text:p>
          </table:table-cell>
          <table:table-cell office:value-type="string" calcext:value-type="string">
            <text:p><text:s/>query = "select from " + Usuario.class.getName(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egisterScreen.java</text:p>
          </table:table-cell>
          <table:table-cell office:value-type="string" calcext:value-type="string">
            <text:p><text:s/>if (tempUser.compareTo("@") == 0) {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RosterScreen.java</text:p>
          </table:table-cell>
          <table:table-cell office:value-type="string" calcext:value-type="string">
            <text:p><text:s/>.compareTo(XMPPClient.IQ_REGISTER) == 0) {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/>
          <table:table-cell office:value-type="string" calcext:value-type="string">
            <text:p><text:s/>if (Contact.userhost(ithJid).compareTo(c.jid) == 0) {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IDE</text:p>
          </table:table-cell>
          <table:table-cell office:value-type="string" calcext:value-type="string">
            <text:p><text:s/>SubscribeScreen.java</text:p>
          </table:table-cell>
          <table:table-cell office:value-type="string" calcext:value-type="string">
            <text:p><text:s/>if (Contact.userhost(ithC.jid).compareTo(c.jid) == 0) return false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lothoSaveChooser.java</text:p>
          </table:table-cell>
          <table:table-cell office:value-type="string" calcext:value-type="string">
            <text:p><text:s text:c="6"/>* Meant for use in the case where user could select different filefilter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llector.java</text:p>
          </table:table-cell>
          <table:table-cell office:value-type="string" calcext:value-type="string">
            <text:p><text:s text:c="13"/>//If preference read failed, try asking the user to select an autho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/>
          <table:table-cell office:value-type="string" calcext:value-type="string">
            <text:p><text:s text:c="6"/>* Use this method to prompt the user to select the current user from a lis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nectCollectionView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Container.java</text:p>
          </table:table-cell>
          <table:table-cell office:value-type="string" calcext:value-type="string">
            <text:p><text:s text:c="17"/>//Throw up a dialog and get user to select the collection stored as 'chosen'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digestMultiple.java</text:p>
          </table:table-cell>
          <table:table-cell office:value-type="string" calcext:value-type="string">
            <text:p><text:s text:c="9"/>//Throw up a dialog and get user to select the collection stored as 'chosen'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ObjBase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otho-Core</text:p>
          </table:table-cell>
          <table:table-cell office:value-type="string" calcext:value-type="string">
            <text:p><text:s/>Part.java</text:p>
          </table:table-cell>
          <table:table-cell office:value-type="string" calcext:value-type="string">
            <text:p><text:s text:c="6"/>* from which the user can select and press delete to call disposeEverywhere on thos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lubManagement</text:p>
          </table:table-cell>
          <table:table-cell office:value-type="string" calcext:value-type="string">
            <text:p><text:s/>Notifications.java</text:p>
          </table:table-cell>
          <table:table-cell office:value-type="string" calcext:value-type="string">
            <text:p><text:s/>currentNotificationsQuery="select * from notifications where NotificationId IN (Select NotificationId from notificationmember where MemberId=' "+ login.currentMember.MemberId + "' OR MemberId='0');"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MPT371Group02</text:p>
          </table:table-cell>
          <table:table-cell office:value-type="string" calcext:value-type="string">
            <text:p><text:s/>addUserServ.java</text:p>
          </table:table-cell>
          <table:table-cell office:value-type="string" calcext:value-type="string">
            <text:p><text:s text:c="13"/>out.println("&lt;div style=\"color:red;\"&gt; Please select a user type&lt;/div&gt;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MPT371Group02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select * from users where username='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mmitCoin</text:p>
          </table:table-cell>
          <table:table-cell office:value-type="string" calcext:value-type="string">
            <text:p><text:s/>PeerGroup.java</text:p>
          </table:table-cell>
          <table:table-cell office:value-type="string" calcext:value-type="string">
            <text:p><text:s text:c="13"/>// user when doing lots of work, like downloading the block chain. We select a priority level one lowe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mmunityCase</text:p>
          </table:table-cell>
          <table:table-cell office:value-type="string" calcext:value-type="string">
            <text:p><text:s/>CheckoutProcess.java</text:p>
          </table:table-cell>
          <table:table-cell office:value-type="string" calcext:value-type="string">
            <text:p><text:s text:c="4"/>* If true, the quick process is being used, and user is not offered to select changes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ParticipantsDao.java</text:p>
          </table:table-cell>
          <table:table-cell office:value-type="string" calcext:value-type="string">
            <text:p><text:s/>"select cp from <text:s/>ConferencesParticipants cp where cp.conferenceId=:conferenceId and cp.userId=:userId and cp.date=:dat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p.user from ConferencesParticipants cp where cp.conference = :conf and cp.date=:dat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ConferencesUsersDao.java</text:p>
          </table:table-cell>
          <table:table-cell office:value-type="string" calcext:value-type="string">
            <text:p><text:s/>"select cu from <text:s/>ConferencesUsers cu join fetch cu.user user where cu.conference = :conf and user.lastLogin &gt;= :loginDate 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 from <text:s/>ConferencesUsers cu where cu.conference = :conf and cu.user = :user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 from <text:s/>ConferencesUsers cu where cu.conference = :conf and cu.userRole = :userRol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 from <text:s/>ConferencesUsers cu where cu.conference = :conf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 from <text:s/>ConferencesUsers cu where cu.user = :user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.user from <text:s/>ConferencesUsers cu where cu.conference = :conf and cu.attendanceStatus = :attendanceStatus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.user from <text:s/>ConferencesUsers cu where cu.conference = :conf and cu.userRole = :userRol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cu.userRole from <text:s/>ConferencesUsers cu where cu.conference = :conf and cu.user = :user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u from User u where u.admin != 1 and not exists (select 1 from ConferencesUsers cu where cu.user = u and cu.conference = :conf)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query.append(" and exists (select 1 from ConferencesUsers cu where cu.user = :user and cu.conference = c and (cu.userRole = 3 or cu.userRole = 4)) order by c.startDate"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query.append(" where c.active = 1 and exists (select 1 from ConferencesUsers cu where cu.user = :user and cu.conference = c and (cu.userRole = 3 or cu.userRole = 4)) order by c.startDate"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query = "select cu from <text:s/>ConferencesUsers cu where cu.user = :user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query = "select cu from ConferencesUsers cu left join fetch cu.conference conf where cu.user = :user and conf.endDate &gt;= :now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String query = "select conf from ConferencesUsers cu left join cu.conference conf where cu.user = :user and and conf.endDate &gt;= :now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String query = "select conf from ConferencesUsers cu left join cu.conference conf where cu.user = :user and cu.userRole = :userRole and conf.endDate &gt;= :now"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 office:value-type="string" calcext:value-type="string">
            <text:p><text:s/>UserDao.java</text:p>
          </table:table-cell>
          <table:table-cell office:value-type="string" calcext:value-type="string">
            <text:p><text:s/>"select u from User u left outer join u.company where u.company.companyID=:companyId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u from User u left outer join u.company where u.company.companyType=:companyTyp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nf4you</text:p>
          </table:table-cell>
          <table:table-cell/>
          <table:table-cell office:value-type="string" calcext:value-type="string">
            <text:p><text:s/>"select u from User u left outer join u.company where u.company.name=:companyName")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oking-to-Goal</text:p>
          </table:table-cell>
          <table:table-cell office:value-type="string" calcext:value-type="string">
            <text:p><text:s/>LoginPanel.java</text:p>
          </table:table-cell>
          <table:table-cell office:value-type="string" calcext:value-type="string">
            <text:p><text:s text:c="9"/>jLabel2.setText("Please select your user name to login.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AddBitstreamForm.java</text:p>
          </table:table-cell>
          <table:table-cell office:value-type="string" calcext:value-type="string">
            <text:p><text:s text:c="2"/>* user can select the new bitstream's bundle (which is unchangable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AuthenticatedSelector.java</text:p>
          </table:table-cell>
          <table:table-cell office:value-type="string" calcext:value-type="string">
            <text:p><text:s text:c="2"/>* administrators distinct from epersons that select must come first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CLicenseStep.java</text:p>
          </table:table-cell>
          <table:table-cell office:value-type="string" calcext:value-type="string">
            <text:p><text:s text:c="2"/>* The creative commons URL, where to send the user off to so that they can select a license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heckBox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Composite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EditGroupForm.java</text:p>
          </table:table-cell>
          <table:table-cell office:value-type="string" calcext:value-type="string">
            <text:p><text:s text:c="9"/>Collections.sort(allMemberEPeopleIDs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change the group's name, OR search for new epeople / groups to add, OR select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Present the user with the group's current state. The user may select to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Field.java</text:p>
          </table:table-cell>
          <table:table-cell office:value-type="string" calcext:value-type="string">
            <text:p><text:s text:c="2"/>* file: An input control that allows the user to select files to be submitted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select: A menu input control which allows the user to select from a list of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File.java</text:p>
          </table:table-cell>
          <table:table-cell office:value-type="string" calcext:value-type="string">
            <text:p><text:s text:c="2"/>* user to select files from there local system to be uploaded to the server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SelectCollectionStep.java</text:p>
          </table:table-cell>
          <table:table-cell office:value-type="string" calcext:value-type="string">
            <text:p><text:s text:c="13"/>// the "Please select a collection" message to the user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9"/>// if the user didn't select a collection,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JSPUploadStep.java</text:p>
          </table:table-cell>
          <table:table-cell office:value-type="string" calcext:value-type="string">
            <text:p><text:s text:c="9"/>// load JSP which allows the user to select a file to upload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Params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adio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user to select one value among many. If the user selects one value then all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esetPassword.java</text:p>
          </table:table-cell>
          <table:table-cell office:value-type="string" calcext:value-type="string">
            <text:p><text:s text:c="2"/>* Display a reset password form allowing the user to select a new password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RichTextContainer.java</text:p>
          </table:table-cell>
          <table:table-cell office:value-type="string" calcext:value-type="string">
            <text:p><text:s text:c="6"/>* Add a menu input control which allows the user to select from a list of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6"/>* Add an input control that allows the user to select files to be submitted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6"/>* Enable the user to select multiple options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6"/>* Set whether the user is able to select multiple options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the user to select from a list of available options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CollectionStep.java</text:p>
          </table:table-cell>
          <table:table-cell office:value-type="string" calcext:value-type="string">
            <text:p><text:s text:c="9"/>// if the user didn't select a collection,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Allow the user to select a collection they wish to submit an item to, 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EPersonTag.java</text:p>
          </table:table-cell>
          <table:table-cell office:value-type="string" calcext:value-type="string">
            <text:p><text:s text:c="13"/>out.print("&lt;table&gt;&lt;tr&gt;&lt;td colspan=\"2\" align=\"center\"&gt;&lt;select multiple=\"multiple\" name=\"eperson_id\" size=\"");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/>
          <table:table-cell office:value-type="string" calcext:value-type="string">
            <text:p><text:s text:c="2"/>* Tag for producing an e-person select widget in a form. Somewhat analogous to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electGroupTag.java</text:p>
          </table:table-cell>
          <table:table-cell office:value-type="string" calcext:value-type="string">
            <text:p><text:s text:c="2"/>* &lt;P&gt;Tag for producing an e-person select widget in a form. <text:s/>Somewhat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SubmissionController.java</text:p>
          </table:table-cell>
          <table:table-cell office:value-type="string" calcext:value-type="string">
            <text:p><text:s text:c="13"/>// Work around for problem where people select "is a thesis", see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Text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TextArea.java</text:p>
          </table:table-cell>
          <table:table-cell office:value-type="string" calcext:value-type="string">
            <text:p><text:s text:c="6"/>* the front end will provide a way for the user to select fields (probably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UnclaimTasksAction.java</text:p>
          </table:table-cell>
          <table:table-cell office:value-type="string" calcext:value-type="string">
            <text:p><text:s text:c="2"/>* tasks to the general pool for other users to select from.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risco</text:p>
          </table:table-cell>
          <table:table-cell office:value-type="string" calcext:value-type="string">
            <text:p><text:s/>UploadStep.java</text:p>
          </table:table-cell>
          <table:table-cell office:value-type="string" calcext:value-type="string">
            <text:p><text:s text:c="13"/>// Did the user select a format?</text:p>
          </table:table-cell>
          <table:table-cell office:value-type="string" calcext:value-type="string">
            <text:p>Não Possui Ordenação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DatabaseAuthenticator.java</text:p>
          </table:table-cell>
          <table:table-cell office:value-type="string" calcext:value-type="string">
            <text:p><text:s text:c="13"/>JSONObject rsp = DatabaseConnectionManager.executeQuery("select * from user where email = '" + email + "'");</text:p>
          </table:table-cell>
          <table:table-cell office:value-type="string" calcext:value-type="string">
            <text:p>Possui Ordenação</text:p>
          </table:table-cell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Discussion.java</text:p>
          </table:table-cell>
          <table:table-cell office:value-type="string" calcext:value-type="string">
            <text:p>select topic.id, topic.name, user.fullname postedBy, root.dte postedOn, " +Cream§ Users.java§ <text:s text:c="8"/>JcrQueryResult result = Recipe.findBy("author = %s order by [jcr:created] desc", user.uuid);CalicoClient§ Calico.java§ else if (args[i].compareTo("-defaultusername") == 0)</text:p>
          </table:table-cell>
          <table:table-cell/>
        </table:table-row>
        <table:table-row table:style-name="ro1">
          <table:table-cell office:value-type="string" calcext:value-type="string">
            <text:p>Course-Master</text:p>
          </table:table-cell>
          <table:table-cell office:value-type="string" calcext:value-type="string">
            <text:p><text:s/>User.java</text:p>
          </table:table-cell>
          <table:table-cell office:value-type="string" calcext:value-type="string">
            <text:p><text:s text:c="21"/>JSONObject rspObj = DatabaseConnectionManager.executeQuery("select id, fullname, email, role from user where id = " + id);</text:p>
          </table:table-cell>
          <table:table-cell/>
        </table:table-row>
        <table:table-row table:style-name="ro1">
          <table:table-cell office:value-type="string" calcext:value-type="string">
            <text:p>Course-Master</text:p>
          </table:table-cell>
          <table:table-cell/>
          <table:table-cell office:value-type="string" calcext:value-type="string">
            <text:p><text:s text:c="21"/>JSONObject userPoll = DatabaseConnectionManager.executeQuery("select * from user where id = " + id);</text:p>
          </table:table-cell>
          <table:table-cell/>
        </table:table-row>
        <table:table-row table:style-name="ro1">
          <table:table-cell office:value-type="string" calcext:value-type="string">
            <text:p>Course-Master</text:p>
          </table:table-cell>
          <table:table-cell/>
          <table:table-cell office:value-type="string" calcext:value-type="string">
            <text:p><text:s text:c="17"/>JSONObject rspObj = DatabaseConnectionManager.executeQuery("select id, fullname, email, role from user;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PowerspellLog.java</text:p>
          </table:table-cell>
          <table:table-cell office:value-type="string" calcext:value-type="string">
            <text:p><text:s/>Query q = session.createQuery("select sum(amount), count(*) from PowerspellLog as pspl where pspl.userid = :userid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imstatsExtension.java</text:p>
          </table:table-cell>
          <table:table-cell office:value-type="string" calcext:value-type="string">
            <text:p><text:s/>curses <text:s text:c="5"/>= getStats("select count(*), user from News as news where news.newsfor = :parameter1 group by userid order by count(*) desc", "Curse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forumPosts <text:s/>= getStats("select count(*), user from Post as post group by userid order by count(*)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gemsWon= getStats("SELECT count(*), user FROM RaidResult as rr where incoming = :parameter1 and totalgem is not null group by userid order by count(*) desc", false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leastSupport= getStats("select sum(amount), fromUser from Support as s group by fromUser order by sum(amount) a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loggedIn <text:s text:c="3"/>= getStats("select count(*), userid from Simlog as log where log.action = :parameter1 group by userid order by count(*) desc", "LOGIN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mostSupport = getStats("select sum(amount), fromUser from Support as s group by fromUser order by sum(amount)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oldest= getStats("SELECT floor((now()-birthday)/10000000000), user FROM User as user where birthday is not null and year(now()) &gt; year(birthday) order by birthday a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powerSpells = getStats("select count(*), userid from PowerspellLog as pspl group by userid order by count(*)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powerSpent <text:s/>= getStats("select sum(amount), userid from PowerspellLog as pspl group by userid order by sum(amount)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public int compare(User left, User right) {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raidloss <text:s text:c="3"/>= getStats("select raidloss, user from User as user order by raidloss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raidrecord <text:s/>= getStats("select raidgain, user from User as user order by raidgain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resLost= getStats("SELECT sum(totalres), user FROM RaidResult as rr where incoming = :parameter1 and totalres &gt; 0 group by userid order by sum(totalres) desc", true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resWon= getStats("SELECT sum(totalres), user FROM RaidResult as rr where incoming = :parameter1 and totalres &gt; 0 group by userid order by sum(totalres) desc", false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revealsInserted= getStats("select count(*), user from News as news where news.newsfor = :parameter1 group by userid order by count(*) desc", "Reveal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traveled <text:s text:c="3"/>= getStats("select count(*), userid from Simlog as log where log.action = :parameter1 group by userid order by count(*) desc", "TRAVELCALCAUTH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travelrecord= getStats("select travelgain, user from User as user order by travelgain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youngest= getStats("SELECT floor((now()-birthday)/10000000000), user FROM User as user where birthday is not null and year(now()) &gt; year(birthday) and floor((now()-birthday)/10000000000) &gt; 1 order by birthday desc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/>
          <table:table-cell office:value-type="string" calcext:value-type="string">
            <text:p><text:s/>Collections.sort(keys, new Comparator&lt;User&gt;() {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Support.java</text:p>
          </table:table-cell>
          <table:table-cell office:value-type="string" calcext:value-type="string">
            <text:p><text:s/>Query q = session.createQuery("select sum(amount), count(*) from Support as s where s.fromUser = :user");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Topic.java</text:p>
          </table:table-cell>
          <table:table-cell office:value-type="string" calcext:value-type="string">
            <text:p><text:s/>"select topicID from LastseenTopic as l where l.userID = :userid and l.lasttime &gt;= t.lastedit" +</text:p>
          </table:table-cell>
          <table:table-cell/>
        </table:table-row>
        <table:table-row table:style-name="ro1">
          <table:table-cell office:value-type="string" calcext:value-type="string">
            <text:p>CQ2-Sim</text:p>
          </table:table-cell>
          <table:table-cell office:value-type="string" calcext:value-type="string">
            <text:p><text:s/>UserComparator.java</text:p>
          </table:table-cell>
          <table:table-cell office:value-type="string" calcext:value-type="string">
            <text:p><text:s/>public int compare(User o1, User o2) {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IP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LastAction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LoginDataNameComparator.java</text:p>
          </table:table-cell>
          <table:table-cell office:value-type="string" calcext:value-type="string">
            <text:p><text:s/>public int compare(final LoginData o1, final LoginData o2)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OnlineDataFirstLoginComperator.java</text:p>
          </table:table-cell>
          <table:table-cell office:value-type="string" calcext:value-type="string">
            <text:p><text:s/>return o1.getFirstLogin().compareTo(o2.getFirstLogin());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<text:s/>OnlineDataLastLoginComperator.java</text:p>
          </table:table-cell>
          <table:table-cell office:value-type="string" calcext:value-type="string">
            <text:p><text:s/>return o1.getLastLogin().compareTo(o2.getLastLogin());</text:p>
          </table:table-cell>
          <table:table-cell/>
        </table:table-row>
        <table:table-row table:style-name="ro1">
          <table:table-cell office:value-type="string" calcext:value-type="string">
            <text:p>Crush-Metal-Management</text:p>
          </table:table-cell>
          <table:table-cell office:value-type="string" calcext:value-type="string">
            <text:p><text:s/>DailyChallanReport.java</text:p>
          </table:table-cell>
          <table:table-cell office:value-type="string" calcext:value-type="string">
            <text:p><text:s text:c="9"/>else {// if user select Cash</text:p>
          </table:table-cell>
          <table:table-cell/>
        </table:table-row>
        <table:table-row table:style-name="ro1">
          <table:table-cell office:value-type="string" calcext:value-type="string">
            <text:p>Crush-Metal-Management</text:p>
          </table:table-cell>
          <table:table-cell office:value-type="string" calcext:value-type="string">
            <text:p><text:s/>Test.java</text:p>
          </table:table-cell>
          <table:table-cell office:value-type="string" calcext:value-type="string">
            <text:p><text:s/>// <text:s text:c="3"/>ResultSet rs = stat.executeQuery("select * from people;");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 office:value-type="string" calcext:value-type="string">
            <text:p><text:s/>Installer.java</text:p>
          </table:table-cell>
          <table:table-cell office:value-type="string" calcext:value-type="string">
            <text:p><text:s text:c="2"/>* introducing the program, allows the user to select an install directory,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<text:s/>//Let the user select an installation directory.</text:p>
          </table:table-cell>
          <table:table-cell/>
        </table:table-row>
        <table:table-row table:style-name="ro1">
          <table:table-cell table:style-name="ce46" office:value-type="string" calcext:value-type="string">
            <text:p>CalicoClient</text:p>
          </table:table-cell>
          <table:table-cell table:style-name="ce46" office:value-type="string" calcext:value-type="string">
            <text:p><text:s/>BubbleMenu.java</text:p>
          </table:table-cell>
          <table:table-cell table:style-name="ce46" office:value-type="string" calcext:value-type="string">
            <text:p><text:s/>if (buttonClassname.compareTo('calico.plugins.userlist.UserImageCreate') == 0)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nference</text:p>
          </table:table-cell>
          <table:table-cell table:style-name="ce46" office:value-type="string" calcext:value-type="string">
            <text:p><text:s/>DirectAction.java</text:p>
          </table:table-cell>
          <table:table-cell table:style-name="ce46" office:value-type="string" calcext:value-type="string">
            <text:p><text:s/>if (attendee.userPassword() != null &amp;&amp; attendee.userPassword().compareTo(userPassword) ==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sasDeBugDeveloper</text:p>
          </table:table-cell>
          <table:table-cell table:style-name="ce46" office:value-type="string" calcext:value-type="string">
            <text:p><text:s/>BuscarPersona.java</text:p>
          </table:table-cell>
          <table:table-cell table:style-name="ce46" office:value-type="string" calcext:value-type="string">
            <text:p><text:s/>String query = 'select id, nombre||' '||apaterno||' '||amaterno, email from persona where upper('+parametro+') like upper('%'+textoABuscar+'%')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sasDeBugDeveloper</text:p>
          </table:table-cell>
          <table:table-cell table:style-name="ce46" office:value-type="string" calcext:value-type="string">
            <text:p><text:s/>ModificarPersona.java</text:p>
          </table:table-cell>
          <table:table-cell table:style-name="ce46" office:value-type="string" calcext:value-type="string">
            <text:p><text:s/>String query = 'select nombre,apaterno,amaterno,email,sexo,date(fechaNacimiento) <text:s/>from persona where id = '+idDeLaPersona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lientesApp</text:p>
          </table:table-cell>
          <table:table-cell table:style-name="ce46" office:value-type="string" calcext:value-type="string">
            <text:p><text:s/>ClientesApp.java</text:p>
          </table:table-cell>
          <table:table-cell table:style-name="ce46" office:value-type="string" calcext:value-type="string">
            <text:p><text:s text:c="9"/>//TypedQuery&lt;Cliente&gt; q=ClientesApp.getClienteC().getEntityManager().createQuery('select e from Cliente as e where e.apellido='gel'',Cliente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XTestFramework</text:p>
          </table:table-cell>
          <table:table-cell table:style-name="ce46" office:value-type="string" calcext:value-type="string">
            <text:p><text:s/>D3CampaignSegmentationTest.java</text:p>
          </table:table-cell>
          <table:table-cell table:style-name="ce46" office:value-type="string" calcext:value-type="string">
            <text:p><text:s/>@Step(when = { 'select months by clicking on up and down arrow' }, then = 'Users should be able to select months from months list box.'),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mmon-Sense-Net-2</text:p>
          </table:table-cell>
          <table:table-cell table:style-name="ce46" office:value-type="string" calcext:value-type="string">
            <text:p><text:s/>ActionDataFactory.java</text:p>
          </table:table-cell>
          <table:table-cell table:style-name="ce46" office:value-type="string" calcext:value-type="string">
            <text:p><text:s/>// if user does not have a plot, select ground nut (id = 1)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mmon-Sense-Net-2</text:p>
          </table:table-cell>
          <table:table-cell table:style-name="ce46" office:value-type="string" calcext:value-type="string">
            <text:p><text:s/>ActionDataFactory.java</text:p>
          </table:table-cell>
          <table:table-cell table:style-name="ce46" office:value-type="string" calcext:value-type="string">
            <text:p><text:s/>// if user doesn't have a plot, select TMV2 (id = 4)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9-patch-Galaxy</text:p>
          </table:table-cell>
          <table:table-cell table:style-name="ce46" office:value-type="string" calcext:value-type="string">
            <text:p><text:s/>ContactsContract.java</text:p>
          </table:table-cell>
          <table:table-cell table:style-name="ce46" office:value-type="string" calcext:value-type="string">
            <text:p><text:s text:c="10"/>* Starts an Activity that lets the user select the multiple phones from a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ResultSetRegressionTest.java</text:p>
          </table:table-cell>
          <table:table-cell table:style-name="ce46" office:value-type="string" calcext:value-type="string">
            <text:p><text:s/>.executeQuery('select firstName as 'first person' from bug49516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ResultSetRegressionTest.java</text:p>
          </table:table-cell>
          <table:table-cell table:style-name="ce46" office:value-type="string" calcext:value-type="string">
            <text:p><text:s/>.executeQuery('select firstName as 'first person' from bug49516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tatementRegressionTest.java</text:p>
          </table:table-cell>
          <table:table-cell table:style-name="ce46" office:value-type="string" calcext:value-type="string">
            <text:p><text:s/>.clientPrepareStatement('select {d '1997-05-24'} FROM testBug15141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tatementRegressionTest.java</text:p>
          </table:table-cell>
          <table:table-cell table:style-name="ce46" office:value-type="string" calcext:value-type="string">
            <text:p><text:s/>String select_sql = 'select user0_.userName as userName0_0_, user0_.ivalue as ivalue0_0_, user0_.CNAME as CNAME0_0_, user0_.bvalue as bvalue0_0_, user0_.svalue as svalue0_0_, user0_.ACTIVE as ACTIVE0_0_ from X_TEST user0_ where user0_.userName like ?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DatabaseAdmin.java</text:p>
          </table:table-cell>
          <table:table-cell table:style-name="ce46" office:value-type="string" calcext:value-type="string">
            <text:p><text:s/>if (username1.compareTo(username2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DatabaseAdmin.java</text:p>
          </table:table-cell>
          <table:table-cell table:style-name="ce46" office:value-type="string" calcext:value-type="string">
            <text:p><text:s/>if (username1.compareTo(username2) &g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DatabaseAdmin.java</text:p>
          </table:table-cell>
          <table:table-cell table:style-name="ce46" office:value-type="string" calcext:value-type="string">
            <text:p><text:s/>if (username1.compareTo(username2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DatabaseAdmin.java</text:p>
          </table:table-cell>
          <table:table-cell table:style-name="ce46" office:value-type="string" calcext:value-type="string">
            <text:p><text:s/>if (username1.compareTo(username2) &g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ResultSetRegressionTest.java</text:p>
          </table:table-cell>
          <table:table-cell table:style-name="ce46" office:value-type="string" calcext:value-type="string">
            <text:p><text:s/>.executeQuery('select firstName as 'first person' from bug49516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ResultSetRegressionTest.java</text:p>
          </table:table-cell>
          <table:table-cell table:style-name="ce46" office:value-type="string" calcext:value-type="string">
            <text:p><text:s/>.executeQuery('select firstName as 'first person' from bug49516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tatementRegressionTest.java</text:p>
          </table:table-cell>
          <table:table-cell table:style-name="ce46" office:value-type="string" calcext:value-type="string">
            <text:p><text:s/>.clientPrepareStatement('select {d '1997-05-24'} FROM testBug15141'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tatementRegressionTest.java</text:p>
          </table:table-cell>
          <table:table-cell table:style-name="ce46" office:value-type="string" calcext:value-type="string">
            <text:p><text:s/>String select_sql = 'select user0_.userName as userName0_0_, user0_.ivalue as ivalue0_0_, user0_.CNAME as CNAME0_0_, user0_.bvalue as bvalue0_0_, user0_.svalue as svalue0_0_, user0_.ACTIVE as ACTIVE0_0_ from X_TEST user0_ where user0_.userName like ?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if (username.compareTo(acappellaResult.getString('username')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} else if (username.compareTo(acappellaResult.getString('username')) &g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if (user.compareTo(approvedUsers[i]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if (username.compareTo(acappellaResult.getString('username')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} else if (username.compareTo(acappellaResult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henSun</text:p>
          </table:table-cell>
          <table:table-cell table:style-name="ce46" office:value-type="string" calcext:value-type="string">
            <text:p><text:s/>ServerInputProcessor.java</text:p>
          </table:table-cell>
          <table:table-cell table:style-name="ce46" office:value-type="string" calcext:value-type="string">
            <text:p><text:s/>if (user.compareTo(approvedUsers[i]) &lt;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Eccles.java</text:p>
          </table:table-cell>
          <table:table-cell table:style-name="ce46" office:value-type="string" calcext:value-type="string">
            <text:p><text:s text:c="25"/>'order by f.loginTime desc', 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UserDetailsManager.java</text:p>
          </table:table-cell>
          <table:table-cell table:style-name="ce46" office:value-type="string" calcext:value-type="string">
            <text:p><text:s text:c="21"/>'select u.userName from UserDetails u', String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FacilityStatusManager.java</text:p>
          </table:table-cell>
          <table:table-cell table:style-name="ce46" office:value-type="string" calcext:value-type="string">
            <text:p><text:s text:c="21"/>'order by s.loginTime desc', FacilitySession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FacilityStatusManager.java</text:p>
          </table:table-cell>
          <table:table-cell table:style-name="ce46" office:value-type="string" calcext:value-type="string">
            <text:p><text:s text:c="21"/>'order by s.loginTime desc', FacilitySession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FacilityStatusManager.java</text:p>
          </table:table-cell>
          <table:table-cell table:style-name="ce46" office:value-type="string" calcext:value-type="string">
            <text:p><text:s text:c="25"/>'order by s.loginTime asc', FacilitySession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M-data-grabber</text:p>
          </table:table-cell>
          <table:table-cell table:style-name="ce46" office:value-type="string" calcext:value-type="string">
            <text:p><text:s/>FacilityStatusManager.java</text:p>
          </table:table-cell>
          <table:table-cell table:style-name="ce46" office:value-type="string" calcext:value-type="string">
            <text:p><text:s text:c="17"/>'order by s.loginTime desc', FacilitySession.clas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S225FinalProject</text:p>
          </table:table-cell>
          <table:table-cell table:style-name="ce46" office:value-type="string" calcext:value-type="string">
            <text:p><text:s/>DataIO.java</text:p>
          </table:table-cell>
          <table:table-cell table:style-name="ce46" office:value-type="string" calcext:value-type="string">
            <text:p><text:s/>// can allow user to select file if file not found?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S225FinalProject</text:p>
          </table:table-cell>
          <table:table-cell table:style-name="ce46" office:value-type="string" calcext:value-type="string">
            <text:p><text:s/>DataIO.java</text:p>
          </table:table-cell>
          <table:table-cell table:style-name="ce46" office:value-type="string" calcext:value-type="string">
            <text:p><text:s/>// can allow user to select file if file not found?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S225FinalProject</text:p>
          </table:table-cell>
          <table:table-cell table:style-name="ce46" office:value-type="string" calcext:value-type="string">
            <text:p><text:s/>DataIO.java</text:p>
          </table:table-cell>
          <table:table-cell table:style-name="ce46" office:value-type="string" calcext:value-type="string">
            <text:p><text:s/>// can allow user to select file if file not found?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laimBlame</text:p>
          </table:table-cell>
          <table:table-cell table:style-name="ce46" office:value-type="string" calcext:value-type="string">
            <text:p><text:s/>BlameAction.java</text:p>
          </table:table-cell>
          <table:table-cell table:style-name="ce46" office:value-type="string" calcext:value-type="string">
            <text:p><text:s text:c="9"/>Collections.sort(allUser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laimBlame</text:p>
          </table:table-cell>
          <table:table-cell table:style-name="ce46" office:value-type="string" calcext:value-type="string">
            <text:p><text:s/>CulpritAssignment.java</text:p>
          </table:table-cell>
          <table:table-cell table:style-name="ce46" office:value-type="string" calcext:value-type="string">
            <text:p><text:s/>Collections.sort(allUser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CustomerForm.java</text:p>
          </table:table-cell>
          <table:table-cell table:style-name="ce46" office:value-type="string" calcext:value-type="string">
            <text:p><text:s text:c="13"/>emplocrit.addAscendingOrderByColumn(EmployeeNoCategoryPeer.EMPLOYEE_NO_CAT_NAME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TaskForm.java</text:p>
          </table:table-cell>
          <table:table-cell table:style-name="ce46" office:value-type="string" calcext:value-type="string">
            <text:p><text:s text:c="13"/>usrcrit.addAscendingOrderByColumn(CreamUserPeer.LOGIN_NAME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Indust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LeadSource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Customer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Language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EmployeeNo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TurbineRole.java</text:p>
          </table:table-cell>
          <table:table-cell table:style-name="ce46" office:value-type="string" calcext:value-type="string">
            <text:p><text:s text:c="6"/>* The criteria used to select the current contents of collTurbineUserGroupRole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Region.java</text:p>
          </table:table-cell>
          <table:table-cell table:style-name="ce46" office:value-type="string" calcext:value-type="string">
            <text:p><text:s text:c="6"/>* The criteria used to select the current contents of collCustomersRelatedByRegionId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Region.java</text:p>
          </table:table-cell>
          <table:table-cell table:style-name="ce46" office:value-type="string" calcext:value-type="string">
            <text:p><text:s text:c="6"/>* The criteria used to select the current contents of collCustomersRelatedByShiptoRegionId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Country.java</text:p>
          </table:table-cell>
          <table:table-cell table:style-name="ce46" office:value-type="string" calcext:value-type="string">
            <text:p><text:s text:c="6"/>* The criteria used to select the current contents of collCustomersRelatedByCountryId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Country.java</text:p>
          </table:table-cell>
          <table:table-cell table:style-name="ce46" office:value-type="string" calcext:value-type="string">
            <text:p><text:s text:c="6"/>* The criteria used to select the current contents of collCustomersRelatedByShiptoCountryId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TurbineUser.java</text:p>
          </table:table-cell>
          <table:table-cell table:style-name="ce46" office:value-type="string" calcext:value-type="string">
            <text:p><text:s text:c="6"/>* The criteria used to select the current contents of collTurbineUserGroupRole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TurbineGroup.java</text:p>
          </table:table-cell>
          <table:table-cell table:style-name="ce46" office:value-type="string" calcext:value-type="string">
            <text:p><text:s text:c="6"/>* The criteria used to select the current contents of collTurbineUserGroupRole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Education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Age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Revenue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eam_1</text:p>
          </table:table-cell>
          <table:table-cell table:style-name="ce46" office:value-type="string" calcext:value-type="string">
            <text:p><text:s/>BaseHouseholdCategory.java</text:p>
          </table:table-cell>
          <table:table-cell table:style-name="ce46" office:value-type="string" calcext:value-type="string">
            <text:p><text:s text:c="6"/>* The criteria used to select the current contents of collCustomers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SC424-WebProject</text:p>
          </table:table-cell>
          <table:table-cell table:style-name="ce46" office:value-type="string" calcext:value-type="string">
            <text:p><text:s/>Admin.java</text:p>
          </table:table-cell>
          <table:table-cell table:style-name="ce46" office:value-type="string" calcext:value-type="string">
            <text:p><text:s/>String name_query = 'select first_name, last_name from customers where email = ''+email+''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SC424-WebProject</text:p>
          </table:table-cell>
          <table:table-cell table:style-name="ce46" office:value-type="string" calcext:value-type="string">
            <text:p><text:s/>Admin.java</text:p>
          </table:table-cell>
          <table:table-cell table:style-name="ce46" office:value-type="string" calcext:value-type="string">
            <text:p><text:s/>String availableDrivers = 'select deliv_id from deliverypersons where curr_loc = 'store'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SC424-WebProject</text:p>
          </table:table-cell>
          <table:table-cell table:style-name="ce46" office:value-type="string" calcext:value-type="string">
            <text:p><text:s/>AdminQuery.java</text:p>
          </table:table-cell>
          <table:table-cell table:style-name="ce46" office:value-type="string" calcext:value-type="string">
            <text:p><text:s/>String customerquery = 'select c.email, c.address from customers c, transactions t '+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SC424-WebProject</text:p>
          </table:table-cell>
          <table:table-cell table:style-name="ce46" office:value-type="string" calcext:value-type="string">
            <text:p><text:s/>DriverLogin.java</text:p>
          </table:table-cell>
          <table:table-cell table:style-name="ce46" office:value-type="string" calcext:value-type="string">
            <text:p><text:s/>String driverQuery = 'select password from deliverypersons where deliv_id = '+id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MSC424-WebProject</text:p>
          </table:table-cell>
          <table:table-cell table:style-name="ce46" office:value-type="string" calcext:value-type="string">
            <text:p><text:s/>Driver.java</text:p>
          </table:table-cell>
          <table:table-cell table:style-name="ce46" office:value-type="string" calcext:value-type="string">
            <text:p><text:s/>String getCustTotal = 'select total_spent from customers where email = ''+email+'''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Ssettings</text:p>
          </table:table-cell>
          <table:table-cell table:style-name="ce46" office:value-type="string" calcext:value-type="string">
            <text:p><text:s/>LockscreenStyleActivity.java</text:p>
          </table:table-cell>
          <table:table-cell table:style-name="ce46" office:value-type="string" calcext:value-type="string">
            <text:p><text:s text:c="13"/>//Launches intent for user to select an image/crop it to set as background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AccountsListActivity.java</text:p>
          </table:table-cell>
          <table:table-cell table:style-name="ce46" office:value-type="string" calcext:value-type="string">
            <text:p><text:s/>// select all users.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AccountsListActivity.java</text:p>
          </table:table-cell>
          <table:table-cell table:style-name="ce46" office:value-type="string" calcext:value-type="string">
            <text:p><text:s/>Cursor c = db.rawQuery('select * from user', null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AccountsListActivity.java</text:p>
          </table:table-cell>
          <table:table-cell table:style-name="ce46" office:value-type="string" calcext:value-type="string">
            <text:p><text:s/>if (userValue.compareTo(username) == 0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LoginScreenActivity.java</text:p>
          </table:table-cell>
          <table:table-cell table:style-name="ce46" office:value-type="string" calcext:value-type="string">
            <text:p><text:s text:c="2"/>* application. Here is where we offer the user the ability to select a server account from the ones that they've added, add new ones or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LoginScreenActivity.java</text:p>
          </table:table-cell>
          <table:table-cell table:style-name="ce46" office:value-type="string" calcext:value-type="string">
            <text:p><text:s/>// select all users.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LoginScreenActivity.java</text:p>
          </table:table-cell>
          <table:table-cell table:style-name="ce46" office:value-type="string" calcext:value-type="string">
            <text:p><text:s/>Cursor c = db.rawQuery('select * from user', null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LoginScreenActivity.java</text:p>
          </table:table-cell>
          <table:table-cell table:style-name="ce46" office:value-type="string" calcext:value-type="string">
            <text:p><text:s/>if (userValue.compareTo(username) == 0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TerminalActivity.java</text:p>
          </table:table-cell>
          <table:table-cell table:style-name="ce46" office:value-type="string" calcext:value-type="string">
            <text:p><text:s/>if (userTemp.getUsername().compareTo('root') ==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TerminalActivity.java</text:p>
          </table:table-cell>
          <table:table-cell table:style-name="ce46" office:value-type="string" calcext:value-type="string">
            <text:p><text:s/>if (userTemp.getUsername().compareTo('root') == 0) {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LogsDialog.java</text:p>
          </table:table-cell>
          <table:table-cell table:style-name="ce46" office:value-type="string" calcext:value-type="string">
            <text:p><text:s text:c="2"/>* Description: This Activity is for the dialog creation that happens when a user chooses to select a certain chunk of data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ura</text:p>
          </table:table-cell>
          <table:table-cell table:style-name="ce46" office:value-type="string" calcext:value-type="string">
            <text:p><text:s/>regexValidator.java</text:p>
          </table:table-cell>
          <table:table-cell table:style-name="ce46" office:value-type="string" calcext:value-type="string">
            <text:p><text:s/>if (username.compareTo() == 0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aftIRC3</text:p>
          </table:table-cell>
          <table:table-cell table:style-name="ce46" office:value-type="string" calcext:value-type="string">
            <text:p><text:s/>IRCChannelPoint.java</text:p>
          </table:table-cell>
          <table:table-cell table:style-name="ce46" office:value-type="string" calcext:value-type="string">
            <text:p><text:s text:c="9"/>Collections.sort(users, new NicknameComparator(this.bot)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raftIRC3</text:p>
          </table:table-cell>
          <table:table-cell table:style-name="ce46" office:value-type="string" calcext:value-type="string">
            <text:p><text:s/>MinecraftPoint.java</text:p>
          </table:table-cell>
          <table:table-cell table:style-name="ce46" office:value-type="string" calcext:value-type="string">
            <text:p><text:s text:c="9"/>Collections.sort(users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Core_1</text:p>
          </table:table-cell>
          <table:table-cell table:style-name="ce46" office:value-type="string" calcext:value-type="string">
            <text:p><text:s/>KeyedHandler.java</text:p>
          </table:table-cell>
          <table:table-cell table:style-name="ce46" office:value-type="string" calcext:value-type="string">
            <text:p><text:s text:c="2"/>* Map found = (Map) queryRunner.query('select id, name, age from person', h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DimSim</text:p>
          </table:table-cell>
          <table:table-cell table:style-name="ce46" office:value-type="string" calcext:value-type="string">
            <text:p><text:s/>SettingsDialog.java</text:p>
          </table:table-cell>
          <table:table-cell table:style-name="ce46" office:value-type="string" calcext:value-type="string">
            <text:p><text:s/>if(rosterModel.getCurrentUser().getNetProfile().compareTo(networkProfile) != 0)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DimSim</text:p>
          </table:table-cell>
          <table:table-cell table:style-name="ce46" office:value-type="string" calcext:value-type="string">
            <text:p><text:s/>SettingsDialog.java</text:p>
          </table:table-cell>
          <table:table-cell table:style-name="ce46" office:value-type="string" calcext:value-type="string">
            <text:p><text:s/>//if(rosterModel.getCurrentUser().getImgQuality().compareTo(imageQuality) != 0)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DimSim</text:p>
          </table:table-cell>
          <table:table-cell table:style-name="ce46" office:value-type="string" calcext:value-type="string">
            <text:p><text:s/>DimDimSession.java</text:p>
          </table:table-cell>
          <table:table-cell table:style-name="ce46" office:value-type="string" calcext:value-type="string">
            <text:p><text:s/>//return this.creationDate.compareTo(((UserSession)obj).getCreationDate()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DimSim</text:p>
          </table:table-cell>
          <table:table-cell table:style-name="ce46" office:value-type="string" calcext:value-type="string">
            <text:p><text:s/>ConferenceUser.java</text:p>
          </table:table-cell>
          <table:table-cell table:style-name="ce46" office:value-type="string" calcext:value-type="string">
            <text:p><text:s/>returnthis.email.compareTo(((ConferenceUser)obj).getEmail());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DimSim</text:p>
          </table:table-cell>
          <table:table-cell table:style-name="ce46" office:value-type="string" calcext:value-type="string">
            <text:p><text:s/>ParticipantClientEventsManager.java</text:p>
          </table:table-cell>
          <table:table-cell table:style-name="ce46" office:value-type="string" calcext:value-type="string">
            <text:p><text:s/>returnid.compareTo(((ParticipantClientEventsManager)o).getId());</text:p>
          </table:table-cell>
          <table:table-cell table:style-name="ce46"/>
        </table:table-row>
      </table:table>
      <table:named-expressions/>
      <table:data-pilot-tables>
        <table:data-pilot-table table:name="DataPilot1" table:application-data="" table:target-range-address="'Tabela dinâmica_links_com_ordenacoes_v5_1'.A1:'Tabela dinâmica_links_com_ordenacoes_v5_1'.D267" table:buttons="'Tabela dinâmica_links_com_ordenacoes_v5_1'.A1 'Tabela dinâmica_links_com_ordenacoes_v5_1'.B1 'Tabela dinâmica_links_com_ordenacoes_v5_1'.C1" table:show-filter-button="false" table:drill-down-on-double-click="false">
          <table:source-cell-range table:cell-range-address="links_com_ordenacoes_v5.A1:links_com_ordenacoes_v5.C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360" table:display="true" table:show-details="true"/>
                <table:data-pilot-member table:name="101repo" table:display="true" table:show-details="true"/>
                <table:data-pilot-member table:name="2way-sql-parser" table:display="true" table:show-details="true"/>
                <table:data-pilot-member table:name="360-Engine-for-Android" table:display="true" table:show-details="true"/>
                <table:data-pilot-member table:name="64pixels" table:display="true" table:show-details="true"/>
                <table:data-pilot-member table:name="ACLS-protocol-library" table:display="true" table:show-details="true"/>
                <table:data-pilot-member table:name="ActionBarSherlock" table:display="true" table:show-details="true"/>
                <table:data-pilot-member table:name="AgendaNortev" table:display="true" table:show-details="true"/>
                <table:data-pilot-member table:name="Agot-Java" table:display="true" table:show-details="true"/>
                <table:data-pilot-member table:name="Aion-Energy-Life-" table:display="true" table:show-details="true"/>
                <table:data-pilot-member table:name="Aion-Extreme" table:display="true" table:show-details="true"/>
                <table:data-pilot-member table:name="Aion-unique" table:display="true" table:show-details="true"/>
                <table:data-pilot-member table:name="AlarmApp-Android" table:display="true" table:show-details="true"/>
                <table:data-pilot-member table:name="AlarmClock" table:display="true" table:show-details="true"/>
                <table:data-pilot-member table:name="AllBinary-Platform" table:display="true" table:show-details="true"/>
                <table:data-pilot-member table:name="AmDroid" table:display="true" table:show-details="true"/>
                <table:data-pilot-member table:name="Android-File-Manager" table:display="true" table:show-details="true"/>
                <table:data-pilot-member table:name="AndroidLab" table:display="true" table:show-details="true"/>
                <table:data-pilot-member table:name="AndroidLabs" table:display="true" table:show-details="true"/>
                <table:data-pilot-member table:name="AndroidSQLLiteOrm" table:display="true" table:show-details="true"/>
                <table:data-pilot-member table:name="Anki-Android-Test" table:display="true" table:show-details="true"/>
                <table:data-pilot-member table:name="AntiChess" table:display="true" table:show-details="true"/>
                <table:data-pilot-member table:name="AnyMemo" table:display="true" table:show-details="true"/>
                <table:data-pilot-member table:name="AOKP-I777" table:display="true" table:show-details="true"/>
                <table:data-pilot-member table:name="AP2DX" table:display="true" table:show-details="true"/>
                <table:data-pilot-member table:name="Appirater-for-Android" table:display="true" table:show-details="true"/>
                <table:data-pilot-member table:name="Archimedes" table:display="true" table:show-details="true"/>
                <table:data-pilot-member table:name="Arduino" table:display="true" table:show-details="true"/>
                <table:data-pilot-member table:name="Artemis" table:display="true" table:show-details="true"/>
                <table:data-pilot-member table:name="Assignment-6-Project" table:display="true" table:show-details="true"/>
                <table:data-pilot-member table:name="ATReference" table:display="true" table:show-details="true"/>
                <table:data-pilot-member table:name="AU-AD" table:display="true" table:show-details="true"/>
                <table:data-pilot-member table:name="AussieWeatherRadar" table:display="true" table:show-details="true"/>
                <table:data-pilot-member table:name="AusyPlay" table:display="true" table:show-details="true"/>
                <table:data-pilot-member table:name="BasicSearchEngine" table:display="true" table:show-details="true"/>
                <table:data-pilot-member table:name="Bianca" table:display="true" table:show-details="true"/>
                <table:data-pilot-member table:name="BioInvIndex" table:display="true" table:show-details="true"/>
                <table:data-pilot-member table:name="BitMate" table:display="true" table:show-details="true"/>
                <table:data-pilot-member table:name="BitNomen" table:display="true" table:show-details="true"/>
                <table:data-pilot-member table:name="BoofCV" table:display="true" table:show-details="true"/>
                <table:data-pilot-member table:name="Book-Catalogue" table:display="true" table:show-details="true"/>
                <table:data-pilot-member table:name="BroadleafCommerce" table:display="true" table:show-details="true"/>
                <table:data-pilot-member table:name="CalicoServer" table:display="true" table:show-details="true"/>
                <table:data-pilot-member table:name="Carolina-Digital-Repository" table:display="true" table:show-details="true"/>
                <table:data-pilot-member table:name="Caronas" table:display="true" table:show-details="true"/>
                <table:data-pilot-member table:name="CIDE" table:display="true" table:show-details="true"/>
                <table:data-pilot-member table:name="Clotho-Core" table:display="true" table:show-details="true"/>
                <table:data-pilot-member table:name="ClubManagement" table:display="true" table:show-details="true"/>
                <table:data-pilot-member table:name="CMPT371Group02" table:display="true" table:show-details="true"/>
                <table:data-pilot-member table:name="CommitCoin" table:display="true" table:show-details="true"/>
                <table:data-pilot-member table:name="CommunityCase" table:display="true" table:show-details="true"/>
                <table:data-pilot-member table:name="Conf4you" table:display="true" table:show-details="true"/>
                <table:data-pilot-member table:name="Cooking-to-Goal" table:display="true" table:show-details="true"/>
                <table:data-pilot-member table:name="Corisco" table:display="true" table:show-details="true"/>
                <table:data-pilot-member table:name="Course-Master" table:display="true" table:show-details="true"/>
                <table:data-pilot-member table:name="CQ2-Sim" table:display="true" table:show-details="true"/>
                <table:data-pilot-member table:name="Crazy" table:display="true" table:show-details="true"/>
                <table:data-pilot-member table:name="Crush-Metal-Management" table:display="true" table:show-details="true"/>
                <table:data-pilot-member table:name="CT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 AbeClientLicense.java" table:display="true" table:show-details="true"/>
                <table:data-pilot-member table:name=" AccountRequest.java" table:display="true" table:show-details="true"/>
                <table:data-pilot-member table:name=" AddBitstreamForm.java" table:display="true" table:show-details="true"/>
                <table:data-pilot-member table:name=" addUserServ.java" table:display="true" table:show-details="true"/>
                <table:data-pilot-member table:name=" AddValidationUserView.java" table:display="true" table:show-details="true"/>
                <table:data-pilot-member table:name=" AdminExporter.java" table:display="true" table:show-details="true"/>
                <table:data-pilot-member table:name=" AdminPresentationMap.java" table:display="true" table:show-details="true"/>
                <table:data-pilot-member table:name=" AlarmEdit.java" table:display="true" table:show-details="true"/>
                <table:data-pilot-member table:name=" AlarmedUserData.java" table:display="true" table:show-details="true"/>
                <table:data-pilot-member table:name=" AlarmStatusActivity.java" table:display="true" table:show-details="true"/>
                <table:data-pilot-member table:name=" AmenDetailFragment.java" table:display="true" table:show-details="true"/>
                <table:data-pilot-member table:name=" Appirater.java" table:display="true" table:show-details="true"/>
                <table:data-pilot-member table:name=" ArchDescriptionNamesFields.java" table:display="true" table:show-details="true"/>
                <table:data-pilot-member table:name=" AussieWeatherRadar.java" table:display="true" table:show-details="true"/>
                <table:data-pilot-member table:name=" AuthenticatedSelector.java" table:display="true" table:show-details="true"/>
                <table:data-pilot-member table:name=" AuthenticationHelper.java" table:display="true" table:show-details="true"/>
                <table:data-pilot-member table:name=" AuthenticationRequestHelper.java" table:display="true" table:show-details="true"/>
                <table:data-pilot-member table:name=" AuthenticationTag.java" table:display="true" table:show-details="true"/>
                <table:data-pilot-member table:name=" BandMode.java" table:display="true" table:show-details="true"/>
                <table:data-pilot-member table:name=" BasicUserRole.java" table:display="true" table:show-details="true"/>
                <table:data-pilot-member table:name=" BookCtrl.java" table:display="true" table:show-details="true"/>
                <table:data-pilot-member table:name=" BookEditLoaned.java" table:display="true" table:show-details="true"/>
                <table:data-pilot-member table:name=" Cache_JMockit_Test.java" table:display="true" table:show-details="true"/>
                <table:data-pilot-member table:name=" Captor.java" table:display="true" table:show-details="true"/>
                <table:data-pilot-member table:name=" CCLicenseStep.java" table:display="true" table:show-details="true"/>
                <table:data-pilot-member table:name=" CheckBox.java" table:display="true" table:show-details="true"/>
                <table:data-pilot-member table:name=" CheckoutProcess.java" table:display="true" table:show-details="true"/>
                <table:data-pilot-member table:name=" ChooseAccountActivity.java" table:display="true" table:show-details="true"/>
                <table:data-pilot-member table:name=" ClientStatsView.java" table:display="true" table:show-details="true"/>
                <table:data-pilot-member table:name=" ClientThread.java" table:display="true" table:show-details="true"/>
                <table:data-pilot-member table:name=" ClioneSQLTest.java" table:display="true" table:show-details="true"/>
                <table:data-pilot-member table:name=" ClothoSaveChooser.java" table:display="true" table:show-details="true"/>
                <table:data-pilot-member table:name=" CM_TARGET_SELECT.java" table:display="true" table:show-details="true"/>
                <table:data-pilot-member table:name=" Collector.java" table:display="true" table:show-details="true"/>
                <table:data-pilot-member table:name=" ComposeMessageActivity.java" table:display="true" table:show-details="true"/>
                <table:data-pilot-member table:name=" Composite.java" table:display="true" table:show-details="true"/>
                <table:data-pilot-member table:name=" ConferencesParticipantsDao.java" table:display="true" table:show-details="true"/>
                <table:data-pilot-member table:name=" ConferencesUsersDao.java" table:display="true" table:show-details="true"/>
                <table:data-pilot-member table:name=" connect.java" table:display="true" table:show-details="true"/>
                <table:data-pilot-member table:name=" connectCollectionView.java" table:display="true" table:show-details="true"/>
                <table:data-pilot-member table:name=" ConnectionCreate.java" table:display="true" table:show-details="true"/>
                <table:data-pilot-member table:name=" Container.java" table:display="true" table:show-details="true"/>
                <table:data-pilot-member table:name=" ContentExplorer.java" table:display="true" table:show-details="true"/>
                <table:data-pilot-member table:name=" ControleDeAcessoImpl.java" table:display="true" table:show-details="true"/>
                <table:data-pilot-member table:name=" CraftrServer.java" table:display="true" table:show-details="true"/>
                <table:data-pilot-member table:name=" DadosPessoaisDAO.java" table:display="true" table:show-details="true"/>
                <table:data-pilot-member table:name=" DailyChallanReport.java" table:display="true" table:show-details="true"/>
                <table:data-pilot-member table:name=" DatabaseAuthenticator.java" table:display="true" table:show-details="true"/>
                <table:data-pilot-member table:name=" DayScrollPane.java" table:display="true" table:show-details="true"/>
                <table:data-pilot-member table:name=" DBUnitTest.java" table:display="true" table:show-details="true"/>
                <table:data-pilot-member table:name=" digestMultiple.java" table:display="true" table:show-details="true"/>
                <table:data-pilot-member table:name=" Discussion.java" table:display="true" table:show-details="true"/>
                <table:data-pilot-member table:name=" DisplaySettings.java" table:display="true" table:show-details="true"/>
                <table:data-pilot-member table:name=" DocumentBrowser.java" table:display="true" table:show-details="true"/>
                <table:data-pilot-member table:name=" DomaTest.java" table:display="true" table:show-details="true"/>
                <table:data-pilot-member table:name=" EditGroupForm.java" table:display="true" table:show-details="true"/>
                <table:data-pilot-member table:name=" EditMenu.java" table:display="true" table:show-details="true"/>
                <table:data-pilot-member table:name=" Editor.java" table:display="true" table:show-details="true"/>
                <table:data-pilot-member table:name=" EmpComparator.java" table:display="true" table:show-details="true"/>
                <table:data-pilot-member table:name=" Environment.java" table:display="true" table:show-details="true"/>
                <table:data-pilot-member table:name=" EventHandler.java" table:display="true" table:show-details="true"/>
                <table:data-pilot-member table:name=" Field.java" table:display="true" table:show-details="true"/>
                <table:data-pilot-member table:name=" File.java" table:display="true" table:show-details="true"/>
                <table:data-pilot-member table:name=" FileAuthenticationTag.java" table:display="true" table:show-details="true"/>
                <table:data-pilot-member table:name=" FilletCommand.java" table:display="true" table:show-details="true"/>
                <table:data-pilot-member table:name=" FulfillmentOption.java" table:display="true" table:show-details="true"/>
                <table:data-pilot-member table:name=" FulfillmentPricingProvider.java" table:display="true" table:show-details="true"/>
                <table:data-pilot-member table:name=" GoodreadsSearchResults.java" table:display="true" table:show-details="true"/>
                <table:data-pilot-member table:name=" GroupManagerGUI.java" table:display="true" table:show-details="true"/>
                <table:data-pilot-member table:name=" GroupsTableTest.java" table:display="true" table:show-details="true"/>
                <table:data-pilot-member table:name=" HumanPlayer.java" table:display="true" table:show-details="true"/>
                <table:data-pilot-member table:name=" Installer.java" table:display="true" table:show-details="true"/>
                <table:data-pilot-member table:name=" InstallerInfo.java" table:display="true" table:show-details="true"/>
                <table:data-pilot-member table:name=" JPQLHelper.java" table:display="true" table:show-details="true"/>
                <table:data-pilot-member table:name=" JSPSelectCollectionStep.java" table:display="true" table:show-details="true"/>
                <table:data-pilot-member table:name=" JSPUploadStep.java" table:display="true" table:show-details="true"/>
                <table:data-pilot-member table:name=" LDAPClient.java" table:display="true" table:show-details="true"/>
                <table:data-pilot-member table:name=" LoaderCursorSupport.java" table:display="true" table:show-details="true"/>
                <table:data-pilot-member table:name=" LoginDataIPComparator.java" table:display="true" table:show-details="true"/>
                <table:data-pilot-member table:name=" LoginDataLastActionComparator.java" table:display="true" table:show-details="true"/>
                <table:data-pilot-member table:name=" LoginDataNameComparator.java" table:display="true" table:show-details="true"/>
                <table:data-pilot-member table:name=" LoginPanel.java" table:display="true" table:show-details="true"/>
                <table:data-pilot-member table:name=" LoginResponse.java" table:display="true" table:show-details="true"/>
                <table:data-pilot-member table:name=" Main.java" table:display="true" table:show-details="true"/>
                <table:data-pilot-member table:name=" MemoScreen.java" table:display="true" table:show-details="true"/>
                <table:data-pilot-member table:name=" MirageTest.java" table:display="true" table:show-details="true"/>
                <table:data-pilot-member table:name=" NonBlockingReadWriteService.java" table:display="true" table:show-details="true"/>
                <table:data-pilot-member table:name=" Notifications.java" table:display="true" table:show-details="true"/>
                <table:data-pilot-member table:name=" ObjBase.java" table:display="true" table:show-details="true"/>
                <table:data-pilot-member table:name=" OnlineDataFirstLoginComperator.java" table:display="true" table:show-details="true"/>
                <table:data-pilot-member table:name=" OnlineDataLastLoginComperator.java" table:display="true" table:show-details="true"/>
                <table:data-pilot-member table:name=" Params.java" table:display="true" table:show-details="true"/>
                <table:data-pilot-member table:name=" Part.java" table:display="true" table:show-details="true"/>
                <table:data-pilot-member table:name=" PeerGroup.java" table:display="true" table:show-details="true"/>
                <table:data-pilot-member table:name=" PiecePickerImpl.java" table:display="true" table:show-details="true"/>
                <table:data-pilot-member table:name=" PolygonGrabber.java" table:display="true" table:show-details="true"/>
                <table:data-pilot-member table:name=" PostgresModule.java" table:display="true" table:show-details="true"/>
                <table:data-pilot-member table:name=" PowerspellLog.java" table:display="true" table:show-details="true"/>
                <table:data-pilot-member table:name=" ProductOption.java" table:display="true" table:show-details="true"/>
                <table:data-pilot-member table:name=" puzzleSelectorFrame.java" table:display="true" table:show-details="true"/>
                <table:data-pilot-member table:name=" QueryParser.java" table:display="true" table:show-details="true"/>
                <table:data-pilot-member table:name=" QueryParserTest.java" table:display="true" table:show-details="true"/>
                <table:data-pilot-member table:name=" Radio.java" table:display="true" table:show-details="true"/>
                <table:data-pilot-member table:name=" RegisterScreen.java" table:display="true" table:show-details="true"/>
                <table:data-pilot-member table:name=" ResetPassword.java" table:display="true" table:show-details="true"/>
                <table:data-pilot-member table:name=" RichTextContainer.java" table:display="true" table:show-details="true"/>
                <table:data-pilot-member table:name=" RosterScreen.java" table:display="true" table:show-details="true"/>
                <table:data-pilot-member table:name=" SecuritySettings.java" table:display="true" table:show-details="true"/>
                <table:data-pilot-member table:name=" Select.java" table:display="true" table:show-details="true"/>
                <table:data-pilot-member table:name=" SelectableSpeedMenu.java" table:display="true" table:show-details="true"/>
                <table:data-pilot-member table:name=" SelectAlgorithmPanel.java" table:display="true" table:show-details="true"/>
                <table:data-pilot-member table:name=" SelectCollectionStep.java" table:display="true" table:show-details="true"/>
                <table:data-pilot-member table:name=" SelectEPersonTag.java" table:display="true" table:show-details="true"/>
                <table:data-pilot-member table:name=" SelectGroupTag.java" table:display="true" table:show-details="true"/>
                <table:data-pilot-member table:name=" SelectMenu.java" table:display="true" table:show-details="true"/>
                <table:data-pilot-member table:name=" SelectRegionDescriptionPanel.java" table:display="true" table:show-details="true"/>
                <table:data-pilot-member table:name=" SerieCtrl.java" table:display="true" table:show-details="true"/>
                <table:data-pilot-member table:name=" SettingsScreen.java" table:display="true" table:show-details="true"/>
                <table:data-pilot-member table:name=" SideBarEntrySWT.java" table:display="true" table:show-details="true"/>
                <table:data-pilot-member table:name=" SimstatsExtension.java" table:display="true" table:show-details="true"/>
                <table:data-pilot-member table:name=" StoreFront.java" table:display="true" table:show-details="true"/>
                <table:data-pilot-member table:name=" StudyActivity.java" table:display="true" table:show-details="true"/>
                <table:data-pilot-member table:name=" SubmissionController.java" table:display="true" table:show-details="true"/>
                <table:data-pilot-member table:name=" SubscribeScreen.java" table:display="true" table:show-details="true"/>
                <table:data-pilot-member table:name=" SummaryActivity.java" table:display="true" table:show-details="true"/>
                <table:data-pilot-member table:name=" Support.java" table:display="true" table:show-details="true"/>
                <table:data-pilot-member table:name=" SyncTestCase.java" table:display="true" table:show-details="true"/>
                <table:data-pilot-member table:name=" TabbedEntry.java" table:display="true" table:show-details="true"/>
                <table:data-pilot-member table:name=" TableViewSWTImpl.java" table:display="true" table:show-details="true"/>
                <table:data-pilot-member table:name=" Test.java" table:display="true" table:show-details="true"/>
                <table:data-pilot-member table:name=" Text.java" table:display="true" table:show-details="true"/>
                <table:data-pilot-member table:name=" TextArea.java" table:display="true" table:show-details="true"/>
                <table:data-pilot-member table:name=" Topic.java" table:display="true" table:show-details="true"/>
                <table:data-pilot-member table:name=" UnclaimTasksAction.java" table:display="true" table:show-details="true"/>
                <table:data-pilot-member table:name=" UploadStep.java" table:display="true" table:show-details="true"/>
                <table:data-pilot-member table:name=" User.java" table:display="true" table:show-details="true"/>
                <table:data-pilot-member table:name=" UserComparator.java" table:display="true" table:show-details="true"/>
                <table:data-pilot-member table:name=" UserDao.java" table:display="true" table:show-details="true"/>
                <table:data-pilot-member table:name=" UserEntity.java" table:display="true" table:show-details="true"/>
                <table:data-pilot-member table:name=" UserManagementServiceImpl.java" table:display="true" table:show-details="true"/>
                <table:data-pilot-member table:name=" UserRoleB.java" table:display="true" table:show-details="true"/>
                <table:data-pilot-member table:name=" UserSelector.java" table:display="true" table:show-details="true"/>
                <table:data-pilot-member table:name=" UtilIO.java" table:display="true" table:show-details="true"/>
                <table:data-pilot-member table:name=" VisualizeRegionDescriptionApp.java" table:display="true" table:show-details="true"/>
                <table:data-pilot-member table:name=" VisualizeScorePanel.java" table:display="true" table:show-details="true"/>
                <table:data-pilot-member table:name=" WifiSettingsForSetupWizardXL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ódigo" table:orientation="row" table:used-hierarchy="0" table:function="auto">
            <table:data-pilot-level table:show-empty="false" calcext:repeat-item-labels="false">
              <table:data-pilot-members>
                <table:data-pilot-member table:name=" &#9;&#9;&#9;&#9;&#9;&#9;&#9;&#9;&#9;&#9;&#9;&#9;.compareTo(XMPPClient.IQ_REGISTER) == 0) {" table:display="true" table:show-details="true"/>
                <table:data-pilot-member table:name=" &#9;&#9;&#9;&#9;&#9;&#9;connectedUserBooks).addOrderByCondition(&quot;book.number&quot;)" table:display="true" table:show-details="true"/>
                <table:data-pilot-member table:name=" &#9;&#9;&#9;&#9;&#9;&#9;Log.fine(&quot;the user did not select a file&quot;);" table:display="true" table:show-details="true"/>
                <table:data-pilot-member table:name=" &#9;&#9;&#9;&#9;&#9;&quot;select cp from  ConferencesParticipants cp where cp.conferenceId=:conferenceId and cp.userId=:userId and cp.date=:date&quot;)" table:display="true" table:show-details="true"/>
                <table:data-pilot-member table:name=" &#9;&#9;&#9;&#9;&#9;&quot;select cp.user from ConferencesParticipants cp where cp.conference = :conf and cp.date=:date&quot;)" table:display="true" table:show-details="true"/>
                <table:data-pilot-member table:name=" &#9;&#9;&#9;&#9;&#9;&quot;select cu from  ConferencesUsers cu join fetch cu.user user where cu.conference = :conf and user.lastLogin &gt;= :loginDate &quot;)" table:display="true" table:show-details="true"/>
                <table:data-pilot-member table:name=" &#9;&#9;&#9;&#9;&#9;&quot;select cu from  ConferencesUsers cu where cu.conference = :conf and cu.user = :user&quot;)" table:display="true" table:show-details="true"/>
                <table:data-pilot-member table:name=" &#9;&#9;&#9;&#9;&#9;&quot;select cu from  ConferencesUsers cu where cu.conference = :conf and cu.userRole = :userRole&quot;)" table:display="true" table:show-details="true"/>
                <table:data-pilot-member table:name=" &#9;&#9;&#9;&#9;&#9;&quot;select cu from  ConferencesUsers cu where cu.conference = :conf&quot;)" table:display="true" table:show-details="true"/>
                <table:data-pilot-member table:name=" &#9;&#9;&#9;&#9;&#9;&quot;select cu from  ConferencesUsers cu where cu.user = :user&quot;)" table:display="true" table:show-details="true"/>
                <table:data-pilot-member table:name=" &#9;&#9;&#9;&#9;&#9;&quot;select cu.user from  ConferencesUsers cu where cu.conference = :conf and cu.attendanceStatus = :attendanceStatus&quot;)" table:display="true" table:show-details="true"/>
                <table:data-pilot-member table:name=" &#9;&#9;&#9;&#9;&#9;&quot;select cu.user from  ConferencesUsers cu where cu.conference = :conf and cu.userRole = :userRole&quot;)" table:display="true" table:show-details="true"/>
                <table:data-pilot-member table:name=" &#9;&#9;&#9;&#9;&#9;&quot;select cu.userRole from  ConferencesUsers cu where cu.conference = :conf and cu.user = :user&quot;)" table:display="true" table:show-details="true"/>
                <table:data-pilot-member table:name=" &#9;&#9;&#9;&#9;&#9;&quot;select u from User u left outer join u.company where u.company.companyID=:companyId&quot;)" table:display="true" table:show-details="true"/>
                <table:data-pilot-member table:name=" &#9;&#9;&#9;&#9;&#9;&quot;select u from User u left outer join u.company where u.company.companyType=:companyType&quot;)" table:display="true" table:show-details="true"/>
                <table:data-pilot-member table:name=" &#9;&#9;&#9;&#9;&#9;&quot;select u from User u left outer join u.company where u.company.name=:companyName&quot;)" table:display="true" table:show-details="true"/>
                <table:data-pilot-member table:name=" &#9;&#9;&#9;&#9;&#9;&quot;select u from User u where u.admin != 1 and not exists (select 1 from ConferencesUsers cu where cu.user = u and cu.conference = :conf)&quot;)" table:display="true" table:show-details="true"/>
                <table:data-pilot-member table:name=" &#9;&#9;&#9;&#9;&#9;&amp;&amp; ClientManager.getClientThread(clientIds[i]).getClient().getUsername().compareTo(client.getUsername()) == 0)" table:display="true" table:show-details="true"/>
                <table:data-pilot-member table:name=" &#9;&#9;&#9;&#9;&#9;public int compare(ClientStatsDataSource o1, ClientStatsDataSource o2) {" table:display="true" table:show-details="true"/>
                <table:data-pilot-member table:name=" &#9;&#9;&#9;&#9;&#9;query.append(&quot; and exists (select 1 from ConferencesUsers cu where cu.user = :user and cu.conference = c and (cu.userRole = 3 or cu.userRole = 4)) order by c.startDate&quot;);" table:display="true" table:show-details="true"/>
                <table:data-pilot-member table:name=" &#9;&#9;&#9;&#9;&#9;query.append(&quot; where c.active = 1 and exists (select 1 from ConferencesUsers cu where cu.user = :user and cu.conference = c and (cu.userRole = 3 or cu.userRole = 4)) order by c.startDate&quot;);" table:display="true" table:show-details="true"/>
                <table:data-pilot-member table:name=" &#9;&#9;&#9;&#9;&quot;&#9;&#9;select topicID from LastseenTopic as l where l.userID = :userid and l.lasttime &gt;= t.lastedit&quot; +" table:display="true" table:show-details="true"/>
                <table:data-pilot-member table:name=" &#9;&#9;&#9;&#9;&quot;where ob.owner.id = (:userId) order by s.name&quot;)" table:display="true" table:show-details="true"/>
                <table:data-pilot-member table:name=" &#9;&#9;&#9;&#9;&amp;&amp; gi1.mUserId.compareTo(gi2.mUserId) != 0) {" table:display="true" table:show-details="true"/>
                <table:data-pilot-member table:name=" &#9;&#9;&#9;&#9;Arrays.sort(stats, new Comparator&lt;ClientStatsDataSource&gt;() {" table:display="true" table:show-details="true"/>
                <table:data-pilot-member table:name=" &#9;&#9;&#9;&#9;if (Contact.userhost(ithC.jid).compareTo(c.jid) == 0) return false;" table:display="true" table:show-details="true"/>
                <table:data-pilot-member table:name=" &#9;&#9;&#9;&#9;if (Contact.userhost(ithJid).compareTo(c.jid) == 0) {" table:display="true" table:show-details="true"/>
                <table:data-pilot-member table:name=" &#9;&#9;&#9;&#9;int t = clients[i].nick.toLowerCase().compareTo(nick.toLowerCase());" table:display="true" table:show-details="true"/>
                <table:data-pilot-member table:name=" &#9;&#9;&#9;&#9;ResultSet rs = stmt.executeQuery ( &quot;select sys_context('USERENV', 'CURRENT_SCHEMA') CURRENT_SCHEMA from dual&quot; );" table:display="true" table:show-details="true"/>
                <table:data-pilot-member table:name=" &#9;&#9;&#9;assertTrue(((String)client.sync()[0]).compareTo(&quot;fullSync&quot;) == 0);" table:display="true" table:show-details="true"/>
                <table:data-pilot-member table:name=" &#9;&#9;&#9;assertTrue(((String)client.sync()[0]).compareTo(&quot;success&quot;) == 0);" table:display="true" table:show-details="true"/>
                <table:data-pilot-member table:name=" &#9;&#9;&#9;Collections.sort(users);" table:display="true" table:show-details="true"/>
                <table:data-pilot-member table:name=" &#9;&#9;&#9;currentNotificationsQuery=&quot;select * from notifications where NotificationId IN (Select NotificationId from notificationmember where MemberId=' &quot;+ login.currentMember.MemberId + &quot;' OR MemberId='0');&quot;;" table:display="true" table:show-details="true"/>
                <table:data-pilot-member table:name=" &#9;&#9;&#9;curses      = getStats(&quot;select count(*), user from News as news where news.newsfor = :parameter1 group by userid order by count(*) desc&quot;, &quot;Curse&quot;);" table:display="true" table:show-details="true"/>
                <table:data-pilot-member table:name=" &#9;&#9;&#9;forumPosts  = getStats(&quot;select count(*), user from Post as post group by userid order by count(*) desc&quot;);" table:display="true" table:show-details="true"/>
                <table:data-pilot-member table:name=" &#9;&#9;&#9;gemsWon&#9;&#9;= getStats(&quot;SELECT count(*), user FROM RaidResult as rr where incoming = :parameter1 and totalgem is not null group by userid order by count(*) desc&quot;, false);" table:display="true" table:show-details="true"/>
                <table:data-pilot-member table:name=" &#9;&#9;&#9;if (tempUser.compareTo(&quot;@&quot;) == 0) {" table:display="true" table:show-details="true"/>
                <table:data-pilot-member table:name=" &#9;&#9;&#9;leastSupport= getStats(&quot;select sum(amount), fromUser from Support as s group by fromUser order by sum(amount) asc&quot;);" table:display="true" table:show-details="true"/>
                <table:data-pilot-member table:name=" &#9;&#9;&#9;loggedIn    = getStats(&quot;select count(*), userid from Simlog as log where log.action = :parameter1 group by userid order by count(*) desc&quot;, &quot;LOGIN&quot;);" table:display="true" table:show-details="true"/>
                <table:data-pilot-member table:name=" &#9;&#9;&#9;mostSupport = getStats(&quot;select sum(amount), fromUser from Support as s group by fromUser order by sum(amount) desc&quot;);" table:display="true" table:show-details="true"/>
                <table:data-pilot-member table:name=" &#9;&#9;&#9;oldest&#9;&#9;= getStats(&quot;SELECT floor((now()-birthday)/10000000000), user FROM User as user where birthday is not null and year(now()) &gt; year(birthday) order by birthday asc&quot;);" table:display="true" table:show-details="true"/>
                <table:data-pilot-member table:name=" &#9;&#9;&#9;powerSpells = getStats(&quot;select count(*), userid from PowerspellLog as pspl group by userid order by count(*) desc&quot;);" table:display="true" table:show-details="true"/>
                <table:data-pilot-member table:name=" &#9;&#9;&#9;powerSpent  = getStats(&quot;select sum(amount), userid from PowerspellLog as pspl group by userid order by sum(amount) desc&quot;);" table:display="true" table:show-details="true"/>
                <table:data-pilot-member table:name=" &#9;&#9;&#9;public int compare(User left, User right) {" table:display="true" table:show-details="true"/>
                <table:data-pilot-member table:name=" &#9;&#9;&#9;query = &quot;select cu from  ConferencesUsers cu where cu.user = :user&quot;;" table:display="true" table:show-details="true"/>
                <table:data-pilot-member table:name=" &#9;&#9;&#9;query = &quot;select cu from ConferencesUsers cu left join fetch cu.conference conf where cu.user = :user and conf.endDate &gt;= :now&quot;;" table:display="true" table:show-details="true"/>
                <table:data-pilot-member table:name=" &#9;&#9;&#9;query = &quot;select from &quot; + Usuario.class.getName();" table:display="true" table:show-details="true"/>
                <table:data-pilot-member table:name=" &#9;&#9;&#9;Query q = session.createQuery(&quot;select sum(amount), count(*) from PowerspellLog as pspl where pspl.userid = :userid&quot;);" table:display="true" table:show-details="true"/>
                <table:data-pilot-member table:name=" &#9;&#9;&#9;Query q = session.createQuery(&quot;select sum(amount), count(*) from Support as s where s.fromUser = :user&quot;);" table:display="true" table:show-details="true"/>
                <table:data-pilot-member table:name=" &#9;&#9;&#9;raidloss    = getStats(&quot;select raidloss, user from User as user order by raidloss desc&quot;);" table:display="true" table:show-details="true"/>
                <table:data-pilot-member table:name=" &#9;&#9;&#9;raidrecord  = getStats(&quot;select raidgain, user from User as user order by raidgain desc&quot;);" table:display="true" table:show-details="true"/>
                <table:data-pilot-member table:name=" &#9;&#9;&#9;resLost&#9;&#9;= getStats(&quot;SELECT sum(totalres), user FROM RaidResult as rr where incoming = :parameter1 and totalres &gt; 0 group by userid order by sum(totalres) desc&quot;, true);" table:display="true" table:show-details="true"/>
                <table:data-pilot-member table:name=" &#9;&#9;&#9;resWon&#9;&#9;= getStats(&quot;SELECT sum(totalres), user FROM RaidResult as rr where incoming = :parameter1 and totalres &gt; 0 group by userid order by sum(totalres) desc&quot;, false);" table:display="true" table:show-details="true"/>
                <table:data-pilot-member table:name=" &#9;&#9;&#9;revealsInserted= getStats(&quot;select count(*), user from News as news where news.newsfor = :parameter1 group by userid order by count(*) desc&quot;, &quot;Reveal&quot;);" table:display="true" table:show-details="true"/>
                <table:data-pilot-member table:name=" &#9;&#9;&#9;traveled    = getStats(&quot;select count(*), userid from Simlog as log where log.action = :parameter1 group by userid order by count(*) desc&quot;, &quot;TRAVELCALCAUTH&quot;);" table:display="true" table:show-details="true"/>
                <table:data-pilot-member table:name=" &#9;&#9;&#9;travelrecord= getStats(&quot;select travelgain, user from User as user order by travelgain desc&quot;);" table:display="true" table:show-details="true"/>
                <table:data-pilot-member table:name=" &#9;&#9;&#9;youngest&#9;= getStats(&quot;SELECT floor((now()-birthday)/10000000000), user FROM User as user where birthday is not null and year(now()) &gt; year(birthday) and floor((now()-birthday)/10000000000) &gt; 1 order by birthday desc&quot;);" table:display="true" table:show-details="true"/>
                <table:data-pilot-member table:name=" &#9;&#9;&quot;where s = (:serie) and ob.owner.id = (:userId) order by bb.number&quot;)" table:display="true" table:show-details="true"/>
                <table:data-pilot-member table:name=" &#9;&#9;// Deselect rows if user clicks on a blank spot (a spot with no row)" table:display="true" table:show-details="true"/>
                <table:data-pilot-member table:name=" &#9;&#9;// ensure show order by user execThreadLater" table:display="true" table:show-details="true"/>
                <table:data-pilot-member table:name=" &#9;&#9;// have the user select a station on the map first if they" table:display="true" table:show-details="true"/>
                <table:data-pilot-member table:name=" &#9;&#9;assertTrue(((String)client.sync()[0]).compareTo(&quot;fullSync&quot;) == 0);" table:display="true" table:show-details="true"/>
                <table:data-pilot-member table:name=" &#9;&#9;assertTrue(((String)client.sync()[0]).compareTo(&quot;noChanges&quot;) == 0);" table:display="true" table:show-details="true"/>
                <table:data-pilot-member table:name=" &#9;&#9;assertTrue(((String)client.sync()[0]).compareTo(&quot;success&quot;) == 0);" table:display="true" table:show-details="true"/>
                <table:data-pilot-member table:name=" &#9;&#9;Collections.sort(keys, new Comparator&lt;User&gt;() {" table:display="true" table:show-details="true"/>
                <table:data-pilot-member table:name=" &#9;&#9;Collections.sort(usersList, AlarmedUserData.StatusComparator);" table:display="true" table:show-details="true"/>
                <table:data-pilot-member table:name=" &#9;&#9;List&lt;Book&gt; booksInSerieForUser = Serie.find(&quot;select bb from OwnedBook ob join ob.baseBook bb join bb.serie s &quot; +" table:display="true" table:show-details="true"/>
                <table:data-pilot-member table:name=" &#9;&#9;List&lt;Serie&gt; userSeries = Serie.find(&quot;select distinct s &quot; +" table:display="true" table:show-details="true"/>
                <table:data-pilot-member table:name=" &#9;&#9;pleaseSelect.setText(&quot;Please select a user: &quot;);" table:display="true" table:show-details="true"/>
                <table:data-pilot-member table:name=" &#9;&#9;public int compare(AlarmedUser lhs, AlarmedUser rhs) {" table:display="true" table:show-details="true"/>
                <table:data-pilot-member table:name=" &#9;&#9;public int compare(User o1, User o2) {" table:display="true" table:show-details="true"/>
                <table:data-pilot-member table:name=" &#9;&#9;return o1.getFirstLogin().compareTo(o2.getFirstLogin());" table:display="true" table:show-details="true"/>
                <table:data-pilot-member table:name=" &#9;&#9;return o1.getLastLogin().compareTo(o2.getLastLogin());" table:display="true" table:show-details="true"/>
                <table:data-pilot-member table:name=" &#9;&#9;String query = &quot;select conf from ConferencesUsers cu left join cu.conference conf where cu.user = :user and and conf.endDate &gt;= :now&quot;;" table:display="true" table:show-details="true"/>
                <table:data-pilot-member table:name=" &#9;&#9;String query = &quot;select conf from ConferencesUsers cu left join cu.conference conf where cu.user = :user and cu.userRole = :userRole and conf.endDate &gt;= :now&quot;;" table:display="true" table:show-details="true"/>
                <table:data-pilot-member table:name=" &#9; *                  because of non-created rows when select user selects all" table:display="true" table:show-details="true"/>
                <table:data-pilot-member table:name=" &#9; * Adds the order by condition. You don't need to specify &quot;order by&quot; in your statement, just set &quot;user.name&quot; for instance." table:display="true" table:show-details="true"/>
                <table:data-pilot-member table:name=" &#9; * Asks the user to select the map then runs the" table:display="true" table:show-details="true"/>
                <table:data-pilot-member table:name=" &#9; * Display the basic view in which the user can select a group to edit." table:display="true" table:show-details="true"/>
                <table:data-pilot-member table:name=" &#9; * Handle user clicking on a book. This should show editions and allow the user to select a specific edition." table:display="true" table:show-details="true"/>
                <table:data-pilot-member table:name=" &#9; * Indicates whether the user wants to select " table:display="true" table:show-details="true"/>
                <table:data-pilot-member table:name=" &#9; * introducing the program, allows the user to select an install directory," table:display="true" table:show-details="true"/>
                <table:data-pilot-member table:name=" &#9; * Listens for user's key press to open the repeat day picker to select the alarm day." table:display="true" table:show-details="true"/>
                <table:data-pilot-member table:name=" &#9; * Listens for user's key press to open the time dialog picker to select the alarm time." table:display="true" table:show-details="true"/>
                <table:data-pilot-member table:name=" &#9; * Opens up a dialog box asking the user to select a file.  If the user cancels" table:display="true" table:show-details="true"/>
                <table:data-pilot-member table:name=" &#9; * Target object id that client wants to select or 0 if wants to unselect" table:display="true" table:show-details="true"/>
                <table:data-pilot-member table:name=" &#9; * The creative commons URL, where to send the user off to so that they can select a license." table:display="true" table:show-details="true"/>
                <table:data-pilot-member table:name=" &#9; * This private method is used to display options the user can select when" table:display="true" table:show-details="true"/>
                <table:data-pilot-member table:name=" &#9;/** user select prioritize first/last */" table:display="true" table:show-details="true"/>
                <table:data-pilot-member table:name=" &#9;//Let the user select an installation directory." table:display="true" table:show-details="true"/>
                <table:data-pilot-member table:name=" &#9;public int compare(EmployeeItem o1, EmployeeItem o2) {" table:display="true" table:show-details="true"/>
                <table:data-pilot-member table:name=" &#9;public int compare(final LoginData o1, final LoginData o2)" table:display="true" table:show-details="true"/>
                <table:data-pilot-member table:name="     &#9; * If the user has multi-select on, we just need to record the file" table:display="true" table:show-details="true"/>
                <table:data-pilot-member table:name="       &#9;&#9;&#9;write_selector.resumeSelects( client.getSocketChannel() );  //we need to resume since write selects are auto-paused after select op" table:display="true" table:show-details="true"/>
                <table:data-pilot-member table:name="         &#9;if (value &lt; 5) {continue;} // Don't allow the user to easily select slow speeds." table:display="true" table:show-details="true"/>
                <table:data-pilot-member table:name="                             if( s.userSaves[i].uName.compareTo(d.uName) == 0 ) {" table:display="true" table:show-details="true"/>
                <table:data-pilot-member table:name="                         if (userName != null &amp;&amp; userName.compareTo(&quot;&quot;) != 0 &amp;&amp; password != null &amp;&amp; password.compareTo(&quot;&quot;) != 0)" table:display="true" table:show-details="true"/>
                <table:data-pilot-member table:name="                         if (userName != null &amp;&amp; userName.compareTo(StringUtil.getInstance().EMPTY_STRING) != 0" table:display="true" table:show-details="true"/>
                <table:data-pilot-member table:name="                         if( lookfor.compareTo(s.userSaves[i].uSaveName) == 0 ) {" table:display="true" table:show-details="true"/>
                <table:data-pilot-member table:name="                     if ((userName == null || userName.compareTo(&quot;&quot;) == 0)" table:display="true" table:show-details="true"/>
                <table:data-pilot-member table:name="                     if(sessionUserName==null || sessionUserName.compareTo(&quot;&quot;)==0)" table:display="true" table:show-details="true"/>
                <table:data-pilot-member table:name="                     if(userName==null || userName.compareTo(&quot;&quot;)==0)" table:display="true" table:show-details="true"/>
                <table:data-pilot-member table:name="                     JSONObject rspObj = DatabaseConnectionManager.executeQuery(&quot;select id, fullname, email, role from user where id = &quot; + id);" table:display="true" table:show-details="true"/>
                <table:data-pilot-member table:name="                     JSONObject userPoll = DatabaseConnectionManager.executeQuery(&quot;select * from user where id = &quot; + id);" table:display="true" table:show-details="true"/>
                <table:data-pilot-member table:name="                 // Create a AlertDialog for user to select fields display in HTML" table:display="true" table:show-details="true"/>
                <table:data-pilot-member table:name="                 // maxTimeout. The user can still select anything less than maxTimeout." table:display="true" table:show-details="true"/>
                <table:data-pilot-member table:name="                 //Throw up a dialog and get user to select the collection stored as 'chosen'" table:display="true" table:show-details="true"/>
                <table:data-pilot-member table:name="                 if (login.compareTo(allbinary.globals.GLOBALS.LOGINSUCCESS) == 0)" table:display="true" table:show-details="true"/>
                <table:data-pilot-member table:name="                 if( s.userSaves[i].uName.compareTo(d.uName) == 0 ) {" table:display="true" table:show-details="true"/>
                <table:data-pilot-member table:name="                 if(this.role.compareTo(UserRoleData.INSTALLER)!=0)" table:display="true" table:show-details="true"/>
                <table:data-pilot-member table:name="                 JSONObject rspObj = DatabaseConnectionManager.executeQuery(&quot;select id, fullname, email, role from user;&quot;);" table:display="true" table:show-details="true"/>
                <table:data-pilot-member table:name="                //user to select the piece they want." table:display="true" table:show-details="true"/>
                <table:data-pilot-member table:name="                userInterface.getSecondaryEmail().compareTo(email) != 0)" table:display="true" table:show-details="true"/>
                <table:data-pilot-member table:name="             // Did the user select a format?" table:display="true" table:show-details="true"/>
                <table:data-pilot-member table:name="             // the &quot;Please select a collection&quot; message to the user" table:display="true" table:show-details="true"/>
                <table:data-pilot-member table:name="             // user when doing lots of work, like downloading the block chain. We select a priority level one lower" table:display="true" table:show-details="true"/>
                <table:data-pilot-member table:name="             // We clean up the current connectivity status and let users select another network" table:display="true" table:show-details="true"/>
                <table:data-pilot-member table:name="             // Work around for problem where people select &quot;is a thesis&quot;, see" table:display="true" table:show-details="true"/>
                <table:data-pilot-member table:name="             //If preference read failed, try asking the user to select an author" table:display="true" table:show-details="true"/>
                <table:data-pilot-member table:name="             || columnName.compareTo(UserData.MAINEMAIL) == 0)" table:display="true" table:show-details="true"/>
                <table:data-pilot-member table:name="             assertTrue(((String)client2.sync()[0]).compareTo(&quot;success&quot;) == 0);" table:display="true" table:show-details="true"/>
                <table:data-pilot-member table:name="             if (userName != null &amp;&amp; userName.compareTo(StringUtil.getInstance().EMPTY_STRING) != 0" table:display="true" table:show-details="true"/>
                <table:data-pilot-member table:name="             if (userName != null &amp;&amp; userName.compareTo(StringUtil.getInstance().EMPTY_STRING) != 0 &amp;&amp; password != null &amp;&amp; password.compareTo(StringUtil.getInstance().EMPTY_STRING) != 0)" table:display="true" table:show-details="true"/>
                <table:data-pilot-member table:name="             if(role.compareTo(userRole.toString()) == 0)" table:display="true" table:show-details="true"/>
                <table:data-pilot-member table:name="             isUserNameAndPasswordCorrect = result.compareTo(new SuperCrypt(new Integer(encryption).intValue()).encrypt(password));" table:display="true" table:show-details="true"/>
                <table:data-pilot-member table:name="             JSONObject rsp = DatabaseConnectionManager.executeQuery(&quot;select * from user where email = '&quot; + email + &quot;'&quot;);" table:display="true" table:show-details="true"/>
                <table:data-pilot-member table:name="             out.print(&quot;&lt;table&gt;&lt;tr&gt;&lt;td colspan=\&quot;2\&quot; align=\&quot;center\&quot;&gt;&lt;select multiple=\&quot;multiple\&quot; name=\&quot;eperson_id\&quot; size=\&quot;&quot;);" table:display="true" table:show-details="true"/>
                <table:data-pilot-member table:name="             out.println(&quot;&lt;div style=\&quot;color:red;\&quot;&gt; Please select a user type&lt;/div&gt;&quot;);" table:display="true" table:show-details="true"/>
                <table:data-pilot-member table:name="             String select = &quot;((&quot; + People.DISPLAY_NAME + &quot; NOTNULL) AND (&quot;" table:display="true" table:show-details="true"/>
                <table:data-pilot-member table:name="             stringBuffer.append(&quot;The User Name you selected is already in use.&lt;br/&gt;  Please select another User Name.&lt;br /&gt;&quot;);" table:display="true" table:show-details="true"/>
                <table:data-pilot-member table:name="           //TODO: show hellno form here to let user select different objekt" table:display="true" table:show-details="true"/>
                <table:data-pilot-member table:name="          if(login.compareTo(allbinary.globals.GLOBALS.LOGINSUCCESS)==0)" table:display="true" table:show-details="true"/>
                <table:data-pilot-member table:name="          if(role.compareTo(userRole.toString()) == 0)" table:display="true" table:show-details="true"/>
                <table:data-pilot-member table:name="          if(this.login(userName,password).compareTo(allbinary.globals.GLOBALS.LOGINSUCCESS)==0)" table:display="true" table:show-details="true"/>
                <table:data-pilot-member table:name="          if(userInterface.getMainEmail().compareTo(email) != 0)" table:display="true" table:show-details="true"/>
                <table:data-pilot-member table:name="         // Create a AlertDialog for user to select fields in field 1 (the question part).        " table:display="true" table:show-details="true"/>
                <table:data-pilot-member table:name="         // if the user didn't select a collection," table:display="true" table:show-details="true"/>
                <table:data-pilot-member table:name="         // load JSP which allows the user to select a file to upload" table:display="true" table:show-details="true"/>
                <table:data-pilot-member table:name="         // user is able to select a large number of recipients from the Contacts. The coming" table:display="true" table:show-details="true"/>
                <table:data-pilot-member table:name="         //Throw up a dialog and get user to select the collection stored as 'chosen'" table:display="true" table:show-details="true"/>
                <table:data-pilot-member table:name="         assertThat(ctx.getSql(), is(&quot;select * employee&quot;));" table:display="true" table:show-details="true"/>
                <table:data-pilot-member table:name="         assertThat(join(sql), is(&quot;select * employee&quot;));" table:display="true" table:show-details="true"/>
                <table:data-pilot-member table:name="         assertThat(result.sql, is(&quot;select * employee&quot;));" table:display="true" table:show-details="true"/>
                <table:data-pilot-member table:name="         assertTrue(((String)client.sync()[0]).compareTo(&quot;success&quot;) == 0);" table:display="true" table:show-details="true"/>
                <table:data-pilot-member table:name="         assertTrue(((String)client2.sync()[0]).compareTo(&quot;noChanges&quot;) == 0);" table:display="true" table:show-details="true"/>
                <table:data-pilot-member table:name="         assertTrue(((String)client2.sync()[0]).compareTo(&quot;success&quot;) == 0);" table:display="true" table:show-details="true"/>
                <table:data-pilot-member table:name="         Collections.sort(allMemberEPeopleIDs);" table:display="true" table:show-details="true"/>
                <table:data-pilot-member table:name="         else {// if user select Cash" table:display="true" table:show-details="true"/>
                <table:data-pilot-member table:name="         final String expected = &quot;select * from Person p, Address a where p.LAST_NAME = ? and p.PERSON_ID=a.PERSON_ID&quot;;" table:display="true" table:show-details="true"/>
                <table:data-pilot-member table:name="         final String expected = &quot;select * from Person p, Address a where p.PERSON_ID=a.PERSON_ID&quot;;" table:display="true" table:show-details="true"/>
                <table:data-pilot-member table:name="         final String expected = &quot;select * from Person where FIRST_NAME = ? and AGE &lt; ?&quot;;" table:display="true" table:show-details="true"/>
                <table:data-pilot-member table:name="         final String expected = &quot;select * from Person where FIRST_NAME = ?&quot;;" table:display="true" table:show-details="true"/>
                <table:data-pilot-member table:name="         final String input = &quot;select * from Person p, Address a where p.[lastName] = ? and p.[Person.id]=a.[Address.person]&quot;;" table:display="true" table:show-details="true"/>
                <table:data-pilot-member table:name="         final String input = &quot;select * from Person p, Address a where p.[Person]=a.[Address.person]&quot;;" table:display="true" table:show-details="true"/>
                <table:data-pilot-member table:name="         final String input = &quot;select * from Person where [abcdef] = ?&quot;;" table:display="true" table:show-details="true"/>
                <table:data-pilot-member table:name="         final String input = &quot;select * from Person where [Address.age] = ?&quot;;" table:display="true" table:show-details="true"/>
                <table:data-pilot-member table:name="         final String input = &quot;select * from Person where [age] = ?&quot;;" table:display="true" table:show-details="true"/>
                <table:data-pilot-member table:name="         final String input = &quot;select * from Person where [firstName] = ? and [age] &lt; ?&quot;;" table:display="true" table:show-details="true"/>
                <table:data-pilot-member table:name="         final String input = &quot;select * from Person where [firstName] = ?&quot;;" table:display="true" table:show-details="true"/>
                <table:data-pilot-member table:name="         final String input = &quot;select * from Person where [Person.firstName] = ? and [Person.age] &lt; ?&quot;;" table:display="true" table:show-details="true"/>
                <table:data-pilot-member table:name="         final String input = &quot;select * from Person where [Person.firstName] = ?&quot;;" table:display="true" table:show-details="true"/>
                <table:data-pilot-member table:name="         final String input = &quot;select * from Person where FIRST_NAME = ?&quot;;" table:display="true" table:show-details="true"/>
                <table:data-pilot-member table:name="         final String input = &quot;select * from Person&quot;;" table:display="true" table:show-details="true"/>
                <table:data-pilot-member table:name="         jLabel2.setText(&quot;Please select your user name to login.&quot;);" table:display="true" table:show-details="true"/>
                <table:data-pilot-member table:name="         PacketSamurai.getUserInterface().log(&quot;Please select the active protocols for Sniffing, non active protocols are used for opening old logs.&quot;);" table:display="true" table:show-details="true"/>
                <table:data-pilot-member table:name="       // reset the select so that the user can see what it was" table:display="true" table:show-details="true"/>
                <table:data-pilot-member table:name="       // to the client what table maps to a particular select item" table:display="true" table:show-details="true"/>
                <table:data-pilot-member table:name="       if(this.userName != null &amp;&amp; this.userName.compareTo(userName)==0 &amp;&amp;" table:display="true" table:show-details="true"/>
                <table:data-pilot-member table:name="      *            The point clicked by the user to select the first element" table:display="true" table:show-details="true"/>
                <table:data-pilot-member table:name="      *            The point clicked by the user to select the second element" table:display="true" table:show-details="true"/>
                <table:data-pilot-member table:name="      * @param option - the candidate option a user might select based on the estimate" table:display="true" table:show-details="true"/>
                <table:data-pilot-member table:name="      * @return a list of the accounts that the user can select from for" table:display="true" table:show-details="true"/>
                <table:data-pilot-member table:name="      * &lt;p&gt;Optional - only required when the user should select from a list of database" table:display="true" table:show-details="true"/>
                <table:data-pilot-member table:name="      * &lt;p&gt;Optional - only required when the user should select from a list of pre-defined" table:display="true" table:show-details="true"/>
                <table:data-pilot-member table:name="      * &lt;p&gt;Specify the keys available for the user to select from&lt;/p&gt;" table:display="true" table:show-details="true"/>
                <table:data-pilot-member table:name="      * Add a menu input control which allows the user to select from a list of" table:display="true" table:show-details="true"/>
                <table:data-pilot-member table:name="      * Add an input control that allows the user to select files to be submitted" table:display="true" table:show-details="true"/>
                <table:data-pilot-member table:name="      * Enable the user to select multiple options." table:display="true" table:show-details="true"/>
                <table:data-pilot-member table:name="      * from which the user can select and press delete to call disposeEverywhere on those" table:display="true" table:show-details="true"/>
                <table:data-pilot-member table:name="      * Gets the available values that a user can select for this ProductOption." table:display="true" table:show-details="true"/>
                <table:data-pilot-member table:name="      * if(isNew.compareTo(AbeClientInformation.ISNEW)==0) return true; else" table:display="true" table:show-details="true"/>
                <table:data-pilot-member table:name="      * in the list of alarms that the user can select (not as regular" table:display="true" table:show-details="true"/>
                <table:data-pilot-member table:name="      * in the list of notifications that the user can select (not as regular" table:display="true" table:show-details="true"/>
                <table:data-pilot-member table:name="      * in the list of podcasts that the user can select (not as regular" table:display="true" table:show-details="true"/>
                <table:data-pilot-member table:name="      * in the list of ringtones that the user can select (not as regular" table:display="true" table:show-details="true"/>
                <table:data-pilot-member table:name="      * Main program begins here. Asks the user to select the map then runs the" table:display="true" table:show-details="true"/>
                <table:data-pilot-member table:name="      * Meant for use in the case where user could select different filefilters" table:display="true" table:show-details="true"/>
                <table:data-pilot-member table:name="      * Set the display name for this option that will be shown to the user to select from" table:display="true" table:show-details="true"/>
                <table:data-pilot-member table:name="      * Set whether the user is able to select multiple options." table:display="true" table:show-details="true"/>
                <table:data-pilot-member table:name="      * Sets the long description for this option to show to the user when they select an option" table:display="true" table:show-details="true"/>
                <table:data-pilot-member table:name="      * The friendly name of this exporter to display to the user to select from" table:display="true" table:show-details="true"/>
                <table:data-pilot-member table:name="      * the front end will provide a way for the user to select fields (probably" table:display="true" table:show-details="true"/>
                <table:data-pilot-member table:name="      * Use this method to prompt the user to select the current user from a list" table:display="true" table:show-details="true"/>
                <table:data-pilot-member table:name="      * user tries to select the empty function it can be reset" table:display="true" table:show-details="true"/>
                <table:data-pilot-member table:name="      * When the user select the undo from the menu" table:display="true" table:show-details="true"/>
                <table:data-pilot-member table:name="     * Once the rating alert is presented to the user, they might select 'Remind" table:display="true" table:show-details="true"/>
                <table:data-pilot-member table:name="     private final String selectSQL = &quot;select * from DadosPessoais where id = 1&quot;;" table:display="true" table:show-details="true"/>
                <table:data-pilot-member table:name="    *  Warn if the user tries to select more than this number of features." table:display="true" table:show-details="true"/>
                <table:data-pilot-member table:name="    * If true, the quick process is being used, and user is not offered to select changes" table:display="true" table:show-details="true"/>
                <table:data-pilot-member table:name="    * of the selection. That is, if the user clicks and drags to select lines" table:display="true" table:show-details="true"/>
                <table:data-pilot-member table:name="    // abstraction (separated interface), AND client code is expected to be able to select or switch between such" table:display="true" table:show-details="true"/>
                <table:data-pilot-member table:name="  *  Allows the user to select a point and show the description of the region at that point" table:display="true" table:show-details="true"/>
                <table:data-pilot-member table:name="  * {@code &quot;select * from Person p, Address a where p.[Person.height] &gt; ? and p.[Person] = a.[Address.person]&quot;}&lt;br /&gt;" table:display="true" table:show-details="true"/>
                <table:data-pilot-member table:name="  * {@code &quot;select * from Person where [age] = ?&quot;}&lt;br /&gt;" table:display="true" table:show-details="true"/>
                <table:data-pilot-member table:name="  * {@code &quot;select * from Person where [dateOfBirth] &lt; ?&quot;}&lt;br /&gt;" table:display="true" table:show-details="true"/>
                <table:data-pilot-member table:name="  * {@code &quot;select * from Person where [Person.height] &gt; ?&quot;}&lt;br /&gt;" table:display="true" table:show-details="true"/>
                <table:data-pilot-member table:name="  * &lt;P&gt;Tag for producing an e-person select widget in a form.  Somewhat" table:display="true" table:show-details="true"/>
                <table:data-pilot-member table:name="  * Activity asking a user to select an account to be set up." table:display="true" table:show-details="true"/>
                <table:data-pilot-member table:name="  * administrators distinct from epersons that select must come first." table:display="true" table:show-details="true"/>
                <table:data-pilot-member table:name="  * After user select one band, it will send the selection to baseband." table:display="true" table:show-details="true"/>
                <table:data-pilot-member table:name="  * Allow the user to select a collection they wish to submit an item to, " table:display="true" table:show-details="true"/>
                <table:data-pilot-member table:name="  * Allows the user to select a point, its size, and orientation.  First the user clicks on a point" table:display="true" table:show-details="true"/>
                <table:data-pilot-member table:name="  * change the group's name, OR search for new epeople / groups to add, OR select " table:display="true" table:show-details="true"/>
                <table:data-pilot-member table:name="  * Display a reset password form allowing the user to select a new password." table:display="true" table:show-details="true"/>
                <table:data-pilot-member table:name="  * file: An input control that allows the user to select files to be submitted" table:display="true" table:show-details="true"/>
                <table:data-pilot-member table:name="  * Generate Index From .OUT File - This will allow the user to select a .OUT file to generate the index. When dealing with large files, this operation could " table:display="true" table:show-details="true"/>
                <table:data-pilot-member table:name="  * If client want's to select target - d is object id.&lt;br&gt;" table:display="true" table:show-details="true"/>
                <table:data-pilot-member table:name="  * It will alter user the result of select operation and exit, no matter success" table:display="true" table:show-details="true"/>
                <table:data-pilot-member table:name="  * Let's the user select which score type to use." table:display="true" table:show-details="true"/>
                <table:data-pilot-member table:name="  * Menu screen which allows the user to select whichever banking activity they'd like to perform." table:display="true" table:show-details="true"/>
                <table:data-pilot-member table:name="  * Present the user with the group's current state. The user may select to " table:display="true" table:show-details="true"/>
                <table:data-pilot-member table:name="  * Provides a pull down list form which the user can select which algorithm to run.  After" table:display="true" table:show-details="true"/>
                <table:data-pilot-member table:name="  * requests select the account that the user is going to use from the list" table:display="true" table:show-details="true"/>
                <table:data-pilot-member table:name="  * select: A menu input control which allows the user to select from a list of" table:display="true" table:show-details="true"/>
                <table:data-pilot-member table:name="  * servers, and allows the user to select a server, create a new server, or edit" table:display="true" table:show-details="true"/>
                <table:data-pilot-member table:name="  * Tag for producing an e-person select widget in a form. Somewhat analogous to" table:display="true" table:show-details="true"/>
                <table:data-pilot-member table:name="  * tasks to the general pool for other users to select from." table:display="true" table:show-details="true"/>
                <table:data-pilot-member table:name="  * the logged in user's name and organization, a list of accounts to select from," table:display="true" table:show-details="true"/>
                <table:data-pilot-member table:name="  * the user to select from a list of available options." table:display="true" table:show-details="true"/>
                <table:data-pilot-member table:name="  * user can select the new bitstream's bundle (which is unchangable " table:display="true" table:show-details="true"/>
                <table:data-pilot-member table:name="  * user to select files from there local system to be uploaded to the server." table:display="true" table:show-details="true"/>
                <table:data-pilot-member table:name="  * user to select one value among many. If the user selects one value then all" table:display="true" table:show-details="true"/>
                <table:data-pilot-member table:name="  * Users can select a book and, from this activity, select a friend to &quot;loan&quot; the book to." table:display="true" table:show-details="true"/>
                <table:data-pilot-member table:name="  *allows the user to select an event and either edit or delete that event" table:display="true" table:show-details="true"/>
                <table:data-pilot-member table:name=" //    ResultSet rs = stat.executeQuery(&quot;select * from people;&quot;);" table:display="true" table:show-details="true"/>
                <table:data-pilot-member table:name="select * from users where username='" table:display="true" table:show-details="true"/>
                <table:data-pilot-member table:name="select topic.id, topic.name, user.fullname postedBy, root.dte postedOn, &quot; +&#10;Cream§ Users.java§         JcrQueryResult result = Recipe.findBy(&quot;author = %s order by [jcr:created] desc&quot;, user.uuid);&#10;CalicoClient§ Calico.java§ &#9;&#9;&#9;&#9;else if (args[i].compareTo(&quot;-defaultusername&quot;) == 0)&#10;CalicoClient§ BubbleMenu.java§ &#9;&#9;&#9;if (buttonClassname.compareTo(&quot;calico.plugins.userlist.UserImageCreate&quot;) == 0)&#10;Conference§ DirectAction.java§ &#9;&#9;&#9;&#9;if (attendee.userPassword() != null &amp;&amp; attendee.userPassword().compareTo(userPassword) == 0) {&#10;CosasDeBugDeveloper§ BuscarPersona.java§ &#9;&#9;&#9;&#9;&#9;String query = &quot;select id, nombre||' '||apaterno||' '||amaterno, email from persona where upper(&quot;+parametro+&quot;) like upper('%&quot;+textoABuscar+&quot;%')&quot;;&#10;CosasDeBugDeveloper§ ModificarPersona.java§ &#9;&#9;String query = &quot;select nombre,apaterno,amaterno,email,sexo,date(fechaNacimiento)  from persona where id = &quot;+idDeLaPersona;&#10;ClientesApp§ ClientesApp.java§         //TypedQuery&lt;Cliente&gt; q=ClientesApp.getClienteC().getEntityManager().createQuery(&quot;select e from Cliente as e where e.apellido='gel'&quot;,Cliente.class);&#10;CXTestFramework§ D3CampaignSegmentationTest.java§ &#9;&#9;&#9;&#9;&#9;@Step(when = { &quot;select months by clicking on up and down arrow&quot; }, then = &quot;Users should be able to select months from months list box.&quot;),&#10;Common-Sense-Net-2§ ActionDataFactory.java§ &#9;&#9;&#9;// if user does not have a plot, select ground nut (id = 1)&#10;Common-Sense-Net-2§ ActionDataFactory.java§ &#9;&#9;&#9;// if user doesn't have a plot, select TMV2 (id = 4)&#10;Cm9-patch-Galaxy§ ContactsContract.java§          * Starts an Activity that lets the user select the multiple phones from a&#10;ChenSun§ ResultSetRegressionTest.java§ &#9;&#9;&#9;&#9;.executeQuery(&quot;select firstName as 'first person' from bug49516&quot;);&#10;ChenSun§ ResultSetRegressionTest.java§ &#9;&#9;&#9;&#9;.executeQuery(&quot;select firstName as 'first person' from bug49516&quot;);&#10;ChenSun§ StatementRegressionTest.java§ &#9;&#9;&#9;&#9;&#9;.clientPrepareStatement(&quot;select {d '1997-05-24'} FROM testBug15141&quot;);&#10;ChenSun§ StatementRegressionTest.java§ &#9;&#9;&#9;String select_sql = &quot;select user0_.userName as userName0_0_, user0_.ivalue as ivalue0_0_, user0_.CNAME as CNAME0_0_, user0_.bvalue as bvalue0_0_, user0_.svalue as svalue0_0_, user0_.ACTIVE as ACTIVE0_0_ from X_TEST user0_ where user0_.userName like ?&quot;;&#10;ChenSun§ DatabaseAdmin.java§ &#9;&#9;&#9;if (username1.compareTo(username2) &lt; 0) {&#10;ChenSun§ DatabaseAdmin.java§ &#9;&#9;&#9;if (username1.compareTo(username2) &gt; 0) {&#10;ChenSun§ DatabaseAdmin.java§ &#9;&#9;&#9;if (username1.compareTo(username2) &lt; 0) {&#10;ChenSun§ DatabaseAdmin.java§ &#9;&#9;&#9;if (username1.compareTo(username2) &gt; 0) {&#10;ChenSun§ ResultSetRegressionTest.java§ &#9;&#9;&#9;&#9;.executeQuery(&quot;select firstName as 'first person' from bug49516&quot;);&#10;ChenSun§ ResultSetRegressionTest.java§ &#9;&#9;&#9;&#9;.executeQuery(&quot;select firstName as 'first person' from bug49516&quot;);&#10;ChenSun§ StatementRegressionTest.java§ &#9;&#9;&#9;&#9;&#9;.clientPrepareStatement(&quot;select {d '1997-05-24'} FROM testBug15141&quot;);&#10;ChenSun§ StatementRegressionTest.java§ &#9;&#9;&#9;String select_sql = &quot;select user0_.userName as userName0_0_, user0_.ivalue as ivalue0_0_, user0_.CNAME as CNAME0_0_, user0_.bvalue as bvalue0_0_, user0_.svalue as svalue0_0_, user0_.ACTIVE as ACTIVE0_0_ from X_TEST user0_ where user0_.userName like ?&quot;;&#10;ChenSun§ ServerInputProcessor.java§ &#9;&#9;&#9;&#9;if (username.compareTo(acappellaResult.getString(&quot;username&quot;)) &lt; 0) {&#10;ChenSun§ ServerInputProcessor.java§ &#9;&#9;&#9;&#9;} else if (username.compareTo(acappellaResult.getString(&quot;username&quot;)) &gt; 0) {&#10;ChenSun§ ServerInputProcessor.java§ &#9;&#9;&#9;if (user.compareTo(approvedUsers[i]) &lt; 0) {&#10;ChenSun§ ServerInputProcessor.java§ &#9;&#9;&#9;&#9;if (username.compareTo(acappellaResult.getString(&quot;username&quot;)) &lt; 0) {&#10;ChenSun§ ServerInputProcessor.java§ &#9;&#9;&#9;&#9;} else if (username.compareTo(acappellaResult&#10;ChenSun§ ServerInputProcessor.java§ &#9;&#9;&#9;if (user.compareTo(approvedUsers[i]) &lt; 0) {&#10;CMM-data-grabber§ Eccles.java§                         &quot;order by f.loginTime desc&quot;, &#10;CMM-data-grabber§ UserDetailsManager.java§                     &quot;select u.userName from UserDetails u&quot;, String.class);&#10;CMM-data-grabber§ FacilityStatusManager.java§                     &quot;order by s.loginTime desc&quot;, FacilitySession.class);&#10;CMM-data-grabber§ FacilityStatusManager.java§                     &quot;order by s.loginTime desc&quot;, FacilitySession.class);&#10;CMM-data-grabber§ FacilityStatusManager.java§                         &quot;order by s.loginTime asc&quot;, FacilitySession.class);&#10;CMM-data-grabber§ FacilityStatusManager.java§                 &quot;order by s.loginTime desc&quot;, FacilitySession.class);&#10;CS225FinalProject§ DataIO.java§ &#9;&#9;&#9;// can allow user to select file if file not found?&#10;CS225FinalProject§ DataIO.java§ &#9;&#9;&#9;// can allow user to select file if file not found?&#10;CS225FinalProject§ DataIO.java§ &#9;&#9;&#9;// can allow user to select file if file not found?&#10;ClaimBlame§ BlameAction.java§         Collections.sort(allUsers);&#10;ClaimBlame§ CulpritAssignment.java§ &#9;&#9;Collections.sort(allUsers);&#10;Cream_1§ CustomerForm.java§             emplocrit.addAscendingOrderByColumn(EmployeeNoCategoryPeer.EMPLOYEE_NO_CAT_NAME);&#10;Cream_1§ TaskForm.java§             usrcrit.addAscendingOrderByColumn(CreamUserPeer.LOGIN_NAME);&#10;Cream_1§ BaseIndustry.java§      * The criteria used to select the current contents of collCustomers&#10;Cream_1§ BaseLeadSource.java§      * The criteria used to select the current contents of collCustomers&#10;Cream_1§ BaseCustomerCategory.java§      * The criteria used to select the current contents of collCustomers&#10;Cream_1§ BaseLanguage.java§      * The criteria used to select the current contents of collCustomers&#10;Cream_1§ BaseEmployeeNoCategory.java§      * The criteria used to select the current contents of collCustomers&#10;Cream_1§ BaseTurbineRole.java§      * The criteria used to select the current contents of collTurbineUserGroupRoles&#10;Cream_1§ BaseRegion.java§      * The criteria used to select the current contents of collCustomersRelatedByRegionId&#10;Cream_1§ BaseRegion.java§      * The criteria used to select the current contents of collCustomersRelatedByShiptoRegionId&#10;Cream_1§ BaseCountry.java§      * The criteria used to select the current contents of collCustomersRelatedByCountryId&#10;Cream_1§ BaseCountry.java§      * The criteria used to select the current contents of collCustomersRelatedByShiptoCountryId&#10;Cream_1§ BaseTurbineUser.java§      * The criteria used to select the current contents of collTurbineUserGroupRoles&#10;Cream_1§ BaseTurbineGroup.java§      * The criteria used to select the current contents of collTurbineUserGroupRoles&#10;Cream_1§ BaseEducationCategory.java§      * The criteria used to select the current contents of collCustomers&#10;Cream_1§ BaseAgeCategory.java§      * The criteria used to select the current contents of collCustomers&#10;Cream_1§ BaseRevenueCategory.java§      * The criteria used to select the current contents of collCustomers&#10;Cream_1§ BaseHouseholdCategory.java§      * The criteria used to select the current contents of collCustomers&#10;CMSC424-WebProject§ Admin.java§ &#9;&#9;&#9;&#9;&#9;&#9;&#9;&#9;String name_query = &quot;select first_name, last_name from customers where email = '&quot;+email+&quot;'&quot;;&#10;CMSC424-WebProject§ Admin.java§ &#9;&#9;&#9;&#9;&#9;String availableDrivers = &quot;select deliv_id from deliverypersons where curr_loc = 'store'&quot;;&#10;CMSC424-WebProject§ AdminQuery.java§ &#9;&#9;&#9;String customerquery = &quot;select c.email, c.address from customers c, transactions t &quot;+&#10;CMSC424-WebProject§ DriverLogin.java§ &#9;&#9;&#9;String driverQuery = &quot;select password from deliverypersons where deliv_id = &quot;+id;&#10;CMSC424-WebProject§ Driver.java§ &#9;&#9;&#9;&#9;&#9;&#9;String getCustTotal = &quot;select total_spent from customers where email = '&quot;+email+&quot;'&quot;;&#10;COSsettings§ LockscreenStyleActivity.java§             //Launches intent for user to select an image/crop it to set as background&#10;Cura§ AccountsListActivity.java§ &#9;&#9;// select all users.&#10;Cura§ AccountsListActivity.java§ &#9;&#9;Cursor c = db.rawQuery(&quot;select * from user&quot;, null);&#10;Cura§ AccountsListActivity.java§ &#9;&#9;&#9;if (userValue.compareTo(username) == 0&#10;Cura§ LoginScreenActivity.java§  * application. Here is where we offer the user the ability to select a server account from the ones that they've added, add new ones or&#10;Cura§ LoginScreenActivity.java§ &#9;&#9;// select all users.&#10;Cura§ LoginScreenActivity.java§ &#9;&#9;Cursor c = db.rawQuery(&quot;select * from user&quot;, null);&#10;Cura§ LoginScreenActivity.java§ &#9;&#9;&#9;if (userValue.compareTo(username) == 0&#10;Cura§ TerminalActivity.java§ &#9;&#9;if (userTemp.getUsername().compareTo(&quot;root&quot;) == 0) {&#10;Cura§ TerminalActivity.java§ &#9;&#9;&#9;if (userTemp.getUsername().compareTo(&quot;root&quot;) == 0) {&#10;Cura§ LogsDialog.java§  * Description: This Activity is for the dialog creation that happens when a user chooses to select a certain chunk of data&#10;Cura§ regexValidator.java§ &#9;&#9;if (username.compareTo(&quot;) == 0&#10;CraftIRC3§ IRCChannelPoint.java§         Collections.sort(users, new NicknameComparator(this.bot));&#10;CraftIRC3§ MinecraftPoint.java§         Collections.sort(users);&#10;Core_1§ KeyedHandler.java§  * Map found = (Map) queryRunner.query(&quot;select id, name, age from person&quot;, h);&#10;DimSim§ SettingsDialog.java§ &#9;&#9;&#9;&#9;if(rosterModel.getCurrentUser().getNetProfile().compareTo(networkProfile) != 0)&#10;DimSim§ SettingsDialog.java§ &#9;&#9;&#9;&#9;//if(rosterModel.getCurrentUser().getImgQuality().compareTo(imageQuality) != 0)&#10;DimSim§ DimDimSession.java§ //&#9;&#9;&#9;return this.creationDate.compareTo(((UserSession)obj).getCreationDate());&#10;DimSim§ ConferenceUser.java§ &#9;&#9;&#9;return&#9;this.email.compareTo(((ConferenceUser)obj).getEmail());&#10;DimSim§ ParticipantClientEventsManager.java§ &#9;&#9;&#9;return&#9;id.compareTo(((ParticipantClientEventsManager)o).getId());&#10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links_com_ordenacoes_v5_2'.A1:'Tabela dinâmica_links_com_ordenacoes_v5_2'.B61" table:buttons="'Tabela dinâmica_links_com_ordenacoes_v5_2'.A1" table:show-filter-button="false" table:drill-down-on-double-click="false">
          <table:source-cell-range table:cell-range-address="links_com_ordenacoes_v5.A1:links_com_ordenacoes_v5.C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360" table:display="true" table:show-details="true"/>
                <table:data-pilot-member table:name="101repo" table:display="true" table:show-details="true"/>
                <table:data-pilot-member table:name="2way-sql-parser" table:display="true" table:show-details="true"/>
                <table:data-pilot-member table:name="360-Engine-for-Android" table:display="true" table:show-details="true"/>
                <table:data-pilot-member table:name="64pixels" table:display="true" table:show-details="true"/>
                <table:data-pilot-member table:name="ACLS-protocol-library" table:display="true" table:show-details="true"/>
                <table:data-pilot-member table:name="ActionBarSherlock" table:display="true" table:show-details="true"/>
                <table:data-pilot-member table:name="AgendaNortev" table:display="true" table:show-details="true"/>
                <table:data-pilot-member table:name="Agot-Java" table:display="true" table:show-details="true"/>
                <table:data-pilot-member table:name="Aion-Energy-Life-" table:display="true" table:show-details="true"/>
                <table:data-pilot-member table:name="Aion-Extreme" table:display="true" table:show-details="true"/>
                <table:data-pilot-member table:name="Aion-unique" table:display="true" table:show-details="true"/>
                <table:data-pilot-member table:name="AlarmApp-Android" table:display="true" table:show-details="true"/>
                <table:data-pilot-member table:name="AlarmClock" table:display="true" table:show-details="true"/>
                <table:data-pilot-member table:name="AllBinary-Platform" table:display="true" table:show-details="true"/>
                <table:data-pilot-member table:name="AmDroid" table:display="true" table:show-details="true"/>
                <table:data-pilot-member table:name="Android-File-Manager" table:display="true" table:show-details="true"/>
                <table:data-pilot-member table:name="AndroidLab" table:display="true" table:show-details="true"/>
                <table:data-pilot-member table:name="AndroidLabs" table:display="true" table:show-details="true"/>
                <table:data-pilot-member table:name="AndroidSQLLiteOrm" table:display="true" table:show-details="true"/>
                <table:data-pilot-member table:name="Anki-Android-Test" table:display="true" table:show-details="true"/>
                <table:data-pilot-member table:name="AntiChess" table:display="true" table:show-details="true"/>
                <table:data-pilot-member table:name="AnyMemo" table:display="true" table:show-details="true"/>
                <table:data-pilot-member table:name="AOKP-I777" table:display="true" table:show-details="true"/>
                <table:data-pilot-member table:name="AP2DX" table:display="true" table:show-details="true"/>
                <table:data-pilot-member table:name="Appirater-for-Android" table:display="true" table:show-details="true"/>
                <table:data-pilot-member table:name="Archimedes" table:display="true" table:show-details="true"/>
                <table:data-pilot-member table:name="Arduino" table:display="true" table:show-details="true"/>
                <table:data-pilot-member table:name="Artemis" table:display="true" table:show-details="true"/>
                <table:data-pilot-member table:name="Assignment-6-Project" table:display="true" table:show-details="true"/>
                <table:data-pilot-member table:name="ATReference" table:display="true" table:show-details="true"/>
                <table:data-pilot-member table:name="AU-AD" table:display="true" table:show-details="true"/>
                <table:data-pilot-member table:name="AussieWeatherRadar" table:display="true" table:show-details="true"/>
                <table:data-pilot-member table:name="AusyPlay" table:display="true" table:show-details="true"/>
                <table:data-pilot-member table:name="BasicSearchEngine" table:display="true" table:show-details="true"/>
                <table:data-pilot-member table:name="Bianca" table:display="true" table:show-details="true"/>
                <table:data-pilot-member table:name="BioInvIndex" table:display="true" table:show-details="true"/>
                <table:data-pilot-member table:name="BitMate" table:display="true" table:show-details="true"/>
                <table:data-pilot-member table:name="BitNomen" table:display="true" table:show-details="true"/>
                <table:data-pilot-member table:name="BoofCV" table:display="true" table:show-details="true"/>
                <table:data-pilot-member table:name="Book-Catalogue" table:display="true" table:show-details="true"/>
                <table:data-pilot-member table:name="BroadleafCommerce" table:display="true" table:show-details="true"/>
                <table:data-pilot-member table:name="CalicoServer" table:display="true" table:show-details="true"/>
                <table:data-pilot-member table:name="Carolina-Digital-Repository" table:display="true" table:show-details="true"/>
                <table:data-pilot-member table:name="Caronas" table:display="true" table:show-details="true"/>
                <table:data-pilot-member table:name="CIDE" table:display="true" table:show-details="true"/>
                <table:data-pilot-member table:name="Clotho-Core" table:display="true" table:show-details="true"/>
                <table:data-pilot-member table:name="ClubManagement" table:display="true" table:show-details="true"/>
                <table:data-pilot-member table:name="CMPT371Group02" table:display="true" table:show-details="true"/>
                <table:data-pilot-member table:name="CommitCoin" table:display="true" table:show-details="true"/>
                <table:data-pilot-member table:name="CommunityCase" table:display="true" table:show-details="true"/>
                <table:data-pilot-member table:name="Conf4you" table:display="true" table:show-details="true"/>
                <table:data-pilot-member table:name="Cooking-to-Goal" table:display="true" table:show-details="true"/>
                <table:data-pilot-member table:name="Corisco" table:display="true" table:show-details="true"/>
                <table:data-pilot-member table:name="Course-Master" table:display="true" table:show-details="true"/>
                <table:data-pilot-member table:name="CQ2-Sim" table:display="true" table:show-details="true"/>
                <table:data-pilot-member table:name="Crazy" table:display="true" table:show-details="true"/>
                <table:data-pilot-member table:name="Crush-Metal-Management" table:display="true" table:show-details="true"/>
                <table:data-pilot-member table:name="CT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jeto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4:34:09.365191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20:03:37.037527327</dc:date>
    <meta:editing-duration>PT4H7M3S</meta:editing-duration>
    <meta:editing-cycles>2</meta:editing-cycles>
    <meta:generator>LibreOffice/6.0.7.3$Linux_X86_64 LibreOffice_project/00m0$Build-3</meta:generator>
    <meta:document-statistic meta:table-count="4" meta:cell-count="2664" meta:object-count="0"/>
  </office:meta>
</office:document-meta>
</file>